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5 data_out_training.E1:data_out_training.E1 data_out_training.E2:data_out_training.E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81383" calcext:value-type="float">
            <text:p>0,381383</text:p>
          </table:table-cell>
          <table:table-cell table:formula="of:=([.B2]*[.$B$297])-([.B2]*[.$B$296])+[.$B$296]" office:value-type="float" office:value="2.2969219" calcext:value-type="float">
            <text:p>2,2969219</text:p>
          </table:table-cell>
          <table:table-cell table:formula="of:=([.C2]*[.$B$297])-([.C2]*[.$B$296])+[.$B$296]" office:value-type="float" office:value="2.0450533" calcext:value-type="float">
            <text:p>2,0450533</text:p>
          </table:table-cell>
          <table:table-cell table:formula="of:=([.D2]-[.E2])^2" office:value-type="float" office:value="0.0634377916659602" calcext:value-type="float">
            <text:p>0,06343779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84081" calcext:value-type="float">
            <text:p>0,384081</text:p>
          </table:table-cell>
          <table:table-cell table:formula="of:=([.B3]*[.$B$297])-([.B3]*[.$B$296])+[.$B$296]" office:value-type="float" office:value="2.7284635" calcext:value-type="float">
            <text:p>2,7284635</text:p>
          </table:table-cell>
          <table:table-cell table:formula="of:=([.C3]*[.$B$297])-([.C3]*[.$B$296])+[.$B$296]" office:value-type="float" office:value="2.0588131" calcext:value-type="float">
            <text:p>2,0588131</text:p>
          </table:table-cell>
          <table:table-cell table:formula="of:=([.D3]-[.E3])^2" office:value-type="float" office:value="0.44843165822016" calcext:value-type="float">
            <text:p>0,44843165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10787" calcext:value-type="float">
            <text:p>0,410787</text:p>
          </table:table-cell>
          <table:table-cell table:formula="of:=([.B4]*[.$B$297])-([.B4]*[.$B$296])+[.$B$296]" office:value-type="float" office:value="3.2384635" calcext:value-type="float">
            <text:p>3,2384635</text:p>
          </table:table-cell>
          <table:table-cell table:formula="of:=([.C4]*[.$B$297])-([.C4]*[.$B$296])+[.$B$296]" office:value-type="float" office:value="2.1950137" calcext:value-type="float">
            <text:p>2,1950137</text:p>
          </table:table-cell>
          <table:table-cell table:formula="of:=([.D4]-[.E4])^2" office:value-type="float" office:value="1.08878748512004" calcext:value-type="float">
            <text:p>1,0887874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9666" calcext:value-type="float">
            <text:p>0,39666</text:p>
          </table:table-cell>
          <table:table-cell table:formula="of:=([.B5]*[.$B$297])-([.B5]*[.$B$296])+[.$B$296]" office:value-type="float" office:value="3.8661562" calcext:value-type="float">
            <text:p>3,8661562</text:p>
          </table:table-cell>
          <table:table-cell table:formula="of:=([.C5]*[.$B$297])-([.C5]*[.$B$296])+[.$B$296]" office:value-type="float" office:value="2.122966" calcext:value-type="float">
            <text:p>2,122966</text:p>
          </table:table-cell>
          <table:table-cell table:formula="of:=([.D5]-[.E5])^2" office:value-type="float" office:value="3.03871207337604" calcext:value-type="float">
            <text:p>3,03871207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336332" calcext:value-type="float">
            <text:p>0,336332</text:p>
          </table:table-cell>
          <table:table-cell table:formula="of:=([.B6]*[.$B$297])-([.B6]*[.$B$296])+[.$B$296]" office:value-type="float" office:value="4.18" calcext:value-type="float">
            <text:p>4,18</text:p>
          </table:table-cell>
          <table:table-cell table:formula="of:=([.C6]*[.$B$297])-([.C6]*[.$B$296])+[.$B$296]" office:value-type="float" office:value="1.8152932" calcext:value-type="float">
            <text:p>1,8152932</text:p>
          </table:table-cell>
          <table:table-cell table:formula="of:=([.D6]-[.E6])^2" office:value-type="float" office:value="5.59183824996624" calcext:value-type="float">
            <text:p>5,591838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283218" calcext:value-type="float">
            <text:p>0,283218</text:p>
          </table:table-cell>
          <table:table-cell table:formula="of:=([.B7]*[.$B$297])-([.B7]*[.$B$296])+[.$B$296]" office:value-type="float" office:value="4.1407708" calcext:value-type="float">
            <text:p>4,1407708</text:p>
          </table:table-cell>
          <table:table-cell table:formula="of:=([.C7]*[.$B$297])-([.C7]*[.$B$296])+[.$B$296]" office:value-type="float" office:value="1.5444118" calcext:value-type="float">
            <text:p>1,5444118</text:p>
          </table:table-cell>
          <table:table-cell table:formula="of:=([.D7]-[.E7])^2" office:value-type="float" office:value="6.741080056881" calcext:value-type="float">
            <text:p>6,7410800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27996" calcext:value-type="float">
            <text:p>0,27996</text:p>
          </table:table-cell>
          <table:table-cell table:formula="of:=([.B8]*[.$B$297])-([.B8]*[.$B$296])+[.$B$296]" office:value-type="float" office:value="4.2584635" calcext:value-type="float">
            <text:p>4,2584635</text:p>
          </table:table-cell>
          <table:table-cell table:formula="of:=([.C8]*[.$B$297])-([.C8]*[.$B$296])+[.$B$296]" office:value-type="float" office:value="1.527796" calcext:value-type="float">
            <text:p>1,527796</text:p>
          </table:table-cell>
          <table:table-cell table:formula="of:=([.D8]-[.E8])^2" office:value-type="float" office:value="7.45654499555625" calcext:value-type="float">
            <text:p>7,45654499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293473" calcext:value-type="float">
            <text:p>0,293473</text:p>
          </table:table-cell>
          <table:table-cell table:formula="of:=([.B9]*[.$B$297])-([.B9]*[.$B$296])+[.$B$296]" office:value-type="float" office:value="4.2192292" calcext:value-type="float">
            <text:p>4,2192292</text:p>
          </table:table-cell>
          <table:table-cell table:formula="of:=([.C9]*[.$B$297])-([.C9]*[.$B$296])+[.$B$296]" office:value-type="float" office:value="1.5967123" calcext:value-type="float">
            <text:p>1,5967123</text:p>
          </table:table-cell>
          <table:table-cell table:formula="of:=([.D9]-[.E9])^2" office:value-type="float" office:value="6.87759489078561" calcext:value-type="float">
            <text:p>6,8775948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265807" calcext:value-type="float">
            <text:p>0,265807</text:p>
          </table:table-cell>
          <table:table-cell table:formula="of:=([.B10]*[.$B$297])-([.B10]*[.$B$296])+[.$B$296]" office:value-type="float" office:value="4.4546146" calcext:value-type="float">
            <text:p>4,4546146</text:p>
          </table:table-cell>
          <table:table-cell table:formula="of:=([.C10]*[.$B$297])-([.C10]*[.$B$296])+[.$B$296]" office:value-type="float" office:value="1.4556157" calcext:value-type="float">
            <text:p>1,4556157</text:p>
          </table:table-cell>
          <table:table-cell table:formula="of:=([.D10]-[.E10])^2" office:value-type="float" office:value="8.9939944022012" calcext:value-type="float">
            <text:p>8,99399440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253267" calcext:value-type="float">
            <text:p>0,253267</text:p>
          </table:table-cell>
          <table:table-cell table:formula="of:=([.B11]*[.$B$297])-([.B11]*[.$B$296])+[.$B$296]" office:value-type="float" office:value="3.5915365" calcext:value-type="float">
            <text:p>3,5915365</text:p>
          </table:table-cell>
          <table:table-cell table:formula="of:=([.C11]*[.$B$297])-([.C11]*[.$B$296])+[.$B$296]" office:value-type="float" office:value="1.3916617" calcext:value-type="float">
            <text:p>1,3916617</text:p>
          </table:table-cell>
          <table:table-cell table:formula="of:=([.D11]-[.E11])^2" office:value-type="float" office:value="4.83944913567504" calcext:value-type="float">
            <text:p>4,83944913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232011" calcext:value-type="float">
            <text:p>0,232011</text:p>
          </table:table-cell>
          <table:table-cell table:formula="of:=([.B12]*[.$B$297])-([.B12]*[.$B$296])+[.$B$296]" office:value-type="float" office:value="3.3169219" calcext:value-type="float">
            <text:p>3,3169219</text:p>
          </table:table-cell>
          <table:table-cell table:formula="of:=([.C12]*[.$B$297])-([.C12]*[.$B$296])+[.$B$296]" office:value-type="float" office:value="1.2832561" calcext:value-type="float">
            <text:p>1,2832561</text:p>
          </table:table-cell>
          <table:table-cell table:formula="of:=([.D12]-[.E12])^2" office:value-type="float" office:value="4.13579658608964" calcext:value-type="float">
            <text:p>4,1357965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181827" calcext:value-type="float">
            <text:p>0,181827</text:p>
          </table:table-cell>
          <table:table-cell table:formula="of:=([.B13]*[.$B$297])-([.B13]*[.$B$296])+[.$B$296]" office:value-type="float" office:value="2.8853854" calcext:value-type="float">
            <text:p>2,8853854</text:p>
          </table:table-cell>
          <table:table-cell table:formula="of:=([.C13]*[.$B$297])-([.C13]*[.$B$296])+[.$B$296]" office:value-type="float" office:value="1.0273177" calcext:value-type="float">
            <text:p>1,0273177</text:p>
          </table:table-cell>
          <table:table-cell table:formula="of:=([.D13]-[.E13])^2" office:value-type="float" office:value="3.45241557778329" calcext:value-type="float">
            <text:p>3,4524155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213362" calcext:value-type="float">
            <text:p>0,213362</text:p>
          </table:table-cell>
          <table:table-cell table:formula="of:=([.B14]*[.$B$297])-([.B14]*[.$B$296])+[.$B$296]" office:value-type="float" office:value="2.5715365" calcext:value-type="float">
            <text:p>2,5715365</text:p>
          </table:table-cell>
          <table:table-cell table:formula="of:=([.C14]*[.$B$297])-([.C14]*[.$B$296])+[.$B$296]" office:value-type="float" office:value="1.1881462" calcext:value-type="float">
            <text:p>1,1881462</text:p>
          </table:table-cell>
          <table:table-cell table:formula="of:=([.D14]-[.E14])^2" office:value-type="float" office:value="1.91376872213409" calcext:value-type="float">
            <text:p>1,91376872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198939" calcext:value-type="float">
            <text:p>0,198939</text:p>
          </table:table-cell>
          <table:table-cell table:formula="of:=([.B15]*[.$B$297])-([.B15]*[.$B$296])+[.$B$296]" office:value-type="float" office:value="2.5715365" calcext:value-type="float">
            <text:p>2,5715365</text:p>
          </table:table-cell>
          <table:table-cell table:formula="of:=([.C15]*[.$B$297])-([.C15]*[.$B$296])+[.$B$296]" office:value-type="float" office:value="1.1145889" calcext:value-type="float">
            <text:p>1,1145889</text:p>
          </table:table-cell>
          <table:table-cell table:formula="of:=([.D15]-[.E15])^2" office:value-type="float" office:value="2.12269630914576" calcext:value-type="float">
            <text:p>2,1226963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296039" calcext:value-type="float">
            <text:p>0,296039</text:p>
          </table:table-cell>
          <table:table-cell table:formula="of:=([.B16]*[.$B$297])-([.B16]*[.$B$296])+[.$B$296]" office:value-type="float" office:value="2.65" calcext:value-type="float">
            <text:p>2,65</text:p>
          </table:table-cell>
          <table:table-cell table:formula="of:=([.C16]*[.$B$297])-([.C16]*[.$B$296])+[.$B$296]" office:value-type="float" office:value="1.6097989" calcext:value-type="float">
            <text:p>1,6097989</text:p>
          </table:table-cell>
          <table:table-cell table:formula="of:=([.D16]-[.E16])^2" office:value-type="float" office:value="1.08201832844121" calcext:value-type="float">
            <text:p>1,0820183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54468" calcext:value-type="float">
            <text:p>0,354468</text:p>
          </table:table-cell>
          <table:table-cell table:formula="of:=([.B17]*[.$B$297])-([.B17]*[.$B$296])+[.$B$296]" office:value-type="float" office:value="2.3753854" calcext:value-type="float">
            <text:p>2,3753854</text:p>
          </table:table-cell>
          <table:table-cell table:formula="of:=([.C17]*[.$B$297])-([.C17]*[.$B$296])+[.$B$296]" office:value-type="float" office:value="1.9077868" calcext:value-type="float">
            <text:p>1,9077868</text:p>
          </table:table-cell>
          <table:table-cell table:formula="of:=([.D17]-[.E17])^2" office:value-type="float" office:value="0.21864845072196" calcext:value-type="float">
            <text:p>0,2186484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57152" calcext:value-type="float">
            <text:p>0,357152</text:p>
          </table:table-cell>
          <table:table-cell table:formula="of:=([.B18]*[.$B$297])-([.B18]*[.$B$296])+[.$B$296]" office:value-type="float" office:value="2.1007708" calcext:value-type="float">
            <text:p>2,1007708</text:p>
          </table:table-cell>
          <table:table-cell table:formula="of:=([.C18]*[.$B$297])-([.C18]*[.$B$296])+[.$B$296]" office:value-type="float" office:value="1.9214752" calcext:value-type="float">
            <text:p>1,9214752</text:p>
          </table:table-cell>
          <table:table-cell table:formula="of:=([.D18]-[.E18])^2" office:value-type="float" office:value="0.0321469121793601" calcext:value-type="float">
            <text:p>0,0321469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21163" calcext:value-type="float">
            <text:p>0,321163</text:p>
          </table:table-cell>
          <table:table-cell table:formula="of:=([.B19]*[.$B$297])-([.B19]*[.$B$296])+[.$B$296]" office:value-type="float" office:value="2.4146146" calcext:value-type="float">
            <text:p>2,4146146</text:p>
          </table:table-cell>
          <table:table-cell table:formula="of:=([.C19]*[.$B$297])-([.C19]*[.$B$296])+[.$B$296]" office:value-type="float" office:value="1.7379313" calcext:value-type="float">
            <text:p>1,7379313</text:p>
          </table:table-cell>
          <table:table-cell table:formula="of:=([.D19]-[.E19])^2" office:value-type="float" office:value="0.457900288498889" calcext:value-type="float">
            <text:p>0,45790028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71984" calcext:value-type="float">
            <text:p>0,371984</text:p>
          </table:table-cell>
          <table:table-cell table:formula="of:=([.B20]*[.$B$297])-([.B20]*[.$B$296])+[.$B$296]" office:value-type="float" office:value="1.7084635" calcext:value-type="float">
            <text:p>1,7084635</text:p>
          </table:table-cell>
          <table:table-cell table:formula="of:=([.C20]*[.$B$297])-([.C20]*[.$B$296])+[.$B$296]" office:value-type="float" office:value="1.9971184" calcext:value-type="float">
            <text:p>1,9971184</text:p>
          </table:table-cell>
          <table:table-cell table:formula="of:=([.D20]-[.E20])^2" office:value-type="float" office:value="0.0833216512940099" calcext:value-type="float">
            <text:p>0,08332165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07947" calcext:value-type="float">
            <text:p>0,307947</text:p>
          </table:table-cell>
          <table:table-cell table:formula="of:=([.B21]*[.$B$297])-([.B21]*[.$B$296])+[.$B$296]" office:value-type="float" office:value="1.63" calcext:value-type="float">
            <text:p>1,63</text:p>
          </table:table-cell>
          <table:table-cell table:formula="of:=([.C21]*[.$B$297])-([.C21]*[.$B$296])+[.$B$296]" office:value-type="float" office:value="1.6705297" calcext:value-type="float">
            <text:p>1,6705297</text:p>
          </table:table-cell>
          <table:table-cell table:formula="of:=([.D21]-[.E21])^2" office:value-type="float" office:value="0.00164265658208998" calcext:value-type="float">
            <text:p>0,0016426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289651" calcext:value-type="float">
            <text:p>0,289651</text:p>
          </table:table-cell>
          <table:table-cell table:formula="of:=([.B22]*[.$B$297])-([.B22]*[.$B$296])+[.$B$296]" office:value-type="float" office:value="1.0415365" calcext:value-type="float">
            <text:p>1,0415365</text:p>
          </table:table-cell>
          <table:table-cell table:formula="of:=([.C22]*[.$B$297])-([.C22]*[.$B$296])+[.$B$296]" office:value-type="float" office:value="1.5772201" calcext:value-type="float">
            <text:p>1,5772201</text:p>
          </table:table-cell>
          <table:table-cell table:formula="of:=([.D22]-[.E22])^2" office:value-type="float" office:value="0.28695691930896" calcext:value-type="float">
            <text:p>0,28695691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24762" calcext:value-type="float">
            <text:p>0,24762</text:p>
          </table:table-cell>
          <table:table-cell table:formula="of:=([.B23]*[.$B$297])-([.B23]*[.$B$296])+[.$B$296]" office:value-type="float" office:value="1.1592292" calcext:value-type="float">
            <text:p>1,1592292</text:p>
          </table:table-cell>
          <table:table-cell table:formula="of:=([.C23]*[.$B$297])-([.C23]*[.$B$296])+[.$B$296]" office:value-type="float" office:value="1.362862" calcext:value-type="float">
            <text:p>1,362862</text:p>
          </table:table-cell>
          <table:table-cell table:formula="of:=([.D23]-[.E23])^2" office:value-type="float" office:value="0.04146631723584" calcext:value-type="float">
            <text:p>0,0414663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232811" calcext:value-type="float">
            <text:p>0,232811</text:p>
          </table:table-cell>
          <table:table-cell table:formula="of:=([.B24]*[.$B$297])-([.B24]*[.$B$296])+[.$B$296]" office:value-type="float" office:value="1.3553854" calcext:value-type="float">
            <text:p>1,3553854</text:p>
          </table:table-cell>
          <table:table-cell table:formula="of:=([.C24]*[.$B$297])-([.C24]*[.$B$296])+[.$B$296]" office:value-type="float" office:value="1.2873361" calcext:value-type="float">
            <text:p>1,2873361</text:p>
          </table:table-cell>
          <table:table-cell table:formula="of:=([.D24]-[.E24])^2" office:value-type="float" office:value="0.00463070723049" calcext:value-type="float">
            <text:p>0,00463070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263179" calcext:value-type="float">
            <text:p>0,263179</text:p>
          </table:table-cell>
          <table:table-cell table:formula="of:=([.B25]*[.$B$297])-([.B25]*[.$B$296])+[.$B$296]" office:value-type="float" office:value="1.3161562" calcext:value-type="float">
            <text:p>1,3161562</text:p>
          </table:table-cell>
          <table:table-cell table:formula="of:=([.C25]*[.$B$297])-([.C25]*[.$B$296])+[.$B$296]" office:value-type="float" office:value="1.4422129" calcext:value-type="float">
            <text:p>1,4422129</text:p>
          </table:table-cell>
          <table:table-cell table:formula="of:=([.D25]-[.E25])^2" office:value-type="float" office:value="0.01589029161489" calcext:value-type="float">
            <text:p>0,01589029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264715" calcext:value-type="float">
            <text:p>0,264715</text:p>
          </table:table-cell>
          <table:table-cell table:formula="of:=([.B26]*[.$B$297])-([.B26]*[.$B$296])+[.$B$296]" office:value-type="float" office:value="1.5123073" calcext:value-type="float">
            <text:p>1,5123073</text:p>
          </table:table-cell>
          <table:table-cell table:formula="of:=([.C26]*[.$B$297])-([.C26]*[.$B$296])+[.$B$296]" office:value-type="float" office:value="1.4500465" calcext:value-type="float">
            <text:p>1,4500465</text:p>
          </table:table-cell>
          <table:table-cell table:formula="of:=([.D26]-[.E26])^2" office:value-type="float" office:value="0.00387640721664" calcext:value-type="float">
            <text:p>0,00387640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298057" calcext:value-type="float">
            <text:p>0,298057</text:p>
          </table:table-cell>
          <table:table-cell table:formula="of:=([.B27]*[.$B$297])-([.B27]*[.$B$296])+[.$B$296]" office:value-type="float" office:value="2.14" calcext:value-type="float">
            <text:p>2,14</text:p>
          </table:table-cell>
          <table:table-cell table:formula="of:=([.C27]*[.$B$297])-([.C27]*[.$B$296])+[.$B$296]" office:value-type="float" office:value="1.6200907" calcext:value-type="float">
            <text:p>1,6200907</text:p>
          </table:table-cell>
          <table:table-cell table:formula="of:=([.D27]-[.E27])^2" office:value-type="float" office:value="0.27030568022649" calcext:value-type="float">
            <text:p>0,27030568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34451" calcext:value-type="float">
            <text:p>0,334451</text:p>
          </table:table-cell>
          <table:table-cell table:formula="of:=([.B28]*[.$B$297])-([.B28]*[.$B$296])+[.$B$296]" office:value-type="float" office:value="2.4930781" calcext:value-type="float">
            <text:p>2,4930781</text:p>
          </table:table-cell>
          <table:table-cell table:formula="of:=([.C28]*[.$B$297])-([.C28]*[.$B$296])+[.$B$296]" office:value-type="float" office:value="1.8057001" calcext:value-type="float">
            <text:p>1,8057001</text:p>
          </table:table-cell>
          <table:table-cell table:formula="of:=([.D28]-[.E28])^2" office:value-type="float" office:value="0.472488514884" calcext:value-type="float">
            <text:p>0,47248851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393118" calcext:value-type="float">
            <text:p>0,393118</text:p>
          </table:table-cell>
          <table:table-cell table:formula="of:=([.B29]*[.$B$297])-([.B29]*[.$B$296])+[.$B$296]" office:value-type="float" office:value="3.0423073" calcext:value-type="float">
            <text:p>3,0423073</text:p>
          </table:table-cell>
          <table:table-cell table:formula="of:=([.C29]*[.$B$297])-([.C29]*[.$B$296])+[.$B$296]" office:value-type="float" office:value="2.1049018" calcext:value-type="float">
            <text:p>2,1049018</text:p>
          </table:table-cell>
          <table:table-cell table:formula="of:=([.D29]-[.E29])^2" office:value-type="float" office:value="0.87872907143025" calcext:value-type="float">
            <text:p>0,87872907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20412" calcext:value-type="float">
            <text:p>0,420412</text:p>
          </table:table-cell>
          <table:table-cell table:formula="of:=([.B30]*[.$B$297])-([.B30]*[.$B$296])+[.$B$296]" office:value-type="float" office:value="3.0815365" calcext:value-type="float">
            <text:p>3,0815365</text:p>
          </table:table-cell>
          <table:table-cell table:formula="of:=([.C30]*[.$B$297])-([.C30]*[.$B$296])+[.$B$296]" office:value-type="float" office:value="2.2441012" calcext:value-type="float">
            <text:p>2,2441012</text:p>
          </table:table-cell>
          <table:table-cell table:formula="of:=([.D30]-[.E30])^2" office:value-type="float" office:value="0.70129788168609" calcext:value-type="float">
            <text:p>0,70129788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403008" calcext:value-type="float">
            <text:p>0,403008</text:p>
          </table:table-cell>
          <table:table-cell table:formula="of:=([.B31]*[.$B$297])-([.B31]*[.$B$296])+[.$B$296]" office:value-type="float" office:value="3.0423073" calcext:value-type="float">
            <text:p>3,0423073</text:p>
          </table:table-cell>
          <table:table-cell table:formula="of:=([.C31]*[.$B$297])-([.C31]*[.$B$296])+[.$B$296]" office:value-type="float" office:value="2.1553408" calcext:value-type="float">
            <text:p>2,1553408</text:p>
          </table:table-cell>
          <table:table-cell table:formula="of:=([.D31]-[.E31])^2" office:value-type="float" office:value="0.78670957212225" calcext:value-type="float">
            <text:p>0,78670957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405593" calcext:value-type="float">
            <text:p>0,405593</text:p>
          </table:table-cell>
          <table:table-cell table:formula="of:=([.B32]*[.$B$297])-([.B32]*[.$B$296])+[.$B$296]" office:value-type="float" office:value="3.4346146" calcext:value-type="float">
            <text:p>3,4346146</text:p>
          </table:table-cell>
          <table:table-cell table:formula="of:=([.C32]*[.$B$297])-([.C32]*[.$B$296])+[.$B$296]" office:value-type="float" office:value="2.1685243" calcext:value-type="float">
            <text:p>2,1685243</text:p>
          </table:table-cell>
          <table:table-cell table:formula="of:=([.D32]-[.E32])^2" office:value-type="float" office:value="1.60298464775409" calcext:value-type="float">
            <text:p>1,60298464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402065" calcext:value-type="float">
            <text:p>0,402065</text:p>
          </table:table-cell>
          <table:table-cell table:formula="of:=([.B33]*[.$B$297])-([.B33]*[.$B$296])+[.$B$296]" office:value-type="float" office:value="3.7092292" calcext:value-type="float">
            <text:p>3,7092292</text:p>
          </table:table-cell>
          <table:table-cell table:formula="of:=([.C33]*[.$B$297])-([.C33]*[.$B$296])+[.$B$296]" office:value-type="float" office:value="2.1505315" calcext:value-type="float">
            <text:p>2,1505315</text:p>
          </table:table-cell>
          <table:table-cell table:formula="of:=([.D33]-[.E33])^2" office:value-type="float" office:value="2.42953851998529" calcext:value-type="float">
            <text:p>2,429538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332281" calcext:value-type="float">
            <text:p>0,332281</text:p>
          </table:table-cell>
          <table:table-cell table:formula="of:=([.B34]*[.$B$297])-([.B34]*[.$B$296])+[.$B$296]" office:value-type="float" office:value="4.4153854" calcext:value-type="float">
            <text:p>4,4153854</text:p>
          </table:table-cell>
          <table:table-cell table:formula="of:=([.C34]*[.$B$297])-([.C34]*[.$B$296])+[.$B$296]" office:value-type="float" office:value="1.7946331" calcext:value-type="float">
            <text:p>1,7946331</text:p>
          </table:table-cell>
          <table:table-cell table:formula="of:=([.D34]-[.E34])^2" office:value-type="float" office:value="6.86834261795529" calcext:value-type="float">
            <text:p>6,8683426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280903" calcext:value-type="float">
            <text:p>0,280903</text:p>
          </table:table-cell>
          <table:table-cell table:formula="of:=([.B35]*[.$B$297])-([.B35]*[.$B$296])+[.$B$296]" office:value-type="float" office:value="3.7484635" calcext:value-type="float">
            <text:p>3,7484635</text:p>
          </table:table-cell>
          <table:table-cell table:formula="of:=([.C35]*[.$B$297])-([.C35]*[.$B$296])+[.$B$296]" office:value-type="float" office:value="1.5326053" calcext:value-type="float">
            <text:p>1,5326053</text:p>
          </table:table-cell>
          <table:table-cell table:formula="of:=([.D35]-[.E35])^2" office:value-type="float" office:value="4.91002756250724" calcext:value-type="float">
            <text:p>4,91002756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263493" calcext:value-type="float">
            <text:p>0,263493</text:p>
          </table:table-cell>
          <table:table-cell table:formula="of:=([.B36]*[.$B$297])-([.B36]*[.$B$296])+[.$B$296]" office:value-type="float" office:value="3.1992292" calcext:value-type="float">
            <text:p>3,1992292</text:p>
          </table:table-cell>
          <table:table-cell table:formula="of:=([.C36]*[.$B$297])-([.C36]*[.$B$296])+[.$B$296]" office:value-type="float" office:value="1.4438143" calcext:value-type="float">
            <text:p>1,4438143</text:p>
          </table:table-cell>
          <table:table-cell table:formula="of:=([.D36]-[.E36])^2" office:value-type="float" office:value="3.08148147114201" calcext:value-type="float">
            <text:p>3,08148147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245293" calcext:value-type="float">
            <text:p>0,245293</text:p>
          </table:table-cell>
          <table:table-cell table:formula="of:=([.B37]*[.$B$297])-([.B37]*[.$B$296])+[.$B$296]" office:value-type="float" office:value="3.0030781" calcext:value-type="float">
            <text:p>3,0030781</text:p>
          </table:table-cell>
          <table:table-cell table:formula="of:=([.C37]*[.$B$297])-([.C37]*[.$B$296])+[.$B$296]" office:value-type="float" office:value="1.3509943" calcext:value-type="float">
            <text:p>1,3509943</text:p>
          </table:table-cell>
          <table:table-cell table:formula="of:=([.D37]-[.E37])^2" office:value-type="float" office:value="2.72938088222244" calcext:value-type="float">
            <text:p>2,72938088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248818" calcext:value-type="float">
            <text:p>0,248818</text:p>
          </table:table-cell>
          <table:table-cell table:formula="of:=([.B38]*[.$B$297])-([.B38]*[.$B$296])+[.$B$296]" office:value-type="float" office:value="2.4930781" calcext:value-type="float">
            <text:p>2,4930781</text:p>
          </table:table-cell>
          <table:table-cell table:formula="of:=([.C38]*[.$B$297])-([.C38]*[.$B$296])+[.$B$296]" office:value-type="float" office:value="1.3689718" calcext:value-type="float">
            <text:p>1,3689718</text:p>
          </table:table-cell>
          <table:table-cell table:formula="of:=([.D38]-[.E38])^2" office:value-type="float" office:value="1.26361497369969" calcext:value-type="float">
            <text:p>1,26361497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202416" calcext:value-type="float">
            <text:p>0,202416</text:p>
          </table:table-cell>
          <table:table-cell table:formula="of:=([.B39]*[.$B$297])-([.B39]*[.$B$296])+[.$B$296]" office:value-type="float" office:value="2.4146146" calcext:value-type="float">
            <text:p>2,4146146</text:p>
          </table:table-cell>
          <table:table-cell table:formula="of:=([.C39]*[.$B$297])-([.C39]*[.$B$296])+[.$B$296]" office:value-type="float" office:value="1.1323216" calcext:value-type="float">
            <text:p>1,1323216</text:p>
          </table:table-cell>
          <table:table-cell table:formula="of:=([.D39]-[.E39])^2" office:value-type="float" office:value="1.644275337849" calcext:value-type="float">
            <text:p>1,64427533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258697" calcext:value-type="float">
            <text:p>0,258697</text:p>
          </table:table-cell>
          <table:table-cell table:formula="of:=([.B40]*[.$B$297])-([.B40]*[.$B$296])+[.$B$296]" office:value-type="float" office:value="2.3753854" calcext:value-type="float">
            <text:p>2,3753854</text:p>
          </table:table-cell>
          <table:table-cell table:formula="of:=([.C40]*[.$B$297])-([.C40]*[.$B$296])+[.$B$296]" office:value-type="float" office:value="1.4193547" calcext:value-type="float">
            <text:p>1,4193547</text:p>
          </table:table-cell>
          <table:table-cell table:formula="of:=([.D40]-[.E40])^2" office:value-type="float" office:value="0.913994699342489" calcext:value-type="float">
            <text:p>0,91399469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30546" calcext:value-type="float">
            <text:p>0,330546</text:p>
          </table:table-cell>
          <table:table-cell table:formula="of:=([.B41]*[.$B$297])-([.B41]*[.$B$296])+[.$B$296]" office:value-type="float" office:value="2.4146146" calcext:value-type="float">
            <text:p>2,4146146</text:p>
          </table:table-cell>
          <table:table-cell table:formula="of:=([.C41]*[.$B$297])-([.C41]*[.$B$296])+[.$B$296]" office:value-type="float" office:value="1.7857846" calcext:value-type="float">
            <text:p>1,7857846</text:p>
          </table:table-cell>
          <table:table-cell table:formula="of:=([.D41]-[.E41])^2" office:value-type="float" office:value="0.395427168899999" calcext:value-type="float">
            <text:p>0,39542716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58751" calcext:value-type="float">
            <text:p>0,358751</text:p>
          </table:table-cell>
          <table:table-cell table:formula="of:=([.B42]*[.$B$297])-([.B42]*[.$B$296])+[.$B$296]" office:value-type="float" office:value="2.2576927" calcext:value-type="float">
            <text:p>2,2576927</text:p>
          </table:table-cell>
          <table:table-cell table:formula="of:=([.C42]*[.$B$297])-([.C42]*[.$B$296])+[.$B$296]" office:value-type="float" office:value="1.9296301" calcext:value-type="float">
            <text:p>1,9296301</text:p>
          </table:table-cell>
          <table:table-cell table:formula="of:=([.D42]-[.E42])^2" office:value-type="float" office:value="0.10762506951876" calcext:value-type="float">
            <text:p>0,10762506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67031" calcext:value-type="float">
            <text:p>0,367031</text:p>
          </table:table-cell>
          <table:table-cell table:formula="of:=([.B43]*[.$B$297])-([.B43]*[.$B$296])+[.$B$296]" office:value-type="float" office:value="2.3361562" calcext:value-type="float">
            <text:p>2,3361562</text:p>
          </table:table-cell>
          <table:table-cell table:formula="of:=([.C43]*[.$B$297])-([.C43]*[.$B$296])+[.$B$296]" office:value-type="float" office:value="1.9718581" calcext:value-type="float">
            <text:p>1,9718581</text:p>
          </table:table-cell>
          <table:table-cell table:formula="of:=([.D43]-[.E43])^2" office:value-type="float" office:value="0.13271310566361" calcext:value-type="float">
            <text:p>0,132713105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72759" calcext:value-type="float">
            <text:p>0,372759</text:p>
          </table:table-cell>
          <table:table-cell table:formula="of:=([.B44]*[.$B$297])-([.B44]*[.$B$296])+[.$B$296]" office:value-type="float" office:value="2.3361562" calcext:value-type="float">
            <text:p>2,3361562</text:p>
          </table:table-cell>
          <table:table-cell table:formula="of:=([.C44]*[.$B$297])-([.C44]*[.$B$296])+[.$B$296]" office:value-type="float" office:value="2.0010709" calcext:value-type="float">
            <text:p>2,0010709</text:p>
          </table:table-cell>
          <table:table-cell table:formula="of:=([.D44]-[.E44])^2" office:value-type="float" office:value="0.11228215827609" calcext:value-type="float">
            <text:p>0,11228215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80188" calcext:value-type="float">
            <text:p>0,380188</text:p>
          </table:table-cell>
          <table:table-cell table:formula="of:=([.B45]*[.$B$297])-([.B45]*[.$B$296])+[.$B$296]" office:value-type="float" office:value="2.2576927" calcext:value-type="float">
            <text:p>2,2576927</text:p>
          </table:table-cell>
          <table:table-cell table:formula="of:=([.C45]*[.$B$297])-([.C45]*[.$B$296])+[.$B$296]" office:value-type="float" office:value="2.0389588" calcext:value-type="float">
            <text:p>2,0389588</text:p>
          </table:table-cell>
          <table:table-cell table:formula="of:=([.D45]-[.E45])^2" office:value-type="float" office:value="0.0478445190092101" calcext:value-type="float">
            <text:p>0,0478445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72099" calcext:value-type="float">
            <text:p>0,372099</text:p>
          </table:table-cell>
          <table:table-cell table:formula="of:=([.B46]*[.$B$297])-([.B46]*[.$B$296])+[.$B$296]" office:value-type="float" office:value="2.2184635" calcext:value-type="float">
            <text:p>2,2184635</text:p>
          </table:table-cell>
          <table:table-cell table:formula="of:=([.C46]*[.$B$297])-([.C46]*[.$B$296])+[.$B$296]" office:value-type="float" office:value="1.9977049" calcext:value-type="float">
            <text:p>1,9977049</text:p>
          </table:table-cell>
          <table:table-cell table:formula="of:=([.D46]-[.E46])^2" office:value-type="float" office:value="0.04873435947396" calcext:value-type="float">
            <text:p>0,0487343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69483" calcext:value-type="float">
            <text:p>0,369483</text:p>
          </table:table-cell>
          <table:table-cell table:formula="of:=([.B47]*[.$B$297])-([.B47]*[.$B$296])+[.$B$296]" office:value-type="float" office:value="1.7869219" calcext:value-type="float">
            <text:p>1,7869219</text:p>
          </table:table-cell>
          <table:table-cell table:formula="of:=([.C47]*[.$B$297])-([.C47]*[.$B$296])+[.$B$296]" office:value-type="float" office:value="1.9843633" calcext:value-type="float">
            <text:p>1,9843633</text:p>
          </table:table-cell>
          <table:table-cell table:formula="of:=([.D47]-[.E47])^2" office:value-type="float" office:value="0.0389831064339601" calcext:value-type="float">
            <text:p>0,03898310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1452" calcext:value-type="float">
            <text:p>0,31452</text:p>
          </table:table-cell>
          <table:table-cell table:formula="of:=([.B48]*[.$B$297])-([.B48]*[.$B$296])+[.$B$296]" office:value-type="float" office:value="2.0223073" calcext:value-type="float">
            <text:p>2,0223073</text:p>
          </table:table-cell>
          <table:table-cell table:formula="of:=([.C48]*[.$B$297])-([.C48]*[.$B$296])+[.$B$296]" office:value-type="float" office:value="1.704052" calcext:value-type="float">
            <text:p>1,704052</text:p>
          </table:table-cell>
          <table:table-cell table:formula="of:=([.D48]-[.E48])^2" office:value-type="float" office:value="0.10128643597809" calcext:value-type="float">
            <text:p>0,1012864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39924" calcext:value-type="float">
            <text:p>0,339924</text:p>
          </table:table-cell>
          <table:table-cell table:formula="of:=([.B49]*[.$B$297])-([.B49]*[.$B$296])+[.$B$296]" office:value-type="float" office:value="1.9046146" calcext:value-type="float">
            <text:p>1,9046146</text:p>
          </table:table-cell>
          <table:table-cell table:formula="of:=([.C49]*[.$B$297])-([.C49]*[.$B$296])+[.$B$296]" office:value-type="float" office:value="1.8336124" calcext:value-type="float">
            <text:p>1,8336124</text:p>
          </table:table-cell>
          <table:table-cell table:formula="of:=([.D49]-[.E49])^2" office:value-type="float" office:value="0.00504131240484002" calcext:value-type="float">
            <text:p>0,00504131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451" calcext:value-type="float">
            <text:p>0,3451</text:p>
          </table:table-cell>
          <table:table-cell table:formula="of:=([.B50]*[.$B$297])-([.B50]*[.$B$296])+[.$B$296]" office:value-type="float" office:value="1.8653854" calcext:value-type="float">
            <text:p>1,8653854</text:p>
          </table:table-cell>
          <table:table-cell table:formula="of:=([.C50]*[.$B$297])-([.C50]*[.$B$296])+[.$B$296]" office:value-type="float" office:value="1.86001" calcext:value-type="float">
            <text:p>1,86001</text:p>
          </table:table-cell>
          <table:table-cell table:formula="of:=([.D50]-[.E50])^2" office:value-type="float" office:value="0.0000288949251599967" calcext:value-type="float">
            <text:p>2,88949251599967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38322" calcext:value-type="float">
            <text:p>0,338322</text:p>
          </table:table-cell>
          <table:table-cell table:formula="of:=([.B51]*[.$B$297])-([.B51]*[.$B$296])+[.$B$296]" office:value-type="float" office:value="1.7476927" calcext:value-type="float">
            <text:p>1,7476927</text:p>
          </table:table-cell>
          <table:table-cell table:formula="of:=([.C51]*[.$B$297])-([.C51]*[.$B$296])+[.$B$296]" office:value-type="float" office:value="1.8254422" calcext:value-type="float">
            <text:p>1,8254422</text:p>
          </table:table-cell>
          <table:table-cell table:formula="of:=([.D51]-[.E51])^2" office:value-type="float" office:value="0.00604498475024999" calcext:value-type="float">
            <text:p>0,0060449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35466" calcext:value-type="float">
            <text:p>0,335466</text:p>
          </table:table-cell>
          <table:table-cell table:formula="of:=([.B52]*[.$B$297])-([.B52]*[.$B$296])+[.$B$296]" office:value-type="float" office:value="1.8653854" calcext:value-type="float">
            <text:p>1,8653854</text:p>
          </table:table-cell>
          <table:table-cell table:formula="of:=([.C52]*[.$B$297])-([.C52]*[.$B$296])+[.$B$296]" office:value-type="float" office:value="1.8108766" calcext:value-type="float">
            <text:p>1,8108766</text:p>
          </table:table-cell>
          <table:table-cell table:formula="of:=([.D52]-[.E52])^2" office:value-type="float" office:value="0.00297120927743998" calcext:value-type="float">
            <text:p>0,00297120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40637" calcext:value-type="float">
            <text:p>0,340637</text:p>
          </table:table-cell>
          <table:table-cell table:formula="of:=([.B53]*[.$B$297])-([.B53]*[.$B$296])+[.$B$296]" office:value-type="float" office:value="1.8261562" calcext:value-type="float">
            <text:p>1,8261562</text:p>
          </table:table-cell>
          <table:table-cell table:formula="of:=([.C53]*[.$B$297])-([.C53]*[.$B$296])+[.$B$296]" office:value-type="float" office:value="1.8372487" calcext:value-type="float">
            <text:p>1,8372487</text:p>
          </table:table-cell>
          <table:table-cell table:formula="of:=([.D53]-[.E53])^2" office:value-type="float" office:value="0.000123043556249994" calcext:value-type="float">
            <text:p>0,00012304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38575" calcext:value-type="float">
            <text:p>0,338575</text:p>
          </table:table-cell>
          <table:table-cell table:formula="of:=([.B54]*[.$B$297])-([.B54]*[.$B$296])+[.$B$296]" office:value-type="float" office:value="2.4930781" calcext:value-type="float">
            <text:p>2,4930781</text:p>
          </table:table-cell>
          <table:table-cell table:formula="of:=([.C54]*[.$B$297])-([.C54]*[.$B$296])+[.$B$296]" office:value-type="float" office:value="1.8267325" calcext:value-type="float">
            <text:p>1,8267325</text:p>
          </table:table-cell>
          <table:table-cell table:formula="of:=([.D54]-[.E54])^2" office:value-type="float" office:value="0.44401645863936" calcext:value-type="float">
            <text:p>0,44401645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374702" calcext:value-type="float">
            <text:p>0,374702</text:p>
          </table:table-cell>
          <table:table-cell table:formula="of:=([.B55]*[.$B$297])-([.B55]*[.$B$296])+[.$B$296]" office:value-type="float" office:value="3.2776927" calcext:value-type="float">
            <text:p>3,2776927</text:p>
          </table:table-cell>
          <table:table-cell table:formula="of:=([.C55]*[.$B$297])-([.C55]*[.$B$296])+[.$B$296]" office:value-type="float" office:value="2.0109802" calcext:value-type="float">
            <text:p>2,0109802</text:p>
          </table:table-cell>
          <table:table-cell table:formula="of:=([.D55]-[.E55])^2" office:value-type="float" office:value="1.60456055765625" calcext:value-type="float">
            <text:p>1,604560557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385303" calcext:value-type="float">
            <text:p>0,385303</text:p>
          </table:table-cell>
          <table:table-cell table:formula="of:=([.B56]*[.$B$297])-([.B56]*[.$B$296])+[.$B$296]" office:value-type="float" office:value="3.5915365" calcext:value-type="float">
            <text:p>3,5915365</text:p>
          </table:table-cell>
          <table:table-cell table:formula="of:=([.C56]*[.$B$297])-([.C56]*[.$B$296])+[.$B$296]" office:value-type="float" office:value="2.0650453" calcext:value-type="float">
            <text:p>2,0650453</text:p>
          </table:table-cell>
          <table:table-cell table:formula="of:=([.D56]-[.E56])^2" office:value-type="float" office:value="2.33017538367744" calcext:value-type="float">
            <text:p>2,33017538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343874" calcext:value-type="float">
            <text:p>0,343874</text:p>
          </table:table-cell>
          <table:table-cell table:formula="of:=([.B57]*[.$B$297])-([.B57]*[.$B$296])+[.$B$296]" office:value-type="float" office:value="3.7484635" calcext:value-type="float">
            <text:p>3,7484635</text:p>
          </table:table-cell>
          <table:table-cell table:formula="of:=([.C57]*[.$B$297])-([.C57]*[.$B$296])+[.$B$296]" office:value-type="float" office:value="1.8537574" calcext:value-type="float">
            <text:p>1,8537574</text:p>
          </table:table-cell>
          <table:table-cell table:formula="of:=([.D57]-[.E57])^2" office:value-type="float" office:value="3.58991120537721" calcext:value-type="float">
            <text:p>3,58991120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350498" calcext:value-type="float">
            <text:p>0,350498</text:p>
          </table:table-cell>
          <table:table-cell table:formula="of:=([.B58]*[.$B$297])-([.B58]*[.$B$296])+[.$B$296]" office:value-type="float" office:value="4.18" calcext:value-type="float">
            <text:p>4,18</text:p>
          </table:table-cell>
          <table:table-cell table:formula="of:=([.C58]*[.$B$297])-([.C58]*[.$B$296])+[.$B$296]" office:value-type="float" office:value="1.8875398" calcext:value-type="float">
            <text:p>1,8875398</text:p>
          </table:table-cell>
          <table:table-cell table:formula="of:=([.D58]-[.E58])^2" office:value-type="float" office:value="5.25537376858404" calcext:value-type="float">
            <text:p>5,255373768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325364" calcext:value-type="float">
            <text:p>0,325364</text:p>
          </table:table-cell>
          <table:table-cell table:formula="of:=([.B59]*[.$B$297])-([.B59]*[.$B$296])+[.$B$296]" office:value-type="float" office:value="3.7876927" calcext:value-type="float">
            <text:p>3,7876927</text:p>
          </table:table-cell>
          <table:table-cell table:formula="of:=([.C59]*[.$B$297])-([.C59]*[.$B$296])+[.$B$296]" office:value-type="float" office:value="1.7593564" calcext:value-type="float">
            <text:p>1,7593564</text:p>
          </table:table-cell>
          <table:table-cell table:formula="of:=([.D59]-[.E59])^2" office:value-type="float" office:value="4.11414814589769" calcext:value-type="float">
            <text:p>4,11414814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283003" calcext:value-type="float">
            <text:p>0,283003</text:p>
          </table:table-cell>
          <table:table-cell table:formula="of:=([.B60]*[.$B$297])-([.B60]*[.$B$296])+[.$B$296]" office:value-type="float" office:value="4.0230781" calcext:value-type="float">
            <text:p>4,0230781</text:p>
          </table:table-cell>
          <table:table-cell table:formula="of:=([.C60]*[.$B$297])-([.C60]*[.$B$296])+[.$B$296]" office:value-type="float" office:value="1.5433153" calcext:value-type="float">
            <text:p>1,5433153</text:p>
          </table:table-cell>
          <table:table-cell table:formula="of:=([.D60]-[.E60])^2" office:value-type="float" office:value="6.14922354426384" calcext:value-type="float">
            <text:p>6,14922354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304209" calcext:value-type="float">
            <text:p>0,304209</text:p>
          </table:table-cell>
          <table:table-cell table:formula="of:=([.B61]*[.$B$297])-([.B61]*[.$B$296])+[.$B$296]" office:value-type="float" office:value="3.9053854" calcext:value-type="float">
            <text:p>3,9053854</text:p>
          </table:table-cell>
          <table:table-cell table:formula="of:=([.C61]*[.$B$297])-([.C61]*[.$B$296])+[.$B$296]" office:value-type="float" office:value="1.6514659" calcext:value-type="float">
            <text:p>1,6514659</text:p>
          </table:table-cell>
          <table:table-cell table:formula="of:=([.D61]-[.E61])^2" office:value-type="float" office:value="5.08015311248025" calcext:value-type="float">
            <text:p>5,08015311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290294" calcext:value-type="float">
            <text:p>0,290294</text:p>
          </table:table-cell>
          <table:table-cell table:formula="of:=([.B62]*[.$B$297])-([.B62]*[.$B$296])+[.$B$296]" office:value-type="float" office:value="3.9053854" calcext:value-type="float">
            <text:p>3,9053854</text:p>
          </table:table-cell>
          <table:table-cell table:formula="of:=([.C62]*[.$B$297])-([.C62]*[.$B$296])+[.$B$296]" office:value-type="float" office:value="1.5804994" calcext:value-type="float">
            <text:p>1,5804994</text:p>
          </table:table-cell>
          <table:table-cell table:formula="of:=([.D62]-[.E62])^2" office:value-type="float" office:value="5.405094912996" calcext:value-type="float">
            <text:p>5,4050949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268752" calcext:value-type="float">
            <text:p>0,268752</text:p>
          </table:table-cell>
          <table:table-cell table:formula="of:=([.B63]*[.$B$297])-([.B63]*[.$B$296])+[.$B$296]" office:value-type="float" office:value="3.6307708" calcext:value-type="float">
            <text:p>3,6307708</text:p>
          </table:table-cell>
          <table:table-cell table:formula="of:=([.C63]*[.$B$297])-([.C63]*[.$B$296])+[.$B$296]" office:value-type="float" office:value="1.4706352" calcext:value-type="float">
            <text:p>1,4706352</text:p>
          </table:table-cell>
          <table:table-cell table:formula="of:=([.D63]-[.E63])^2" office:value-type="float" office:value="4.66618581038736" calcext:value-type="float">
            <text:p>4,66618581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2855" calcext:value-type="float">
            <text:p>0,2855</text:p>
          </table:table-cell>
          <table:table-cell table:formula="of:=([.B64]*[.$B$297])-([.B64]*[.$B$296])+[.$B$296]" office:value-type="float" office:value="2.8069219" calcext:value-type="float">
            <text:p>2,8069219</text:p>
          </table:table-cell>
          <table:table-cell table:formula="of:=([.C64]*[.$B$297])-([.C64]*[.$B$296])+[.$B$296]" office:value-type="float" office:value="1.55605" calcext:value-type="float">
            <text:p>1,55605</text:p>
          </table:table-cell>
          <table:table-cell table:formula="of:=([.D64]-[.E64])^2" office:value-type="float" office:value="1.56468051020961" calcext:value-type="float">
            <text:p>1,56468051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203687" calcext:value-type="float">
            <text:p>0,203687</text:p>
          </table:table-cell>
          <table:table-cell table:formula="of:=([.B65]*[.$B$297])-([.B65]*[.$B$296])+[.$B$296]" office:value-type="float" office:value="2.1007708" calcext:value-type="float">
            <text:p>2,1007708</text:p>
          </table:table-cell>
          <table:table-cell table:formula="of:=([.C65]*[.$B$297])-([.C65]*[.$B$296])+[.$B$296]" office:value-type="float" office:value="1.1388037" calcext:value-type="float">
            <text:p>1,1388037</text:p>
          </table:table-cell>
          <table:table-cell table:formula="of:=([.D65]-[.E65])^2" office:value-type="float" office:value="0.92538070148241" calcext:value-type="float">
            <text:p>0,9253807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227532" calcext:value-type="float">
            <text:p>0,227532</text:p>
          </table:table-cell>
          <table:table-cell table:formula="of:=([.B66]*[.$B$297])-([.B66]*[.$B$296])+[.$B$296]" office:value-type="float" office:value="1.9830781" calcext:value-type="float">
            <text:p>1,9830781</text:p>
          </table:table-cell>
          <table:table-cell table:formula="of:=([.C66]*[.$B$297])-([.C66]*[.$B$296])+[.$B$296]" office:value-type="float" office:value="1.2604132" calcext:value-type="float">
            <text:p>1,2604132</text:p>
          </table:table-cell>
          <table:table-cell table:formula="of:=([.D66]-[.E66])^2" office:value-type="float" office:value="0.52224455769201" calcext:value-type="float">
            <text:p>0,522244557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238856" calcext:value-type="float">
            <text:p>0,238856</text:p>
          </table:table-cell>
          <table:table-cell table:formula="of:=([.B67]*[.$B$297])-([.B67]*[.$B$296])+[.$B$296]" office:value-type="float" office:value="2.3753854" calcext:value-type="float">
            <text:p>2,3753854</text:p>
          </table:table-cell>
          <table:table-cell table:formula="of:=([.C67]*[.$B$297])-([.C67]*[.$B$296])+[.$B$296]" office:value-type="float" office:value="1.3181656" calcext:value-type="float">
            <text:p>1,3181656</text:p>
          </table:table-cell>
          <table:table-cell table:formula="of:=([.D67]-[.E67])^2" office:value-type="float" office:value="1.11771370551204" calcext:value-type="float">
            <text:p>1,117713705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29682" calcext:value-type="float">
            <text:p>0,329682</text:p>
          </table:table-cell>
          <table:table-cell table:formula="of:=([.B68]*[.$B$297])-([.B68]*[.$B$296])+[.$B$296]" office:value-type="float" office:value="2.2184635" calcext:value-type="float">
            <text:p>2,2184635</text:p>
          </table:table-cell>
          <table:table-cell table:formula="of:=([.C68]*[.$B$297])-([.C68]*[.$B$296])+[.$B$296]" office:value-type="float" office:value="1.7813782" calcext:value-type="float">
            <text:p>1,7813782</text:p>
          </table:table-cell>
          <table:table-cell table:formula="of:=([.D68]-[.E68])^2" office:value-type="float" office:value="0.19104355947609" calcext:value-type="float">
            <text:p>0,19104355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73498" calcext:value-type="float">
            <text:p>0,373498</text:p>
          </table:table-cell>
          <table:table-cell table:formula="of:=([.B69]*[.$B$297])-([.B69]*[.$B$296])+[.$B$296]" office:value-type="float" office:value="2.2184635" calcext:value-type="float">
            <text:p>2,2184635</text:p>
          </table:table-cell>
          <table:table-cell table:formula="of:=([.C69]*[.$B$297])-([.C69]*[.$B$296])+[.$B$296]" office:value-type="float" office:value="2.0048398" calcext:value-type="float">
            <text:p>2,0048398</text:p>
          </table:table-cell>
          <table:table-cell table:formula="of:=([.D69]-[.E69])^2" office:value-type="float" office:value="0.0456350852016899" calcext:value-type="float">
            <text:p>0,045635085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77028" calcext:value-type="float">
            <text:p>0,377028</text:p>
          </table:table-cell>
          <table:table-cell table:formula="of:=([.B70]*[.$B$297])-([.B70]*[.$B$296])+[.$B$296]" office:value-type="float" office:value="2.0615365" calcext:value-type="float">
            <text:p>2,0615365</text:p>
          </table:table-cell>
          <table:table-cell table:formula="of:=([.C70]*[.$B$297])-([.C70]*[.$B$296])+[.$B$296]" office:value-type="float" office:value="2.0228428" calcext:value-type="float">
            <text:p>2,0228428</text:p>
          </table:table-cell>
          <table:table-cell table:formula="of:=([.D70]-[.E70])^2" office:value-type="float" office:value="0.00149720241969" calcext:value-type="float">
            <text:p>0,0014972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64107" calcext:value-type="float">
            <text:p>0,364107</text:p>
          </table:table-cell>
          <table:table-cell table:formula="of:=([.B71]*[.$B$297])-([.B71]*[.$B$296])+[.$B$296]" office:value-type="float" office:value="1.9046146" calcext:value-type="float">
            <text:p>1,9046146</text:p>
          </table:table-cell>
          <table:table-cell table:formula="of:=([.C71]*[.$B$297])-([.C71]*[.$B$296])+[.$B$296]" office:value-type="float" office:value="1.9569457" calcext:value-type="float">
            <text:p>1,9569457</text:p>
          </table:table-cell>
          <table:table-cell table:formula="of:=([.D71]-[.E71])^2" office:value-type="float" office:value="0.00273854402720997" calcext:value-type="float">
            <text:p>0,0027385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29708" calcext:value-type="float">
            <text:p>0,329708</text:p>
          </table:table-cell>
          <table:table-cell table:formula="of:=([.B72]*[.$B$297])-([.B72]*[.$B$296])+[.$B$296]" office:value-type="float" office:value="1.7869219" calcext:value-type="float">
            <text:p>1,7869219</text:p>
          </table:table-cell>
          <table:table-cell table:formula="of:=([.C72]*[.$B$297])-([.C72]*[.$B$296])+[.$B$296]" office:value-type="float" office:value="1.7815108" calcext:value-type="float">
            <text:p>1,7815108</text:p>
          </table:table-cell>
          <table:table-cell table:formula="of:=([.D72]-[.E72])^2" office:value-type="float" office:value="0.0000292800032099988" calcext:value-type="float">
            <text:p>0,000029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23721" calcext:value-type="float">
            <text:p>0,323721</text:p>
          </table:table-cell>
          <table:table-cell table:formula="of:=([.B73]*[.$B$297])-([.B73]*[.$B$296])+[.$B$296]" office:value-type="float" office:value="1.7869219" calcext:value-type="float">
            <text:p>1,7869219</text:p>
          </table:table-cell>
          <table:table-cell table:formula="of:=([.C73]*[.$B$297])-([.C73]*[.$B$296])+[.$B$296]" office:value-type="float" office:value="1.7509771" calcext:value-type="float">
            <text:p>1,7509771</text:p>
          </table:table-cell>
          <table:table-cell table:formula="of:=([.D73]-[.E73])^2" office:value-type="float" office:value="0.00129202864704" calcext:value-type="float">
            <text:p>0,00129202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28472" calcext:value-type="float">
            <text:p>0,328472</text:p>
          </table:table-cell>
          <table:table-cell table:formula="of:=([.B74]*[.$B$297])-([.B74]*[.$B$296])+[.$B$296]" office:value-type="float" office:value="1.6692292" calcext:value-type="float">
            <text:p>1,6692292</text:p>
          </table:table-cell>
          <table:table-cell table:formula="of:=([.C74]*[.$B$297])-([.C74]*[.$B$296])+[.$B$296]" office:value-type="float" office:value="1.7752072" calcext:value-type="float">
            <text:p>1,7752072</text:p>
          </table:table-cell>
          <table:table-cell table:formula="of:=([.D74]-[.E74])^2" office:value-type="float" office:value="0.011231336484" calcext:value-type="float">
            <text:p>0,01123133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21346" calcext:value-type="float">
            <text:p>0,321346</text:p>
          </table:table-cell>
          <table:table-cell table:formula="of:=([.B75]*[.$B$297])-([.B75]*[.$B$296])+[.$B$296]" office:value-type="float" office:value="1.8261562" calcext:value-type="float">
            <text:p>1,8261562</text:p>
          </table:table-cell>
          <table:table-cell table:formula="of:=([.C75]*[.$B$297])-([.C75]*[.$B$296])+[.$B$296]" office:value-type="float" office:value="1.7388646" calcext:value-type="float">
            <text:p>1,7388646</text:p>
          </table:table-cell>
          <table:table-cell table:formula="of:=([.D75]-[.E75])^2" office:value-type="float" office:value="0.00761982343056006" calcext:value-type="float">
            <text:p>0,00761982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3526" calcext:value-type="float">
            <text:p>0,33526</text:p>
          </table:table-cell>
          <table:table-cell table:formula="of:=([.B76]*[.$B$297])-([.B76]*[.$B$296])+[.$B$296]" office:value-type="float" office:value="1.9830781" calcext:value-type="float">
            <text:p>1,9830781</text:p>
          </table:table-cell>
          <table:table-cell table:formula="of:=([.C76]*[.$B$297])-([.C76]*[.$B$296])+[.$B$296]" office:value-type="float" office:value="1.809826" calcext:value-type="float">
            <text:p>1,809826</text:p>
          </table:table-cell>
          <table:table-cell table:formula="of:=([.D76]-[.E76])^2" office:value-type="float" office:value="0.0300162901544099" calcext:value-type="float">
            <text:p>0,03001629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43186" calcext:value-type="float">
            <text:p>0,343186</text:p>
          </table:table-cell>
          <table:table-cell table:formula="of:=([.B77]*[.$B$297])-([.B77]*[.$B$296])+[.$B$296]" office:value-type="float" office:value="2.5323073" calcext:value-type="float">
            <text:p>2,5323073</text:p>
          </table:table-cell>
          <table:table-cell table:formula="of:=([.C77]*[.$B$297])-([.C77]*[.$B$296])+[.$B$296]" office:value-type="float" office:value="1.8502486" calcext:value-type="float">
            <text:p>1,8502486</text:p>
          </table:table-cell>
          <table:table-cell table:formula="of:=([.D77]-[.E77])^2" office:value-type="float" office:value="0.46520407024569" calcext:value-type="float">
            <text:p>0,46520407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87695" calcext:value-type="float">
            <text:p>0,387695</text:p>
          </table:table-cell>
          <table:table-cell table:formula="of:=([.B78]*[.$B$297])-([.B78]*[.$B$296])+[.$B$296]" office:value-type="float" office:value="2.1007708" calcext:value-type="float">
            <text:p>2,1007708</text:p>
          </table:table-cell>
          <table:table-cell table:formula="of:=([.C78]*[.$B$297])-([.C78]*[.$B$296])+[.$B$296]" office:value-type="float" office:value="2.0772445" calcext:value-type="float">
            <text:p>2,0772445</text:p>
          </table:table-cell>
          <table:table-cell table:formula="of:=([.D78]-[.E78])^2" office:value-type="float" office:value="0.000553486791690016" calcext:value-type="float">
            <text:p>0,00055348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88795" calcext:value-type="float">
            <text:p>0,388795</text:p>
          </table:table-cell>
          <table:table-cell table:formula="of:=([.B79]*[.$B$297])-([.B79]*[.$B$296])+[.$B$296]" office:value-type="float" office:value="1.7084635" calcext:value-type="float">
            <text:p>1,7084635</text:p>
          </table:table-cell>
          <table:table-cell table:formula="of:=([.C79]*[.$B$297])-([.C79]*[.$B$296])+[.$B$296]" office:value-type="float" office:value="2.0828545" calcext:value-type="float">
            <text:p>2,0828545</text:p>
          </table:table-cell>
          <table:table-cell table:formula="of:=([.D79]-[.E79])^2" office:value-type="float" office:value="0.140168620881" calcext:value-type="float">
            <text:p>0,140168620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16873" calcext:value-type="float">
            <text:p>0,316873</text:p>
          </table:table-cell>
          <table:table-cell table:formula="of:=([.B80]*[.$B$297])-([.B80]*[.$B$296])+[.$B$296]" office:value-type="float" office:value="1.7869219" calcext:value-type="float">
            <text:p>1,7869219</text:p>
          </table:table-cell>
          <table:table-cell table:formula="of:=([.C80]*[.$B$297])-([.C80]*[.$B$296])+[.$B$296]" office:value-type="float" office:value="1.7160523" calcext:value-type="float">
            <text:p>1,7160523</text:p>
          </table:table-cell>
          <table:table-cell table:formula="of:=([.D80]-[.E80])^2" office:value-type="float" office:value="0.00502250020416003" calcext:value-type="float">
            <text:p>0,0050225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12052" calcext:value-type="float">
            <text:p>0,312052</text:p>
          </table:table-cell>
          <table:table-cell table:formula="of:=([.B81]*[.$B$297])-([.B81]*[.$B$296])+[.$B$296]" office:value-type="float" office:value="2.5715365" calcext:value-type="float">
            <text:p>2,5715365</text:p>
          </table:table-cell>
          <table:table-cell table:formula="of:=([.C81]*[.$B$297])-([.C81]*[.$B$296])+[.$B$296]" office:value-type="float" office:value="1.6914652" calcext:value-type="float">
            <text:p>1,6914652</text:p>
          </table:table-cell>
          <table:table-cell table:formula="of:=([.D81]-[.E81])^2" office:value-type="float" office:value="0.774525493083689" calcext:value-type="float">
            <text:p>0,7745254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362603" calcext:value-type="float">
            <text:p>0,362603</text:p>
          </table:table-cell>
          <table:table-cell table:formula="of:=([.B82]*[.$B$297])-([.B82]*[.$B$296])+[.$B$296]" office:value-type="float" office:value="2.65" calcext:value-type="float">
            <text:p>2,65</text:p>
          </table:table-cell>
          <table:table-cell table:formula="of:=([.C82]*[.$B$297])-([.C82]*[.$B$296])+[.$B$296]" office:value-type="float" office:value="1.9492753" calcext:value-type="float">
            <text:p>1,9492753</text:p>
          </table:table-cell>
          <table:table-cell table:formula="of:=([.D82]-[.E82])^2" office:value-type="float" office:value="0.49101510519009" calcext:value-type="float">
            <text:p>0,4910151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390512" calcext:value-type="float">
            <text:p>0,390512</text:p>
          </table:table-cell>
          <table:table-cell table:formula="of:=([.B83]*[.$B$297])-([.B83]*[.$B$296])+[.$B$296]" office:value-type="float" office:value="3.3169219" calcext:value-type="float">
            <text:p>3,3169219</text:p>
          </table:table-cell>
          <table:table-cell table:formula="of:=([.C83]*[.$B$297])-([.C83]*[.$B$296])+[.$B$296]" office:value-type="float" office:value="2.0916112" calcext:value-type="float">
            <text:p>2,0916112</text:p>
          </table:table-cell>
          <table:table-cell table:formula="of:=([.D83]-[.E83])^2" office:value-type="float" office:value="1.50138631153449" calcext:value-type="float">
            <text:p>1,501386311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2372" calcext:value-type="float">
            <text:p>0,42372</text:p>
          </table:table-cell>
          <table:table-cell table:formula="of:=([.B84]*[.$B$297])-([.B84]*[.$B$296])+[.$B$296]" office:value-type="float" office:value="3.3561562" calcext:value-type="float">
            <text:p>3,3561562</text:p>
          </table:table-cell>
          <table:table-cell table:formula="of:=([.C84]*[.$B$297])-([.C84]*[.$B$296])+[.$B$296]" office:value-type="float" office:value="2.260972" calcext:value-type="float">
            <text:p>2,260972</text:p>
          </table:table-cell>
          <table:table-cell table:formula="of:=([.D84]-[.E84])^2" office:value-type="float" office:value="1.19942843192964" calcext:value-type="float">
            <text:p>1,199428431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372782" calcext:value-type="float">
            <text:p>0,372782</text:p>
          </table:table-cell>
          <table:table-cell table:formula="of:=([.B85]*[.$B$297])-([.B85]*[.$B$296])+[.$B$296]" office:value-type="float" office:value="2.9638438" calcext:value-type="float">
            <text:p>2,9638438</text:p>
          </table:table-cell>
          <table:table-cell table:formula="of:=([.C85]*[.$B$297])-([.C85]*[.$B$296])+[.$B$296]" office:value-type="float" office:value="2.0011882" calcext:value-type="float">
            <text:p>2,0011882</text:p>
          </table:table-cell>
          <table:table-cell table:formula="of:=([.D85]-[.E85])^2" office:value-type="float" office:value="0.92670580421136" calcext:value-type="float">
            <text:p>0,92670580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68873" calcext:value-type="float">
            <text:p>0,368873</text:p>
          </table:table-cell>
          <table:table-cell table:formula="of:=([.B86]*[.$B$297])-([.B86]*[.$B$296])+[.$B$296]" office:value-type="float" office:value="3.0815365" calcext:value-type="float">
            <text:p>3,0815365</text:p>
          </table:table-cell>
          <table:table-cell table:formula="of:=([.C86]*[.$B$297])-([.C86]*[.$B$296])+[.$B$296]" office:value-type="float" office:value="1.9812523" calcext:value-type="float">
            <text:p>1,9812523</text:p>
          </table:table-cell>
          <table:table-cell table:formula="of:=([.D86]-[.E86])^2" office:value-type="float" office:value="1.21062532076964" calcext:value-type="float">
            <text:p>1,210625320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374371" calcext:value-type="float">
            <text:p>0,374371</text:p>
          </table:table-cell>
          <table:table-cell table:formula="of:=([.B87]*[.$B$297])-([.B87]*[.$B$296])+[.$B$296]" office:value-type="float" office:value="2.6107708" calcext:value-type="float">
            <text:p>2,6107708</text:p>
          </table:table-cell>
          <table:table-cell table:formula="of:=([.C87]*[.$B$297])-([.C87]*[.$B$296])+[.$B$296]" office:value-type="float" office:value="2.0092921" calcext:value-type="float">
            <text:p>2,0092921</text:p>
          </table:table-cell>
          <table:table-cell table:formula="of:=([.D87]-[.E87])^2" office:value-type="float" office:value="0.36177662655369" calcext:value-type="float">
            <text:p>0,36177662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18997" calcext:value-type="float">
            <text:p>0,318997</text:p>
          </table:table-cell>
          <table:table-cell table:formula="of:=([.B88]*[.$B$297])-([.B88]*[.$B$296])+[.$B$296]" office:value-type="float" office:value="2.3361562" calcext:value-type="float">
            <text:p>2,3361562</text:p>
          </table:table-cell>
          <table:table-cell table:formula="of:=([.C88]*[.$B$297])-([.C88]*[.$B$296])+[.$B$296]" office:value-type="float" office:value="1.7268847" calcext:value-type="float">
            <text:p>1,7268847</text:p>
          </table:table-cell>
          <table:table-cell table:formula="of:=([.D88]-[.E88])^2" office:value-type="float" office:value="0.37121176071225" calcext:value-type="float">
            <text:p>0,37121176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271491" calcext:value-type="float">
            <text:p>0,271491</text:p>
          </table:table-cell>
          <table:table-cell table:formula="of:=([.B89]*[.$B$297])-([.B89]*[.$B$296])+[.$B$296]" office:value-type="float" office:value="1.9830781" calcext:value-type="float">
            <text:p>1,9830781</text:p>
          </table:table-cell>
          <table:table-cell table:formula="of:=([.C89]*[.$B$297])-([.C89]*[.$B$296])+[.$B$296]" office:value-type="float" office:value="1.4846041" calcext:value-type="float">
            <text:p>1,4846041</text:p>
          </table:table-cell>
          <table:table-cell table:formula="of:=([.D89]-[.E89])^2" office:value-type="float" office:value="0.248476328676" calcext:value-type="float">
            <text:p>0,24847632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288361" calcext:value-type="float">
            <text:p>0,288361</text:p>
          </table:table-cell>
          <table:table-cell table:formula="of:=([.B90]*[.$B$297])-([.B90]*[.$B$296])+[.$B$296]" office:value-type="float" office:value="2.0223073" calcext:value-type="float">
            <text:p>2,0223073</text:p>
          </table:table-cell>
          <table:table-cell table:formula="of:=([.C90]*[.$B$297])-([.C90]*[.$B$296])+[.$B$296]" office:value-type="float" office:value="1.5706411" calcext:value-type="float">
            <text:p>1,5706411</text:p>
          </table:table-cell>
          <table:table-cell table:formula="of:=([.D90]-[.E90])^2" office:value-type="float" office:value="0.20400235622244" calcext:value-type="float">
            <text:p>0,20400235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00248" calcext:value-type="float">
            <text:p>0,300248</text:p>
          </table:table-cell>
          <table:table-cell table:formula="of:=([.B91]*[.$B$297])-([.B91]*[.$B$296])+[.$B$296]" office:value-type="float" office:value="2.0223073" calcext:value-type="float">
            <text:p>2,0223073</text:p>
          </table:table-cell>
          <table:table-cell table:formula="of:=([.C91]*[.$B$297])-([.C91]*[.$B$296])+[.$B$296]" office:value-type="float" office:value="1.6312648" calcext:value-type="float">
            <text:p>1,6312648</text:p>
          </table:table-cell>
          <table:table-cell table:formula="of:=([.D91]-[.E91])^2" office:value-type="float" office:value="0.15291423680625" calcext:value-type="float">
            <text:p>0,15291423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344042" calcext:value-type="float">
            <text:p>0,344042</text:p>
          </table:table-cell>
          <table:table-cell table:formula="of:=([.B92]*[.$B$297])-([.B92]*[.$B$296])+[.$B$296]" office:value-type="float" office:value="2.0223073" calcext:value-type="float">
            <text:p>2,0223073</text:p>
          </table:table-cell>
          <table:table-cell table:formula="of:=([.C92]*[.$B$297])-([.C92]*[.$B$296])+[.$B$296]" office:value-type="float" office:value="1.8546142" calcext:value-type="float">
            <text:p>1,8546142</text:p>
          </table:table-cell>
          <table:table-cell table:formula="of:=([.D92]-[.E92])^2" office:value-type="float" office:value="0.02812097578761" calcext:value-type="float">
            <text:p>0,02812097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52746" calcext:value-type="float">
            <text:p>0,352746</text:p>
          </table:table-cell>
          <table:table-cell table:formula="of:=([.B93]*[.$B$297])-([.B93]*[.$B$296])+[.$B$296]" office:value-type="float" office:value="1.9046146" calcext:value-type="float">
            <text:p>1,9046146</text:p>
          </table:table-cell>
          <table:table-cell table:formula="of:=([.C93]*[.$B$297])-([.C93]*[.$B$296])+[.$B$296]" office:value-type="float" office:value="1.8990046" calcext:value-type="float">
            <text:p>1,8990046</text:p>
          </table:table-cell>
          <table:table-cell table:formula="of:=([.D93]-[.E93])^2" office:value-type="float" office:value="0.0000314720999999988" calcext:value-type="float">
            <text:p>3,14720999999988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49768" calcext:value-type="float">
            <text:p>0,349768</text:p>
          </table:table-cell>
          <table:table-cell table:formula="of:=([.B94]*[.$B$297])-([.B94]*[.$B$296])+[.$B$296]" office:value-type="float" office:value="1.7869219" calcext:value-type="float">
            <text:p>1,7869219</text:p>
          </table:table-cell>
          <table:table-cell table:formula="of:=([.C94]*[.$B$297])-([.C94]*[.$B$296])+[.$B$296]" office:value-type="float" office:value="1.8838168" calcext:value-type="float">
            <text:p>1,8838168</text:p>
          </table:table-cell>
          <table:table-cell table:formula="of:=([.D94]-[.E94])^2" office:value-type="float" office:value="0.00938862164600998" calcext:value-type="float">
            <text:p>0,00938862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33434" calcext:value-type="float">
            <text:p>0,333434</text:p>
          </table:table-cell>
          <table:table-cell table:formula="of:=([.B95]*[.$B$297])-([.B95]*[.$B$296])+[.$B$296]" office:value-type="float" office:value="1.7869219" calcext:value-type="float">
            <text:p>1,7869219</text:p>
          </table:table-cell>
          <table:table-cell table:formula="of:=([.C95]*[.$B$297])-([.C95]*[.$B$296])+[.$B$296]" office:value-type="float" office:value="1.8005134" calcext:value-type="float">
            <text:p>1,8005134</text:p>
          </table:table-cell>
          <table:table-cell table:formula="of:=([.D95]-[.E95])^2" office:value-type="float" office:value="0.000184728872250005" calcext:value-type="float">
            <text:p>0,00018472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333396" calcext:value-type="float">
            <text:p>0,333396</text:p>
          </table:table-cell>
          <table:table-cell table:formula="of:=([.B96]*[.$B$297])-([.B96]*[.$B$296])+[.$B$296]" office:value-type="float" office:value="1.63" calcext:value-type="float">
            <text:p>1,63</text:p>
          </table:table-cell>
          <table:table-cell table:formula="of:=([.C96]*[.$B$297])-([.C96]*[.$B$296])+[.$B$296]" office:value-type="float" office:value="1.8003196" calcext:value-type="float">
            <text:p>1,8003196</text:p>
          </table:table-cell>
          <table:table-cell table:formula="of:=([.D96]-[.E96])^2" office:value-type="float" office:value="0.0290087661441599" calcext:value-type="float">
            <text:p>0,02900876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17418" calcext:value-type="float">
            <text:p>0,317418</text:p>
          </table:table-cell>
          <table:table-cell table:formula="of:=([.B97]*[.$B$297])-([.B97]*[.$B$296])+[.$B$296]" office:value-type="float" office:value="2.14" calcext:value-type="float">
            <text:p>2,14</text:p>
          </table:table-cell>
          <table:table-cell table:formula="of:=([.C97]*[.$B$297])-([.C97]*[.$B$296])+[.$B$296]" office:value-type="float" office:value="1.7188318" calcext:value-type="float">
            <text:p>1,7188318</text:p>
          </table:table-cell>
          <table:table-cell table:formula="of:=([.D97]-[.E97])^2" office:value-type="float" office:value="0.17738265269124" calcext:value-type="float">
            <text:p>0,17738265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4998" calcext:value-type="float">
            <text:p>0,34998</text:p>
          </table:table-cell>
          <table:table-cell table:formula="of:=([.B98]*[.$B$297])-([.B98]*[.$B$296])+[.$B$296]" office:value-type="float" office:value="1.6692292" calcext:value-type="float">
            <text:p>1,6692292</text:p>
          </table:table-cell>
          <table:table-cell table:formula="of:=([.C98]*[.$B$297])-([.C98]*[.$B$296])+[.$B$296]" office:value-type="float" office:value="1.884898" calcext:value-type="float">
            <text:p>1,884898</text:p>
          </table:table-cell>
          <table:table-cell table:formula="of:=([.D98]-[.E98])^2" office:value-type="float" office:value="0.0465130312934401" calcext:value-type="float">
            <text:p>0,04651303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32518" calcext:value-type="float">
            <text:p>0,332518</text:p>
          </table:table-cell>
          <table:table-cell table:formula="of:=([.B99]*[.$B$297])-([.B99]*[.$B$296])+[.$B$296]" office:value-type="float" office:value="1.5123073" calcext:value-type="float">
            <text:p>1,5123073</text:p>
          </table:table-cell>
          <table:table-cell table:formula="of:=([.C99]*[.$B$297])-([.C99]*[.$B$296])+[.$B$296]" office:value-type="float" office:value="1.7958418" calcext:value-type="float">
            <text:p>1,7958418</text:p>
          </table:table-cell>
          <table:table-cell table:formula="of:=([.D99]-[.E99])^2" office:value-type="float" office:value="0.08039181269025" calcext:value-type="float">
            <text:p>0,08039181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296554" calcext:value-type="float">
            <text:p>0,296554</text:p>
          </table:table-cell>
          <table:table-cell table:formula="of:=([.B100]*[.$B$297])-([.B100]*[.$B$296])+[.$B$296]" office:value-type="float" office:value="1.5907708" calcext:value-type="float">
            <text:p>1,5907708</text:p>
          </table:table-cell>
          <table:table-cell table:formula="of:=([.C100]*[.$B$297])-([.C100]*[.$B$296])+[.$B$296]" office:value-type="float" office:value="1.6124254" calcext:value-type="float">
            <text:p>1,6124254</text:p>
          </table:table-cell>
          <table:table-cell table:formula="of:=([.D100]-[.E100])^2" office:value-type="float" office:value="0.000468921701159999" calcext:value-type="float">
            <text:p>0,00046892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295639" calcext:value-type="float">
            <text:p>0,295639</text:p>
          </table:table-cell>
          <table:table-cell table:formula="of:=([.B101]*[.$B$297])-([.B101]*[.$B$296])+[.$B$296]" office:value-type="float" office:value="2.4930781" calcext:value-type="float">
            <text:p>2,4930781</text:p>
          </table:table-cell>
          <table:table-cell table:formula="of:=([.C101]*[.$B$297])-([.C101]*[.$B$296])+[.$B$296]" office:value-type="float" office:value="1.6077589" calcext:value-type="float">
            <text:p>1,6077589</text:p>
          </table:table-cell>
          <table:table-cell table:formula="of:=([.D101]-[.E101])^2" office:value-type="float" office:value="0.78379008588864" calcext:value-type="float">
            <text:p>0,783790085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49362" calcext:value-type="float">
            <text:p>0,349362</text:p>
          </table:table-cell>
          <table:table-cell table:formula="of:=([.B102]*[.$B$297])-([.B102]*[.$B$296])+[.$B$296]" office:value-type="float" office:value="2.1792292" calcext:value-type="float">
            <text:p>2,1792292</text:p>
          </table:table-cell>
          <table:table-cell table:formula="of:=([.C102]*[.$B$297])-([.C102]*[.$B$296])+[.$B$296]" office:value-type="float" office:value="1.8817462" calcext:value-type="float">
            <text:p>1,8817462</text:p>
          </table:table-cell>
          <table:table-cell table:formula="of:=([.D102]-[.E102])^2" office:value-type="float" office:value="0.0884961352889998" calcext:value-type="float">
            <text:p>0,088496135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79148" calcext:value-type="float">
            <text:p>0,379148</text:p>
          </table:table-cell>
          <table:table-cell table:formula="of:=([.B103]*[.$B$297])-([.B103]*[.$B$296])+[.$B$296]" office:value-type="float" office:value="1.7869219" calcext:value-type="float">
            <text:p>1,7869219</text:p>
          </table:table-cell>
          <table:table-cell table:formula="of:=([.C103]*[.$B$297])-([.C103]*[.$B$296])+[.$B$296]" office:value-type="float" office:value="2.0336548" calcext:value-type="float">
            <text:p>2,0336548</text:p>
          </table:table-cell>
          <table:table-cell table:formula="of:=([.D103]-[.E103])^2" office:value-type="float" office:value="0.0608771239424099" calcext:value-type="float">
            <text:p>0,060877123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4187" calcext:value-type="float">
            <text:p>0,34187</text:p>
          </table:table-cell>
          <table:table-cell table:formula="of:=([.B104]*[.$B$297])-([.B104]*[.$B$296])+[.$B$296]" office:value-type="float" office:value="2.7676927" calcext:value-type="float">
            <text:p>2,7676927</text:p>
          </table:table-cell>
          <table:table-cell table:formula="of:=([.C104]*[.$B$297])-([.C104]*[.$B$296])+[.$B$296]" office:value-type="float" office:value="1.843537" calcext:value-type="float">
            <text:p>1,843537</text:p>
          </table:table-cell>
          <table:table-cell table:formula="of:=([.D104]-[.E104])^2" office:value-type="float" office:value="0.85406375784249" calcext:value-type="float">
            <text:p>0,85406375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412681" calcext:value-type="float">
            <text:p>0,412681</text:p>
          </table:table-cell>
          <table:table-cell table:formula="of:=([.B105]*[.$B$297])-([.B105]*[.$B$296])+[.$B$296]" office:value-type="float" office:value="3.0030781" calcext:value-type="float">
            <text:p>3,0030781</text:p>
          </table:table-cell>
          <table:table-cell table:formula="of:=([.C105]*[.$B$297])-([.C105]*[.$B$296])+[.$B$296]" office:value-type="float" office:value="2.2046731" calcext:value-type="float">
            <text:p>2,2046731</text:p>
          </table:table-cell>
          <table:table-cell table:formula="of:=([.D105]-[.E105])^2" office:value-type="float" office:value="0.637450544025" calcext:value-type="float">
            <text:p>0,63745054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363988" calcext:value-type="float">
            <text:p>0,363988</text:p>
          </table:table-cell>
          <table:table-cell table:formula="of:=([.B106]*[.$B$297])-([.B106]*[.$B$296])+[.$B$296]" office:value-type="float" office:value="3.1992292" calcext:value-type="float">
            <text:p>3,1992292</text:p>
          </table:table-cell>
          <table:table-cell table:formula="of:=([.C106]*[.$B$297])-([.C106]*[.$B$296])+[.$B$296]" office:value-type="float" office:value="1.9563388" calcext:value-type="float">
            <text:p>1,9563388</text:p>
          </table:table-cell>
          <table:table-cell table:formula="of:=([.D106]-[.E106])^2" office:value-type="float" office:value="1.54477654641216" calcext:value-type="float">
            <text:p>1,544776546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391285" calcext:value-type="float">
            <text:p>0,391285</text:p>
          </table:table-cell>
          <table:table-cell table:formula="of:=([.B107]*[.$B$297])-([.B107]*[.$B$296])+[.$B$296]" office:value-type="float" office:value="3.4346146" calcext:value-type="float">
            <text:p>3,4346146</text:p>
          </table:table-cell>
          <table:table-cell table:formula="of:=([.C107]*[.$B$297])-([.C107]*[.$B$296])+[.$B$296]" office:value-type="float" office:value="2.0955535" calcext:value-type="float">
            <text:p>2,0955535</text:p>
          </table:table-cell>
          <table:table-cell table:formula="of:=([.D107]-[.E107])^2" office:value-type="float" office:value="1.79308462953321" calcext:value-type="float">
            <text:p>1,793084629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7923" calcext:value-type="float">
            <text:p>0,407923</text:p>
          </table:table-cell>
          <table:table-cell table:formula="of:=([.B108]*[.$B$297])-([.B108]*[.$B$296])+[.$B$296]" office:value-type="float" office:value="2.5715365" calcext:value-type="float">
            <text:p>2,5715365</text:p>
          </table:table-cell>
          <table:table-cell table:formula="of:=([.C108]*[.$B$297])-([.C108]*[.$B$296])+[.$B$296]" office:value-type="float" office:value="2.1804073" calcext:value-type="float">
            <text:p>2,1804073</text:p>
          </table:table-cell>
          <table:table-cell table:formula="of:=([.D108]-[.E108])^2" office:value-type="float" office:value="0.15298205109264" calcext:value-type="float">
            <text:p>0,15298205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41086" calcext:value-type="float">
            <text:p>0,341086</text:p>
          </table:table-cell>
          <table:table-cell table:formula="of:=([.B109]*[.$B$297])-([.B109]*[.$B$296])+[.$B$296]" office:value-type="float" office:value="2.6892292" calcext:value-type="float">
            <text:p>2,6892292</text:p>
          </table:table-cell>
          <table:table-cell table:formula="of:=([.C109]*[.$B$297])-([.C109]*[.$B$296])+[.$B$296]" office:value-type="float" office:value="1.8395386" calcext:value-type="float">
            <text:p>1,8395386</text:p>
          </table:table-cell>
          <table:table-cell table:formula="of:=([.D109]-[.E109])^2" office:value-type="float" office:value="0.72197411572836" calcext:value-type="float">
            <text:p>0,721974115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03644" calcext:value-type="float">
            <text:p>0,303644</text:p>
          </table:table-cell>
          <table:table-cell table:formula="of:=([.B110]*[.$B$297])-([.B110]*[.$B$296])+[.$B$296]" office:value-type="float" office:value="2.4930781" calcext:value-type="float">
            <text:p>2,4930781</text:p>
          </table:table-cell>
          <table:table-cell table:formula="of:=([.C110]*[.$B$297])-([.C110]*[.$B$296])+[.$B$296]" office:value-type="float" office:value="1.6485844" calcext:value-type="float">
            <text:p>1,6485844</text:p>
          </table:table-cell>
          <table:table-cell table:formula="of:=([.D110]-[.E110])^2" office:value-type="float" office:value="0.71316960933969" calcext:value-type="float">
            <text:p>0,71316960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36243" calcext:value-type="float">
            <text:p>0,336243</text:p>
          </table:table-cell>
          <table:table-cell table:formula="of:=([.B111]*[.$B$297])-([.B111]*[.$B$296])+[.$B$296]" office:value-type="float" office:value="2.0615365" calcext:value-type="float">
            <text:p>2,0615365</text:p>
          </table:table-cell>
          <table:table-cell table:formula="of:=([.C111]*[.$B$297])-([.C111]*[.$B$296])+[.$B$296]" office:value-type="float" office:value="1.8148393" calcext:value-type="float">
            <text:p>1,8148393</text:p>
          </table:table-cell>
          <table:table-cell table:formula="of:=([.D111]-[.E111])^2" office:value-type="float" office:value="0.06085950848784" calcext:value-type="float">
            <text:p>0,06085950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270436" calcext:value-type="float">
            <text:p>0,270436</text:p>
          </table:table-cell>
          <table:table-cell table:formula="of:=([.B112]*[.$B$297])-([.B112]*[.$B$296])+[.$B$296]" office:value-type="float" office:value="1.8261562" calcext:value-type="float">
            <text:p>1,8261562</text:p>
          </table:table-cell>
          <table:table-cell table:formula="of:=([.C112]*[.$B$297])-([.C112]*[.$B$296])+[.$B$296]" office:value-type="float" office:value="1.4792236" calcext:value-type="float">
            <text:p>1,4792236</text:p>
          </table:table-cell>
          <table:table-cell table:formula="of:=([.D112]-[.E112])^2" office:value-type="float" office:value="0.12036222894276" calcext:value-type="float">
            <text:p>0,12036222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298767" calcext:value-type="float">
            <text:p>0,298767</text:p>
          </table:table-cell>
          <table:table-cell table:formula="of:=([.B113]*[.$B$297])-([.B113]*[.$B$296])+[.$B$296]" office:value-type="float" office:value="2.5715365" calcext:value-type="float">
            <text:p>2,5715365</text:p>
          </table:table-cell>
          <table:table-cell table:formula="of:=([.C113]*[.$B$297])-([.C113]*[.$B$296])+[.$B$296]" office:value-type="float" office:value="1.6237117" calcext:value-type="float">
            <text:p>1,6237117</text:p>
          </table:table-cell>
          <table:table-cell table:formula="of:=([.D113]-[.E113])^2" office:value-type="float" office:value="0.898371851495039" calcext:value-type="float">
            <text:p>0,89837185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79597" calcext:value-type="float">
            <text:p>0,379597</text:p>
          </table:table-cell>
          <table:table-cell table:formula="of:=([.B114]*[.$B$297])-([.B114]*[.$B$296])+[.$B$296]" office:value-type="float" office:value="2.3753854" calcext:value-type="float">
            <text:p>2,3753854</text:p>
          </table:table-cell>
          <table:table-cell table:formula="of:=([.C114]*[.$B$297])-([.C114]*[.$B$296])+[.$B$296]" office:value-type="float" office:value="2.0359447" calcext:value-type="float">
            <text:p>2,0359447</text:p>
          </table:table-cell>
          <table:table-cell table:formula="of:=([.D114]-[.E114])^2" office:value-type="float" office:value="0.11521998881649" calcext:value-type="float">
            <text:p>0,115219988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86368" calcext:value-type="float">
            <text:p>0,386368</text:p>
          </table:table-cell>
          <table:table-cell table:formula="of:=([.B115]*[.$B$297])-([.B115]*[.$B$296])+[.$B$296]" office:value-type="float" office:value="2.2576927" calcext:value-type="float">
            <text:p>2,2576927</text:p>
          </table:table-cell>
          <table:table-cell table:formula="of:=([.C115]*[.$B$297])-([.C115]*[.$B$296])+[.$B$296]" office:value-type="float" office:value="2.0704768" calcext:value-type="float">
            <text:p>2,0704768</text:p>
          </table:table-cell>
          <table:table-cell table:formula="of:=([.D115]-[.E115])^2" office:value-type="float" office:value="0.03504979321281" calcext:value-type="float">
            <text:p>0,035049793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86449" calcext:value-type="float">
            <text:p>0,386449</text:p>
          </table:table-cell>
          <table:table-cell table:formula="of:=([.B116]*[.$B$297])-([.B116]*[.$B$296])+[.$B$296]" office:value-type="float" office:value="2.3361562" calcext:value-type="float">
            <text:p>2,3361562</text:p>
          </table:table-cell>
          <table:table-cell table:formula="of:=([.C116]*[.$B$297])-([.C116]*[.$B$296])+[.$B$296]" office:value-type="float" office:value="2.0708899" calcext:value-type="float">
            <text:p>2,0708899</text:p>
          </table:table-cell>
          <table:table-cell table:formula="of:=([.D116]-[.E116])^2" office:value-type="float" office:value="0.07036620991569" calcext:value-type="float">
            <text:p>0,07036620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393329" calcext:value-type="float">
            <text:p>0,393329</text:p>
          </table:table-cell>
          <table:table-cell table:formula="of:=([.B117]*[.$B$297])-([.B117]*[.$B$296])+[.$B$296]" office:value-type="float" office:value="2.5715365" calcext:value-type="float">
            <text:p>2,5715365</text:p>
          </table:table-cell>
          <table:table-cell table:formula="of:=([.C117]*[.$B$297])-([.C117]*[.$B$296])+[.$B$296]" office:value-type="float" office:value="2.1059779" calcext:value-type="float">
            <text:p>2,1059779</text:p>
          </table:table-cell>
          <table:table-cell table:formula="of:=([.D117]-[.E117])^2" office:value-type="float" office:value="0.216744810033959" calcext:value-type="float">
            <text:p>0,21674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91777" calcext:value-type="float">
            <text:p>0,391777</text:p>
          </table:table-cell>
          <table:table-cell table:formula="of:=([.B118]*[.$B$297])-([.B118]*[.$B$296])+[.$B$296]" office:value-type="float" office:value="2.2576927" calcext:value-type="float">
            <text:p>2,2576927</text:p>
          </table:table-cell>
          <table:table-cell table:formula="of:=([.C118]*[.$B$297])-([.C118]*[.$B$296])+[.$B$296]" office:value-type="float" office:value="2.0980627" calcext:value-type="float">
            <text:p>2,0980627</text:p>
          </table:table-cell>
          <table:table-cell table:formula="of:=([.D118]-[.E118])^2" office:value-type="float" office:value="0.0254817369000001" calcext:value-type="float">
            <text:p>0,025481736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82003" calcext:value-type="float">
            <text:p>0,382003</text:p>
          </table:table-cell>
          <table:table-cell table:formula="of:=([.B119]*[.$B$297])-([.B119]*[.$B$296])+[.$B$296]" office:value-type="float" office:value="2.3361562" calcext:value-type="float">
            <text:p>2,3361562</text:p>
          </table:table-cell>
          <table:table-cell table:formula="of:=([.C119]*[.$B$297])-([.C119]*[.$B$296])+[.$B$296]" office:value-type="float" office:value="2.0482153" calcext:value-type="float">
            <text:p>2,0482153</text:p>
          </table:table-cell>
          <table:table-cell table:formula="of:=([.D119]-[.E119])^2" office:value-type="float" office:value="0.0829099618928101" calcext:value-type="float">
            <text:p>0,08290996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71983" calcext:value-type="float">
            <text:p>0,371983</text:p>
          </table:table-cell>
          <table:table-cell table:formula="of:=([.B120]*[.$B$297])-([.B120]*[.$B$296])+[.$B$296]" office:value-type="float" office:value="2.0615365" calcext:value-type="float">
            <text:p>2,0615365</text:p>
          </table:table-cell>
          <table:table-cell table:formula="of:=([.C120]*[.$B$297])-([.C120]*[.$B$296])+[.$B$296]" office:value-type="float" office:value="1.9971133" calcext:value-type="float">
            <text:p>1,9971133</text:p>
          </table:table-cell>
          <table:table-cell table:formula="of:=([.D120]-[.E120])^2" office:value-type="float" office:value="0.00415034869823997" calcext:value-type="float">
            <text:p>0,00415034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50416" calcext:value-type="float">
            <text:p>0,350416</text:p>
          </table:table-cell>
          <table:table-cell table:formula="of:=([.B121]*[.$B$297])-([.B121]*[.$B$296])+[.$B$296]" office:value-type="float" office:value="1.9830781" calcext:value-type="float">
            <text:p>1,9830781</text:p>
          </table:table-cell>
          <table:table-cell table:formula="of:=([.C121]*[.$B$297])-([.C121]*[.$B$296])+[.$B$296]" office:value-type="float" office:value="1.8871216" calcext:value-type="float">
            <text:p>1,8871216</text:p>
          </table:table-cell>
          <table:table-cell table:formula="of:=([.D121]-[.E121])^2" office:value-type="float" office:value="0.00920764989224996" calcext:value-type="float">
            <text:p>0,009207649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24737" calcext:value-type="float">
            <text:p>0,324737</text:p>
          </table:table-cell>
          <table:table-cell table:formula="of:=([.B122]*[.$B$297])-([.B122]*[.$B$296])+[.$B$296]" office:value-type="float" office:value="1.8653854" calcext:value-type="float">
            <text:p>1,8653854</text:p>
          </table:table-cell>
          <table:table-cell table:formula="of:=([.C122]*[.$B$297])-([.C122]*[.$B$296])+[.$B$296]" office:value-type="float" office:value="1.7561587" calcext:value-type="float">
            <text:p>1,7561587</text:p>
          </table:table-cell>
          <table:table-cell table:formula="of:=([.D122]-[.E122])^2" office:value-type="float" office:value="0.0119304719928899" calcext:value-type="float">
            <text:p>0,01193047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33135" calcext:value-type="float">
            <text:p>0,333135</text:p>
          </table:table-cell>
          <table:table-cell table:formula="of:=([.B123]*[.$B$297])-([.B123]*[.$B$296])+[.$B$296]" office:value-type="float" office:value="1.9438438" calcext:value-type="float">
            <text:p>1,9438438</text:p>
          </table:table-cell>
          <table:table-cell table:formula="of:=([.C123]*[.$B$297])-([.C123]*[.$B$296])+[.$B$296]" office:value-type="float" office:value="1.7989885" calcext:value-type="float">
            <text:p>1,7989885</text:p>
          </table:table-cell>
          <table:table-cell table:formula="of:=([.D123]-[.E123])^2" office:value-type="float" office:value="0.02098305793809" calcext:value-type="float">
            <text:p>0,02098305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342629" calcext:value-type="float">
            <text:p>0,342629</text:p>
          </table:table-cell>
          <table:table-cell table:formula="of:=([.B124]*[.$B$297])-([.B124]*[.$B$296])+[.$B$296]" office:value-type="float" office:value="1.7084635" calcext:value-type="float">
            <text:p>1,7084635</text:p>
          </table:table-cell>
          <table:table-cell table:formula="of:=([.C124]*[.$B$297])-([.C124]*[.$B$296])+[.$B$296]" office:value-type="float" office:value="1.8474079" calcext:value-type="float">
            <text:p>1,8474079</text:p>
          </table:table-cell>
          <table:table-cell table:formula="of:=([.D124]-[.E124])^2" office:value-type="float" office:value="0.0193055462913599" calcext:value-type="float">
            <text:p>0,01930554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27701" calcext:value-type="float">
            <text:p>0,327701</text:p>
          </table:table-cell>
          <table:table-cell table:formula="of:=([.B125]*[.$B$297])-([.B125]*[.$B$296])+[.$B$296]" office:value-type="float" office:value="2.5323073" calcext:value-type="float">
            <text:p>2,5323073</text:p>
          </table:table-cell>
          <table:table-cell table:formula="of:=([.C125]*[.$B$297])-([.C125]*[.$B$296])+[.$B$296]" office:value-type="float" office:value="1.7712751" calcext:value-type="float">
            <text:p>1,7712751</text:p>
          </table:table-cell>
          <table:table-cell table:formula="of:=([.D125]-[.E125])^2" office:value-type="float" office:value="0.57917000943684" calcext:value-type="float">
            <text:p>0,579170009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372057" calcext:value-type="float">
            <text:p>0,372057</text:p>
          </table:table-cell>
          <table:table-cell table:formula="of:=([.B126]*[.$B$297])-([.B126]*[.$B$296])+[.$B$296]" office:value-type="float" office:value="3.3561562" calcext:value-type="float">
            <text:p>3,3561562</text:p>
          </table:table-cell>
          <table:table-cell table:formula="of:=([.C126]*[.$B$297])-([.C126]*[.$B$296])+[.$B$296]" office:value-type="float" office:value="1.9974907" calcext:value-type="float">
            <text:p>1,9974907</text:p>
          </table:table-cell>
          <table:table-cell table:formula="of:=([.D126]-[.E126])^2" office:value-type="float" office:value="1.84597194089025" calcext:value-type="float">
            <text:p>1,845971940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369889" calcext:value-type="float">
            <text:p>0,369889</text:p>
          </table:table-cell>
          <table:table-cell table:formula="of:=([.B127]*[.$B$297])-([.B127]*[.$B$296])+[.$B$296]" office:value-type="float" office:value="3.5130781" calcext:value-type="float">
            <text:p>3,5130781</text:p>
          </table:table-cell>
          <table:table-cell table:formula="of:=([.C127]*[.$B$297])-([.C127]*[.$B$296])+[.$B$296]" office:value-type="float" office:value="1.9864339" calcext:value-type="float">
            <text:p>1,9864339</text:p>
          </table:table-cell>
          <table:table-cell table:formula="of:=([.D127]-[.E127])^2" office:value-type="float" office:value="2.33064251339364" calcext:value-type="float">
            <text:p>2,33064251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338106" calcext:value-type="float">
            <text:p>0,338106</text:p>
          </table:table-cell>
          <table:table-cell table:formula="of:=([.B128]*[.$B$297])-([.B128]*[.$B$296])+[.$B$296]" office:value-type="float" office:value="3.9838438" calcext:value-type="float">
            <text:p>3,9838438</text:p>
          </table:table-cell>
          <table:table-cell table:formula="of:=([.C128]*[.$B$297])-([.C128]*[.$B$296])+[.$B$296]" office:value-type="float" office:value="1.8243406" calcext:value-type="float">
            <text:p>1,8243406</text:p>
          </table:table-cell>
          <table:table-cell table:formula="of:=([.D128]-[.E128])^2" office:value-type="float" office:value="4.66345407081024" calcext:value-type="float">
            <text:p>4,66345407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58059" calcext:value-type="float">
            <text:p>0,358059</text:p>
          </table:table-cell>
          <table:table-cell table:formula="of:=([.B129]*[.$B$297])-([.B129]*[.$B$296])+[.$B$296]" office:value-type="float" office:value="4.2192292" calcext:value-type="float">
            <text:p>4,2192292</text:p>
          </table:table-cell>
          <table:table-cell table:formula="of:=([.C129]*[.$B$297])-([.C129]*[.$B$296])+[.$B$296]" office:value-type="float" office:value="1.9261009" calcext:value-type="float">
            <text:p>1,9261009</text:p>
          </table:table-cell>
          <table:table-cell table:formula="of:=([.D129]-[.E129])^2" office:value-type="float" office:value="5.25843740026089" calcext:value-type="float">
            <text:p>5,258437400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291442" calcext:value-type="float">
            <text:p>0,291442</text:p>
          </table:table-cell>
          <table:table-cell table:formula="of:=([.B130]*[.$B$297])-([.B130]*[.$B$296])+[.$B$296]" office:value-type="float" office:value="4.0230781" calcext:value-type="float">
            <text:p>4,0230781</text:p>
          </table:table-cell>
          <table:table-cell table:formula="of:=([.C130]*[.$B$297])-([.C130]*[.$B$296])+[.$B$296]" office:value-type="float" office:value="1.5863542" calcext:value-type="float">
            <text:p>1,5863542</text:p>
          </table:table-cell>
          <table:table-cell table:formula="of:=([.D130]-[.E130])^2" office:value-type="float" office:value="5.93762336483121" calcext:value-type="float">
            <text:p>5,937623364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273099" calcext:value-type="float">
            <text:p>0,273099</text:p>
          </table:table-cell>
          <table:table-cell table:formula="of:=([.B131]*[.$B$297])-([.B131]*[.$B$296])+[.$B$296]" office:value-type="float" office:value="4.18" calcext:value-type="float">
            <text:p>4,18</text:p>
          </table:table-cell>
          <table:table-cell table:formula="of:=([.C131]*[.$B$297])-([.C131]*[.$B$296])+[.$B$296]" office:value-type="float" office:value="1.4928049" calcext:value-type="float">
            <text:p>1,4928049</text:p>
          </table:table-cell>
          <table:table-cell table:formula="of:=([.D131]-[.E131])^2" office:value-type="float" office:value="7.22101750546401" calcext:value-type="float">
            <text:p>7,22101750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296775" calcext:value-type="float">
            <text:p>0,296775</text:p>
          </table:table-cell>
          <table:table-cell table:formula="of:=([.B132]*[.$B$297])-([.B132]*[.$B$296])+[.$B$296]" office:value-type="float" office:value="4.4153854" calcext:value-type="float">
            <text:p>4,4153854</text:p>
          </table:table-cell>
          <table:table-cell table:formula="of:=([.C132]*[.$B$297])-([.C132]*[.$B$296])+[.$B$296]" office:value-type="float" office:value="1.6135525" calcext:value-type="float">
            <text:p>1,6135525</text:p>
          </table:table-cell>
          <table:table-cell table:formula="of:=([.D132]-[.E132])^2" office:value-type="float" office:value="7.85026759952241" calcext:value-type="float">
            <text:p>7,85026759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264208" calcext:value-type="float">
            <text:p>0,264208</text:p>
          </table:table-cell>
          <table:table-cell table:formula="of:=([.B133]*[.$B$297])-([.B133]*[.$B$296])+[.$B$296]" office:value-type="float" office:value="4.0230781" calcext:value-type="float">
            <text:p>4,0230781</text:p>
          </table:table-cell>
          <table:table-cell table:formula="of:=([.C133]*[.$B$297])-([.C133]*[.$B$296])+[.$B$296]" office:value-type="float" office:value="1.4474608" calcext:value-type="float">
            <text:p>1,4474608</text:p>
          </table:table-cell>
          <table:table-cell table:formula="of:=([.D133]-[.E133])^2" office:value-type="float" office:value="6.63380447605929" calcext:value-type="float">
            <text:p>6,63380447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238273" calcext:value-type="float">
            <text:p>0,238273</text:p>
          </table:table-cell>
          <table:table-cell table:formula="of:=([.B134]*[.$B$297])-([.B134]*[.$B$296])+[.$B$296]" office:value-type="float" office:value="3.7484635" calcext:value-type="float">
            <text:p>3,7484635</text:p>
          </table:table-cell>
          <table:table-cell table:formula="of:=([.C134]*[.$B$297])-([.C134]*[.$B$296])+[.$B$296]" office:value-type="float" office:value="1.3151923" calcext:value-type="float">
            <text:p>1,3151923</text:p>
          </table:table-cell>
          <table:table-cell table:formula="of:=([.D134]-[.E134])^2" office:value-type="float" office:value="5.92080873274944" calcext:value-type="float">
            <text:p>5,92080873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241472" calcext:value-type="float">
            <text:p>0,241472</text:p>
          </table:table-cell>
          <table:table-cell table:formula="of:=([.B135]*[.$B$297])-([.B135]*[.$B$296])+[.$B$296]" office:value-type="float" office:value="3.0815365" calcext:value-type="float">
            <text:p>3,0815365</text:p>
          </table:table-cell>
          <table:table-cell table:formula="of:=([.C135]*[.$B$297])-([.C135]*[.$B$296])+[.$B$296]" office:value-type="float" office:value="1.3315072" calcext:value-type="float">
            <text:p>1,3315072</text:p>
          </table:table-cell>
          <table:table-cell table:formula="of:=([.D135]-[.E135])^2" office:value-type="float" office:value="3.06260255085849" calcext:value-type="float">
            <text:p>3,06260255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197767" calcext:value-type="float">
            <text:p>0,197767</text:p>
          </table:table-cell>
          <table:table-cell table:formula="of:=([.B136]*[.$B$297])-([.B136]*[.$B$296])+[.$B$296]" office:value-type="float" office:value="2.65" calcext:value-type="float">
            <text:p>2,65</text:p>
          </table:table-cell>
          <table:table-cell table:formula="of:=([.C136]*[.$B$297])-([.C136]*[.$B$296])+[.$B$296]" office:value-type="float" office:value="1.1086117" calcext:value-type="float">
            <text:p>1,1086117</text:p>
          </table:table-cell>
          <table:table-cell table:formula="of:=([.D136]-[.E136])^2" office:value-type="float" office:value="2.37587789137689" calcext:value-type="float">
            <text:p>2,375877891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182342" calcext:value-type="float">
            <text:p>0,182342</text:p>
          </table:table-cell>
          <table:table-cell table:formula="of:=([.B137]*[.$B$297])-([.B137]*[.$B$296])+[.$B$296]" office:value-type="float" office:value="3.4738438" calcext:value-type="float">
            <text:p>3,4738438</text:p>
          </table:table-cell>
          <table:table-cell table:formula="of:=([.C137]*[.$B$297])-([.C137]*[.$B$296])+[.$B$296]" office:value-type="float" office:value="1.0299442" calcext:value-type="float">
            <text:p>1,0299442</text:p>
          </table:table-cell>
          <table:table-cell table:formula="of:=([.D137]-[.E137])^2" office:value-type="float" office:value="5.97264525488016" calcext:value-type="float">
            <text:p>5,97264525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42256" calcext:value-type="float">
            <text:p>0,342256</text:p>
          </table:table-cell>
          <table:table-cell table:formula="of:=([.B138]*[.$B$297])-([.B138]*[.$B$296])+[.$B$296]" office:value-type="float" office:value="2.4538438" calcext:value-type="float">
            <text:p>2,4538438</text:p>
          </table:table-cell>
          <table:table-cell table:formula="of:=([.C138]*[.$B$297])-([.C138]*[.$B$296])+[.$B$296]" office:value-type="float" office:value="1.8455056" calcext:value-type="float">
            <text:p>1,8455056</text:p>
          </table:table-cell>
          <table:table-cell table:formula="of:=([.D138]-[.E138])^2" office:value-type="float" office:value="0.37007536557924" calcext:value-type="float">
            <text:p>0,37007536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15542" calcext:value-type="float">
            <text:p>0,315542</text:p>
          </table:table-cell>
          <table:table-cell table:formula="of:=([.B139]*[.$B$297])-([.B139]*[.$B$296])+[.$B$296]" office:value-type="float" office:value="2.3753854" calcext:value-type="float">
            <text:p>2,3753854</text:p>
          </table:table-cell>
          <table:table-cell table:formula="of:=([.C139]*[.$B$297])-([.C139]*[.$B$296])+[.$B$296]" office:value-type="float" office:value="1.7092642" calcext:value-type="float">
            <text:p>1,7092642</text:p>
          </table:table-cell>
          <table:table-cell table:formula="of:=([.D139]-[.E139])^2" office:value-type="float" office:value="0.44371745308944" calcext:value-type="float">
            <text:p>0,44371745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273669" calcext:value-type="float">
            <text:p>0,273669</text:p>
          </table:table-cell>
          <table:table-cell table:formula="of:=([.B140]*[.$B$297])-([.B140]*[.$B$296])+[.$B$296]" office:value-type="float" office:value="3.8661562" calcext:value-type="float">
            <text:p>3,8661562</text:p>
          </table:table-cell>
          <table:table-cell table:formula="of:=([.C140]*[.$B$297])-([.C140]*[.$B$296])+[.$B$296]" office:value-type="float" office:value="1.4957119" calcext:value-type="float">
            <text:p>1,4957119</text:p>
          </table:table-cell>
          <table:table-cell table:formula="of:=([.D140]-[.E140])^2" office:value-type="float" office:value="5.61900617940249" calcext:value-type="float">
            <text:p>5,61900617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19924" calcext:value-type="float">
            <text:p>0,419924</text:p>
          </table:table-cell>
          <table:table-cell table:formula="of:=([.B141]*[.$B$297])-([.B141]*[.$B$296])+[.$B$296]" office:value-type="float" office:value="2.3753854" calcext:value-type="float">
            <text:p>2,3753854</text:p>
          </table:table-cell>
          <table:table-cell table:formula="of:=([.C141]*[.$B$297])-([.C141]*[.$B$296])+[.$B$296]" office:value-type="float" office:value="2.2416124" calcext:value-type="float">
            <text:p>2,2416124</text:p>
          </table:table-cell>
          <table:table-cell table:formula="of:=([.D141]-[.E141])^2" office:value-type="float" office:value="0.0178952155289999" calcext:value-type="float">
            <text:p>0,01789521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04384" calcext:value-type="float">
            <text:p>0,304384</text:p>
          </table:table-cell>
          <table:table-cell table:formula="of:=([.B142]*[.$B$297])-([.B142]*[.$B$296])+[.$B$296]" office:value-type="float" office:value="2.3753854" calcext:value-type="float">
            <text:p>2,3753854</text:p>
          </table:table-cell>
          <table:table-cell table:formula="of:=([.C142]*[.$B$297])-([.C142]*[.$B$296])+[.$B$296]" office:value-type="float" office:value="1.6523584" calcext:value-type="float">
            <text:p>1,6523584</text:p>
          </table:table-cell>
          <table:table-cell table:formula="of:=([.D142]-[.E142])^2" office:value-type="float" office:value="0.522768042729" calcext:value-type="float">
            <text:p>0,522768042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16017" calcext:value-type="float">
            <text:p>0,316017</text:p>
          </table:table-cell>
          <table:table-cell table:formula="of:=([.B143]*[.$B$297])-([.B143]*[.$B$296])+[.$B$296]" office:value-type="float" office:value="2.2184635" calcext:value-type="float">
            <text:p>2,2184635</text:p>
          </table:table-cell>
          <table:table-cell table:formula="of:=([.C143]*[.$B$297])-([.C143]*[.$B$296])+[.$B$296]" office:value-type="float" office:value="1.7116867" calcext:value-type="float">
            <text:p>1,7116867</text:p>
          </table:table-cell>
          <table:table-cell table:formula="of:=([.D143]-[.E143])^2" office:value-type="float" office:value="0.25682272501824" calcext:value-type="float">
            <text:p>0,2568227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34406" calcext:value-type="float">
            <text:p>0,334406</text:p>
          </table:table-cell>
          <table:table-cell table:formula="of:=([.B144]*[.$B$297])-([.B144]*[.$B$296])+[.$B$296]" office:value-type="float" office:value="4.2584635" calcext:value-type="float">
            <text:p>4,2584635</text:p>
          </table:table-cell>
          <table:table-cell table:formula="of:=([.C144]*[.$B$297])-([.C144]*[.$B$296])+[.$B$296]" office:value-type="float" office:value="1.8054706" calcext:value-type="float">
            <text:p>1,8054706</text:p>
          </table:table-cell>
          <table:table-cell table:formula="of:=([.D144]-[.E144])^2" office:value-type="float" office:value="6.01717416745041" calcext:value-type="float">
            <text:p>6,01717416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21497" calcext:value-type="float">
            <text:p>0,321497</text:p>
          </table:table-cell>
          <table:table-cell table:formula="of:=([.B145]*[.$B$297])-([.B145]*[.$B$296])+[.$B$296]" office:value-type="float" office:value="2.1007708" calcext:value-type="float">
            <text:p>2,1007708</text:p>
          </table:table-cell>
          <table:table-cell table:formula="of:=([.C145]*[.$B$297])-([.C145]*[.$B$296])+[.$B$296]" office:value-type="float" office:value="1.7396347" calcext:value-type="float">
            <text:p>1,7396347</text:p>
          </table:table-cell>
          <table:table-cell table:formula="of:=([.D145]-[.E145])^2" office:value-type="float" office:value="0.13041928272321" calcext:value-type="float">
            <text:p>0,13041928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277583" calcext:value-type="float">
            <text:p>0,277583</text:p>
          </table:table-cell>
          <table:table-cell table:formula="of:=([.B146]*[.$B$297])-([.B146]*[.$B$296])+[.$B$296]" office:value-type="float" office:value="3.2384635" calcext:value-type="float">
            <text:p>3,2384635</text:p>
          </table:table-cell>
          <table:table-cell table:formula="of:=([.C146]*[.$B$297])-([.C146]*[.$B$296])+[.$B$296]" office:value-type="float" office:value="1.5156733" calcext:value-type="float">
            <text:p>1,5156733</text:p>
          </table:table-cell>
          <table:table-cell table:formula="of:=([.D146]-[.E146])^2" office:value-type="float" office:value="2.96800607321604" calcext:value-type="float">
            <text:p>2,96800607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3019" calcext:value-type="float">
            <text:p>0,33019</text:p>
          </table:table-cell>
          <table:table-cell table:formula="of:=([.B147]*[.$B$297])-([.B147]*[.$B$296])+[.$B$296]" office:value-type="float" office:value="2.1007708" calcext:value-type="float">
            <text:p>2,1007708</text:p>
          </table:table-cell>
          <table:table-cell table:formula="of:=([.C147]*[.$B$297])-([.C147]*[.$B$296])+[.$B$296]" office:value-type="float" office:value="1.783969" calcext:value-type="float">
            <text:p>1,783969</text:p>
          </table:table-cell>
          <table:table-cell table:formula="of:=([.D147]-[.E147])^2" office:value-type="float" office:value="0.10036338048324" calcext:value-type="float">
            <text:p>0,100363380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55367" calcext:value-type="float">
            <text:p>0,355367</text:p>
          </table:table-cell>
          <table:table-cell table:formula="of:=([.B148]*[.$B$297])-([.B148]*[.$B$296])+[.$B$296]" office:value-type="float" office:value="1.9830781" calcext:value-type="float">
            <text:p>1,9830781</text:p>
          </table:table-cell>
          <table:table-cell table:formula="of:=([.C148]*[.$B$297])-([.C148]*[.$B$296])+[.$B$296]" office:value-type="float" office:value="1.9123717" calcext:value-type="float">
            <text:p>1,9123717</text:p>
          </table:table-cell>
          <table:table-cell table:formula="of:=([.D148]-[.E148])^2" office:value-type="float" office:value="0.00499939500095999" calcext:value-type="float">
            <text:p>0,0049993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186329" calcext:value-type="float">
            <text:p>0,186329</text:p>
          </table:table-cell>
          <table:table-cell table:formula="of:=([.B149]*[.$B$297])-([.B149]*[.$B$296])+[.$B$296]" office:value-type="float" office:value="4.1407708" calcext:value-type="float">
            <text:p>4,1407708</text:p>
          </table:table-cell>
          <table:table-cell table:formula="of:=([.C149]*[.$B$297])-([.C149]*[.$B$296])+[.$B$296]" office:value-type="float" office:value="1.0502779" calcext:value-type="float">
            <text:p>1,0502779</text:p>
          </table:table-cell>
          <table:table-cell table:formula="of:=([.D149]-[.E149])^2" office:value-type="float" office:value="9.55114636495041" calcext:value-type="float">
            <text:p>9,5511463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4006" calcext:value-type="float">
            <text:p>0,404006</text:p>
          </table:table-cell>
          <table:table-cell table:formula="of:=([.B150]*[.$B$297])-([.B150]*[.$B$296])+[.$B$296]" office:value-type="float" office:value="2.0223073" calcext:value-type="float">
            <text:p>2,0223073</text:p>
          </table:table-cell>
          <table:table-cell table:formula="of:=([.C150]*[.$B$297])-([.C150]*[.$B$296])+[.$B$296]" office:value-type="float" office:value="2.1604306" calcext:value-type="float">
            <text:p>2,1604306</text:p>
          </table:table-cell>
          <table:table-cell table:formula="of:=([.D150]-[.E150])^2" office:value-type="float" office:value="0.01907804600289" calcext:value-type="float">
            <text:p>0,0190780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287409" calcext:value-type="float">
            <text:p>0,287409</text:p>
          </table:table-cell>
          <table:table-cell table:formula="of:=([.B151]*[.$B$297])-([.B151]*[.$B$296])+[.$B$296]" office:value-type="float" office:value="4.2192292" calcext:value-type="float">
            <text:p>4,2192292</text:p>
          </table:table-cell>
          <table:table-cell table:formula="of:=([.C151]*[.$B$297])-([.C151]*[.$B$296])+[.$B$296]" office:value-type="float" office:value="1.5657859" calcext:value-type="float">
            <text:p>1,5657859</text:p>
          </table:table-cell>
          <table:table-cell table:formula="of:=([.D151]-[.E151])^2" office:value-type="float" office:value="7.04076134631489" calcext:value-type="float">
            <text:p>7,04076134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38625" calcext:value-type="float">
            <text:p>0,438625</text:p>
          </table:table-cell>
          <table:table-cell table:formula="of:=([.B152]*[.$B$297])-([.B152]*[.$B$296])+[.$B$296]" office:value-type="float" office:value="2.0615365" calcext:value-type="float">
            <text:p>2,0615365</text:p>
          </table:table-cell>
          <table:table-cell table:formula="of:=([.C152]*[.$B$297])-([.C152]*[.$B$296])+[.$B$296]" office:value-type="float" office:value="2.3369875" calcext:value-type="float">
            <text:p>2,3369875</text:p>
          </table:table-cell>
          <table:table-cell table:formula="of:=([.D152]-[.E152])^2" office:value-type="float" office:value="0.0758732534010002" calcext:value-type="float">
            <text:p>0,07587325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316897" calcext:value-type="float">
            <text:p>0,316897</text:p>
          </table:table-cell>
          <table:table-cell table:formula="of:=([.B153]*[.$B$297])-([.B153]*[.$B$296])+[.$B$296]" office:value-type="float" office:value="4.3761562" calcext:value-type="float">
            <text:p>4,3761562</text:p>
          </table:table-cell>
          <table:table-cell table:formula="of:=([.C153]*[.$B$297])-([.C153]*[.$B$296])+[.$B$296]" office:value-type="float" office:value="1.7161747" calcext:value-type="float">
            <text:p>1,7161747</text:p>
          </table:table-cell>
          <table:table-cell table:formula="of:=([.D153]-[.E153])^2" office:value-type="float" office:value="7.07550158034225" calcext:value-type="float">
            <text:p>7,07550158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309765" calcext:value-type="float">
            <text:p>0,309765</text:p>
          </table:table-cell>
          <table:table-cell table:formula="of:=([.B154]*[.$B$297])-([.B154]*[.$B$296])+[.$B$296]" office:value-type="float" office:value="2.8853854" calcext:value-type="float">
            <text:p>2,8853854</text:p>
          </table:table-cell>
          <table:table-cell table:formula="of:=([.C154]*[.$B$297])-([.C154]*[.$B$296])+[.$B$296]" office:value-type="float" office:value="1.6798015" calcext:value-type="float">
            <text:p>1,6798015</text:p>
          </table:table-cell>
          <table:table-cell table:formula="of:=([.D154]-[.E154])^2" office:value-type="float" office:value="1.45343253993921" calcext:value-type="float">
            <text:p>1,453432539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257829" calcext:value-type="float">
            <text:p>0,257829</text:p>
          </table:table-cell>
          <table:table-cell table:formula="of:=([.B155]*[.$B$297])-([.B155]*[.$B$296])+[.$B$296]" office:value-type="float" office:value="2.5323073" calcext:value-type="float">
            <text:p>2,5323073</text:p>
          </table:table-cell>
          <table:table-cell table:formula="of:=([.C155]*[.$B$297])-([.C155]*[.$B$296])+[.$B$296]" office:value-type="float" office:value="1.4149279" calcext:value-type="float">
            <text:p>1,4149279</text:p>
          </table:table-cell>
          <table:table-cell table:formula="of:=([.D155]-[.E155])^2" office:value-type="float" office:value="1.24853672354436" calcext:value-type="float">
            <text:p>1,24853672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154552" calcext:value-type="float">
            <text:p>0,154552</text:p>
          </table:table-cell>
          <table:table-cell table:formula="of:=([.B156]*[.$B$297])-([.B156]*[.$B$296])+[.$B$296]" office:value-type="float" office:value="2.4930781" calcext:value-type="float">
            <text:p>2,4930781</text:p>
          </table:table-cell>
          <table:table-cell table:formula="of:=([.C156]*[.$B$297])-([.C156]*[.$B$296])+[.$B$296]" office:value-type="float" office:value="0.8882152" calcext:value-type="float">
            <text:p>0,8882152</text:p>
          </table:table-cell>
          <table:table-cell table:formula="of:=([.D156]-[.E156])^2" office:value-type="float" office:value="2.57558492779641" calcext:value-type="float">
            <text:p>2,575584927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38076" calcext:value-type="float">
            <text:p>0,338076</text:p>
          </table:table-cell>
          <table:table-cell table:formula="of:=([.B157]*[.$B$297])-([.B157]*[.$B$296])+[.$B$296]" office:value-type="float" office:value="4.1407708" calcext:value-type="float">
            <text:p>4,1407708</text:p>
          </table:table-cell>
          <table:table-cell table:formula="of:=([.C157]*[.$B$297])-([.C157]*[.$B$296])+[.$B$296]" office:value-type="float" office:value="1.8241876" calcext:value-type="float">
            <text:p>1,8241876</text:p>
          </table:table-cell>
          <table:table-cell table:formula="of:=([.D157]-[.E157])^2" office:value-type="float" office:value="5.36655772252224" calcext:value-type="float">
            <text:p>5,36655772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313312" calcext:value-type="float">
            <text:p>0,313312</text:p>
          </table:table-cell>
          <table:table-cell table:formula="of:=([.B158]*[.$B$297])-([.B158]*[.$B$296])+[.$B$296]" office:value-type="float" office:value="3.67" calcext:value-type="float">
            <text:p>3,67</text:p>
          </table:table-cell>
          <table:table-cell table:formula="of:=([.C158]*[.$B$297])-([.C158]*[.$B$296])+[.$B$296]" office:value-type="float" office:value="1.6978912" calcext:value-type="float">
            <text:p>1,6978912</text:p>
          </table:table-cell>
          <table:table-cell table:formula="of:=([.D158]-[.E158])^2" office:value-type="float" office:value="3.88921311903744" calcext:value-type="float">
            <text:p>3,88921311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226003" calcext:value-type="float">
            <text:p>0,226003</text:p>
          </table:table-cell>
          <table:table-cell table:formula="of:=([.B159]*[.$B$297])-([.B159]*[.$B$296])+[.$B$296]" office:value-type="float" office:value="3.0030781" calcext:value-type="float">
            <text:p>3,0030781</text:p>
          </table:table-cell>
          <table:table-cell table:formula="of:=([.C159]*[.$B$297])-([.C159]*[.$B$296])+[.$B$296]" office:value-type="float" office:value="1.2526153" calcext:value-type="float">
            <text:p>1,2526153</text:p>
          </table:table-cell>
          <table:table-cell table:formula="of:=([.D159]-[.E159])^2" office:value-type="float" office:value="3.06412001418384" calcext:value-type="float">
            <text:p>3,06412001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337669" calcext:value-type="float">
            <text:p>0,337669</text:p>
          </table:table-cell>
          <table:table-cell table:formula="of:=([.B160]*[.$B$297])-([.B160]*[.$B$296])+[.$B$296]" office:value-type="float" office:value="2.65" calcext:value-type="float">
            <text:p>2,65</text:p>
          </table:table-cell>
          <table:table-cell table:formula="of:=([.C160]*[.$B$297])-([.C160]*[.$B$296])+[.$B$296]" office:value-type="float" office:value="1.8221119" calcext:value-type="float">
            <text:p>1,8221119</text:p>
          </table:table-cell>
          <table:table-cell table:formula="of:=([.D160]-[.E160])^2" office:value-type="float" office:value="0.68539870612161" calcext:value-type="float">
            <text:p>0,68539870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1348" calcext:value-type="float">
            <text:p>0,31348</text:p>
          </table:table-cell>
          <table:table-cell table:formula="of:=([.B161]*[.$B$297])-([.B161]*[.$B$296])+[.$B$296]" office:value-type="float" office:value="2.4930781" calcext:value-type="float">
            <text:p>2,4930781</text:p>
          </table:table-cell>
          <table:table-cell table:formula="of:=([.C161]*[.$B$297])-([.C161]*[.$B$296])+[.$B$296]" office:value-type="float" office:value="1.698748" calcext:value-type="float">
            <text:p>1,698748</text:p>
          </table:table-cell>
          <table:table-cell table:formula="of:=([.D161]-[.E161])^2" office:value-type="float" office:value="0.630960307766009" calcext:value-type="float">
            <text:p>0,63096030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238114" calcext:value-type="float">
            <text:p>0,238114</text:p>
          </table:table-cell>
          <table:table-cell table:formula="of:=([.B162]*[.$B$297])-([.B162]*[.$B$296])+[.$B$296]" office:value-type="float" office:value="2.5323073" calcext:value-type="float">
            <text:p>2,5323073</text:p>
          </table:table-cell>
          <table:table-cell table:formula="of:=([.C162]*[.$B$297])-([.C162]*[.$B$296])+[.$B$296]" office:value-type="float" office:value="1.3143814" calcext:value-type="float">
            <text:p>1,3143814</text:p>
          </table:table-cell>
          <table:table-cell table:formula="of:=([.D162]-[.E162])^2" office:value-type="float" office:value="1.48334349789081" calcext:value-type="float">
            <text:p>1,48334349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122" calcext:value-type="float">
            <text:p>0,3122</text:p>
          </table:table-cell>
          <table:table-cell table:formula="of:=([.B163]*[.$B$297])-([.B163]*[.$B$296])+[.$B$296]" office:value-type="float" office:value="2.4146146" calcext:value-type="float">
            <text:p>2,4146146</text:p>
          </table:table-cell>
          <table:table-cell table:formula="of:=([.C163]*[.$B$297])-([.C163]*[.$B$296])+[.$B$296]" office:value-type="float" office:value="1.69222" calcext:value-type="float">
            <text:p>1,69222</text:p>
          </table:table-cell>
          <table:table-cell table:formula="of:=([.D163]-[.E163])^2" office:value-type="float" office:value="0.521853958109159" calcext:value-type="float">
            <text:p>0,52185395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55212" calcext:value-type="float">
            <text:p>0,355212</text:p>
          </table:table-cell>
          <table:table-cell table:formula="of:=([.B164]*[.$B$297])-([.B164]*[.$B$296])+[.$B$296]" office:value-type="float" office:value="2.3753854" calcext:value-type="float">
            <text:p>2,3753854</text:p>
          </table:table-cell>
          <table:table-cell table:formula="of:=([.C164]*[.$B$297])-([.C164]*[.$B$296])+[.$B$296]" office:value-type="float" office:value="1.9115812" calcext:value-type="float">
            <text:p>1,9115812</text:p>
          </table:table-cell>
          <table:table-cell table:formula="of:=([.D164]-[.E164])^2" office:value-type="float" office:value="0.21511433593764" calcext:value-type="float">
            <text:p>0,21511433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63637" calcext:value-type="float">
            <text:p>0,363637</text:p>
          </table:table-cell>
          <table:table-cell table:formula="of:=([.B165]*[.$B$297])-([.B165]*[.$B$296])+[.$B$296]" office:value-type="float" office:value="2.5323073" calcext:value-type="float">
            <text:p>2,5323073</text:p>
          </table:table-cell>
          <table:table-cell table:formula="of:=([.C165]*[.$B$297])-([.C165]*[.$B$296])+[.$B$296]" office:value-type="float" office:value="1.9545487" calcext:value-type="float">
            <text:p>1,9545487</text:p>
          </table:table-cell>
          <table:table-cell table:formula="of:=([.D165]-[.E165])^2" office:value-type="float" office:value="0.33380499987396" calcext:value-type="float">
            <text:p>0,33380499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88466" calcext:value-type="float">
            <text:p>0,388466</text:p>
          </table:table-cell>
          <table:table-cell table:formula="of:=([.B166]*[.$B$297])-([.B166]*[.$B$296])+[.$B$296]" office:value-type="float" office:value="2.4146146" calcext:value-type="float">
            <text:p>2,4146146</text:p>
          </table:table-cell>
          <table:table-cell table:formula="of:=([.C166]*[.$B$297])-([.C166]*[.$B$296])+[.$B$296]" office:value-type="float" office:value="2.0811766" calcext:value-type="float">
            <text:p>2,0811766</text:p>
          </table:table-cell>
          <table:table-cell table:formula="of:=([.D166]-[.E166])^2" office:value-type="float" office:value="0.111180899844" calcext:value-type="float">
            <text:p>0,111180899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84235" calcext:value-type="float">
            <text:p>0,384235</text:p>
          </table:table-cell>
          <table:table-cell table:formula="of:=([.B167]*[.$B$297])-([.B167]*[.$B$296])+[.$B$296]" office:value-type="float" office:value="2.2576927" calcext:value-type="float">
            <text:p>2,2576927</text:p>
          </table:table-cell>
          <table:table-cell table:formula="of:=([.C167]*[.$B$297])-([.C167]*[.$B$296])+[.$B$296]" office:value-type="float" office:value="2.0595985" calcext:value-type="float">
            <text:p>2,0595985</text:p>
          </table:table-cell>
          <table:table-cell table:formula="of:=([.D167]-[.E167])^2" office:value-type="float" office:value="0.0392413120736401" calcext:value-type="float">
            <text:p>0,039241312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62016" calcext:value-type="float">
            <text:p>0,362016</text:p>
          </table:table-cell>
          <table:table-cell table:formula="of:=([.B168]*[.$B$297])-([.B168]*[.$B$296])+[.$B$296]" office:value-type="float" office:value="2.1792292" calcext:value-type="float">
            <text:p>2,1792292</text:p>
          </table:table-cell>
          <table:table-cell table:formula="of:=([.C168]*[.$B$297])-([.C168]*[.$B$296])+[.$B$296]" office:value-type="float" office:value="1.9462816" calcext:value-type="float">
            <text:p>1,9462816</text:p>
          </table:table-cell>
          <table:table-cell table:formula="of:=([.D168]-[.E168])^2" office:value-type="float" office:value="0.05426458434576" calcext:value-type="float">
            <text:p>0,05426458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54236" calcext:value-type="float">
            <text:p>0,354236</text:p>
          </table:table-cell>
          <table:table-cell table:formula="of:=([.B169]*[.$B$297])-([.B169]*[.$B$296])+[.$B$296]" office:value-type="float" office:value="1.9830781" calcext:value-type="float">
            <text:p>1,9830781</text:p>
          </table:table-cell>
          <table:table-cell table:formula="of:=([.C169]*[.$B$297])-([.C169]*[.$B$296])+[.$B$296]" office:value-type="float" office:value="1.9066036" calcext:value-type="float">
            <text:p>1,9066036</text:p>
          </table:table-cell>
          <table:table-cell table:formula="of:=([.D169]-[.E169])^2" office:value-type="float" office:value="0.00584834915025" calcext:value-type="float">
            <text:p>0,005848349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31399" calcext:value-type="float">
            <text:p>0,331399</text:p>
          </table:table-cell>
          <table:table-cell table:formula="of:=([.B170]*[.$B$297])-([.B170]*[.$B$296])+[.$B$296]" office:value-type="float" office:value="1.9830781" calcext:value-type="float">
            <text:p>1,9830781</text:p>
          </table:table-cell>
          <table:table-cell table:formula="of:=([.C170]*[.$B$297])-([.C170]*[.$B$296])+[.$B$296]" office:value-type="float" office:value="1.7901349" calcext:value-type="float">
            <text:p>1,7901349</text:p>
          </table:table-cell>
          <table:table-cell table:formula="of:=([.D170]-[.E170])^2" office:value-type="float" office:value="0.03722707842624" calcext:value-type="float">
            <text:p>0,03722707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38498" calcext:value-type="float">
            <text:p>0,338498</text:p>
          </table:table-cell>
          <table:table-cell table:formula="of:=([.B171]*[.$B$297])-([.B171]*[.$B$296])+[.$B$296]" office:value-type="float" office:value="1.9046146" calcext:value-type="float">
            <text:p>1,9046146</text:p>
          </table:table-cell>
          <table:table-cell table:formula="of:=([.C171]*[.$B$297])-([.C171]*[.$B$296])+[.$B$296]" office:value-type="float" office:value="1.8263398" calcext:value-type="float">
            <text:p>1,8263398</text:p>
          </table:table-cell>
          <table:table-cell table:formula="of:=([.D171]-[.E171])^2" office:value-type="float" office:value="0.00612694431504003" calcext:value-type="float">
            <text:p>0,006126944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342315" calcext:value-type="float">
            <text:p>0,342315</text:p>
          </table:table-cell>
          <table:table-cell table:formula="of:=([.B172]*[.$B$297])-([.B172]*[.$B$296])+[.$B$296]" office:value-type="float" office:value="2.14" calcext:value-type="float">
            <text:p>2,14</text:p>
          </table:table-cell>
          <table:table-cell table:formula="of:=([.C172]*[.$B$297])-([.C172]*[.$B$296])+[.$B$296]" office:value-type="float" office:value="1.8458065" calcext:value-type="float">
            <text:p>1,8458065</text:p>
          </table:table-cell>
          <table:table-cell table:formula="of:=([.D172]-[.E172])^2" office:value-type="float" office:value="0.08654981544225" calcext:value-type="float">
            <text:p>0,08654981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61823" calcext:value-type="float">
            <text:p>0,361823</text:p>
          </table:table-cell>
          <table:table-cell table:formula="of:=([.B173]*[.$B$297])-([.B173]*[.$B$296])+[.$B$296]" office:value-type="float" office:value="2.7676927" calcext:value-type="float">
            <text:p>2,7676927</text:p>
          </table:table-cell>
          <table:table-cell table:formula="of:=([.C173]*[.$B$297])-([.C173]*[.$B$296])+[.$B$296]" office:value-type="float" office:value="1.9452973" calcext:value-type="float">
            <text:p>1,9452973</text:p>
          </table:table-cell>
          <table:table-cell table:formula="of:=([.D173]-[.E173])^2" office:value-type="float" office:value="0.67633419394116" calcext:value-type="float">
            <text:p>0,67633419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397649" calcext:value-type="float">
            <text:p>0,397649</text:p>
          </table:table-cell>
          <table:table-cell table:formula="of:=([.B174]*[.$B$297])-([.B174]*[.$B$296])+[.$B$296]" office:value-type="float" office:value="3.3169219" calcext:value-type="float">
            <text:p>3,3169219</text:p>
          </table:table-cell>
          <table:table-cell table:formula="of:=([.C174]*[.$B$297])-([.C174]*[.$B$296])+[.$B$296]" office:value-type="float" office:value="2.1280099" calcext:value-type="float">
            <text:p>2,1280099</text:p>
          </table:table-cell>
          <table:table-cell table:formula="of:=([.D174]-[.E174])^2" office:value-type="float" office:value="1.413511743744" calcext:value-type="float">
            <text:p>1,41351174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382903" calcext:value-type="float">
            <text:p>0,382903</text:p>
          </table:table-cell>
          <table:table-cell table:formula="of:=([.B175]*[.$B$297])-([.B175]*[.$B$296])+[.$B$296]" office:value-type="float" office:value="3.7876927" calcext:value-type="float">
            <text:p>3,7876927</text:p>
          </table:table-cell>
          <table:table-cell table:formula="of:=([.C175]*[.$B$297])-([.C175]*[.$B$296])+[.$B$296]" office:value-type="float" office:value="2.0528053" calcext:value-type="float">
            <text:p>2,0528053</text:p>
          </table:table-cell>
          <table:table-cell table:formula="of:=([.D175]-[.E175])^2" office:value-type="float" office:value="3.00983429067876" calcext:value-type="float">
            <text:p>3,00983429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345906" calcext:value-type="float">
            <text:p>0,345906</text:p>
          </table:table-cell>
          <table:table-cell table:formula="of:=([.B176]*[.$B$297])-([.B176]*[.$B$296])+[.$B$296]" office:value-type="float" office:value="4.4938438" calcext:value-type="float">
            <text:p>4,4938438</text:p>
          </table:table-cell>
          <table:table-cell table:formula="of:=([.C176]*[.$B$297])-([.C176]*[.$B$296])+[.$B$296]" office:value-type="float" office:value="1.8641206" calcext:value-type="float">
            <text:p>1,8641206</text:p>
          </table:table-cell>
          <table:table-cell table:formula="of:=([.D176]-[.E176])^2" office:value-type="float" office:value="6.91544410861824" calcext:value-type="float">
            <text:p>6,91544410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285956" calcext:value-type="float">
            <text:p>0,285956</text:p>
          </table:table-cell>
          <table:table-cell table:formula="of:=([.B177]*[.$B$297])-([.B177]*[.$B$296])+[.$B$296]" office:value-type="float" office:value="4.4938438" calcext:value-type="float">
            <text:p>4,4938438</text:p>
          </table:table-cell>
          <table:table-cell table:formula="of:=([.C177]*[.$B$297])-([.C177]*[.$B$296])+[.$B$296]" office:value-type="float" office:value="1.5583756" calcext:value-type="float">
            <text:p>1,5583756</text:p>
          </table:table-cell>
          <table:table-cell table:formula="of:=([.D177]-[.E177])^2" office:value-type="float" office:value="8.61697355321124" calcext:value-type="float">
            <text:p>8,616973553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224776" calcext:value-type="float">
            <text:p>0,224776</text:p>
          </table:table-cell>
          <table:table-cell table:formula="of:=([.B178]*[.$B$297])-([.B178]*[.$B$296])+[.$B$296]" office:value-type="float" office:value="4.5330781" calcext:value-type="float">
            <text:p>4,5330781</text:p>
          </table:table-cell>
          <table:table-cell table:formula="of:=([.C178]*[.$B$297])-([.C178]*[.$B$296])+[.$B$296]" office:value-type="float" office:value="1.2463576" calcext:value-type="float">
            <text:p>1,2463576</text:p>
          </table:table-cell>
          <table:table-cell table:formula="of:=([.D178]-[.E178])^2" office:value-type="float" office:value="10.8025316451202" calcext:value-type="float">
            <text:p>10,80253164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253787" calcext:value-type="float">
            <text:p>0,253787</text:p>
          </table:table-cell>
          <table:table-cell table:formula="of:=([.B179]*[.$B$297])-([.B179]*[.$B$296])+[.$B$296]" office:value-type="float" office:value="4.4153854" calcext:value-type="float">
            <text:p>4,4153854</text:p>
          </table:table-cell>
          <table:table-cell table:formula="of:=([.C179]*[.$B$297])-([.C179]*[.$B$296])+[.$B$296]" office:value-type="float" office:value="1.3943137" calcext:value-type="float">
            <text:p>1,3943137</text:p>
          </table:table-cell>
          <table:table-cell table:formula="of:=([.D179]-[.E179])^2" office:value-type="float" office:value="9.12687421654089" calcext:value-type="float">
            <text:p>9,12687421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254559" calcext:value-type="float">
            <text:p>0,254559</text:p>
          </table:table-cell>
          <table:table-cell table:formula="of:=([.B180]*[.$B$297])-([.B180]*[.$B$296])+[.$B$296]" office:value-type="float" office:value="4.5330781" calcext:value-type="float">
            <text:p>4,5330781</text:p>
          </table:table-cell>
          <table:table-cell table:formula="of:=([.C180]*[.$B$297])-([.C180]*[.$B$296])+[.$B$296]" office:value-type="float" office:value="1.3982509" calcext:value-type="float">
            <text:p>1,3982509</text:p>
          </table:table-cell>
          <table:table-cell table:formula="of:=([.D180]-[.E180])^2" office:value-type="float" office:value="9.82714157385984" calcext:value-type="float">
            <text:p>9,82714157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229932" calcext:value-type="float">
            <text:p>0,229932</text:p>
          </table:table-cell>
          <table:table-cell table:formula="of:=([.B181]*[.$B$297])-([.B181]*[.$B$296])+[.$B$296]" office:value-type="float" office:value="4.1015365" calcext:value-type="float">
            <text:p>4,1015365</text:p>
          </table:table-cell>
          <table:table-cell table:formula="of:=([.C181]*[.$B$297])-([.C181]*[.$B$296])+[.$B$296]" office:value-type="float" office:value="1.2726532" calcext:value-type="float">
            <text:p>1,2726532</text:p>
          </table:table-cell>
          <table:table-cell table:formula="of:=([.D181]-[.E181])^2" office:value-type="float" office:value="8.00258072501888" calcext:value-type="float">
            <text:p>8,00258072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216755" calcext:value-type="float">
            <text:p>0,216755</text:p>
          </table:table-cell>
          <table:table-cell table:formula="of:=([.B182]*[.$B$297])-([.B182]*[.$B$296])+[.$B$296]" office:value-type="float" office:value="3.8661562" calcext:value-type="float">
            <text:p>3,8661562</text:p>
          </table:table-cell>
          <table:table-cell table:formula="of:=([.C182]*[.$B$297])-([.C182]*[.$B$296])+[.$B$296]" office:value-type="float" office:value="1.2054505" calcext:value-type="float">
            <text:p>1,2054505</text:p>
          </table:table-cell>
          <table:table-cell table:formula="of:=([.D182]-[.E182])^2" office:value-type="float" office:value="7.07935482201249" calcext:value-type="float">
            <text:p>7,0793548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198605" calcext:value-type="float">
            <text:p>0,198605</text:p>
          </table:table-cell>
          <table:table-cell table:formula="of:=([.B183]*[.$B$297])-([.B183]*[.$B$296])+[.$B$296]" office:value-type="float" office:value="3.0815365" calcext:value-type="float">
            <text:p>3,0815365</text:p>
          </table:table-cell>
          <table:table-cell table:formula="of:=([.C183]*[.$B$297])-([.C183]*[.$B$296])+[.$B$296]" office:value-type="float" office:value="1.1128855" calcext:value-type="float">
            <text:p>1,1128855</text:p>
          </table:table-cell>
          <table:table-cell table:formula="of:=([.D183]-[.E183])^2" office:value-type="float" office:value="3.875586759801" calcext:value-type="float">
            <text:p>3,87558675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172955" calcext:value-type="float">
            <text:p>0,172955</text:p>
          </table:table-cell>
          <table:table-cell table:formula="of:=([.B184]*[.$B$297])-([.B184]*[.$B$296])+[.$B$296]" office:value-type="float" office:value="2.6892292" calcext:value-type="float">
            <text:p>2,6892292</text:p>
          </table:table-cell>
          <table:table-cell table:formula="of:=([.C184]*[.$B$297])-([.C184]*[.$B$296])+[.$B$296]" office:value-type="float" office:value="0.9820705" calcext:value-type="float">
            <text:p>0,9820705</text:p>
          </table:table-cell>
          <table:table-cell table:formula="of:=([.D184]-[.E184])^2" office:value-type="float" office:value="2.91439082698569" calcext:value-type="float">
            <text:p>2,91439082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172339" calcext:value-type="float">
            <text:p>0,172339</text:p>
          </table:table-cell>
          <table:table-cell table:formula="of:=([.B185]*[.$B$297])-([.B185]*[.$B$296])+[.$B$296]" office:value-type="float" office:value="2.5715365" calcext:value-type="float">
            <text:p>2,5715365</text:p>
          </table:table-cell>
          <table:table-cell table:formula="of:=([.C185]*[.$B$297])-([.C185]*[.$B$296])+[.$B$296]" office:value-type="float" office:value="0.9789289" calcext:value-type="float">
            <text:p>0,9789289</text:p>
          </table:table-cell>
          <table:table-cell table:formula="of:=([.D185]-[.E185])^2" office:value-type="float" office:value="2.53639896757776" calcext:value-type="float">
            <text:p>2,536398967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240863" calcext:value-type="float">
            <text:p>0,240863</text:p>
          </table:table-cell>
          <table:table-cell table:formula="of:=([.B186]*[.$B$297])-([.B186]*[.$B$296])+[.$B$296]" office:value-type="float" office:value="2.2969219" calcext:value-type="float">
            <text:p>2,2969219</text:p>
          </table:table-cell>
          <table:table-cell table:formula="of:=([.C186]*[.$B$297])-([.C186]*[.$B$296])+[.$B$296]" office:value-type="float" office:value="1.3284013" calcext:value-type="float">
            <text:p>1,3284013</text:p>
          </table:table-cell>
          <table:table-cell table:formula="of:=([.D186]-[.E186])^2" office:value-type="float" office:value="0.93803215262436" calcext:value-type="float">
            <text:p>0,93803215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266744" calcext:value-type="float">
            <text:p>0,266744</text:p>
          </table:table-cell>
          <table:table-cell table:formula="of:=([.B187]*[.$B$297])-([.B187]*[.$B$296])+[.$B$296]" office:value-type="float" office:value="2.4146146" calcext:value-type="float">
            <text:p>2,4146146</text:p>
          </table:table-cell>
          <table:table-cell table:formula="of:=([.C187]*[.$B$297])-([.C187]*[.$B$296])+[.$B$296]" office:value-type="float" office:value="1.4603944" calcext:value-type="float">
            <text:p>1,4603944</text:p>
          </table:table-cell>
          <table:table-cell table:formula="of:=([.D187]-[.E187])^2" office:value-type="float" office:value="0.910536190088039" calcext:value-type="float">
            <text:p>0,910536190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38092" calcext:value-type="float">
            <text:p>0,338092</text:p>
          </table:table-cell>
          <table:table-cell table:formula="of:=([.B188]*[.$B$297])-([.B188]*[.$B$296])+[.$B$296]" office:value-type="float" office:value="2.4538438" calcext:value-type="float">
            <text:p>2,4538438</text:p>
          </table:table-cell>
          <table:table-cell table:formula="of:=([.C188]*[.$B$297])-([.C188]*[.$B$296])+[.$B$296]" office:value-type="float" office:value="1.8242692" calcext:value-type="float">
            <text:p>1,8242692</text:p>
          </table:table-cell>
          <table:table-cell table:formula="of:=([.D188]-[.E188])^2" office:value-type="float" office:value="0.39636417696516" calcext:value-type="float">
            <text:p>0,39636417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78842" calcext:value-type="float">
            <text:p>0,378842</text:p>
          </table:table-cell>
          <table:table-cell table:formula="of:=([.B189]*[.$B$297])-([.B189]*[.$B$296])+[.$B$296]" office:value-type="float" office:value="2.2969219" calcext:value-type="float">
            <text:p>2,2969219</text:p>
          </table:table-cell>
          <table:table-cell table:formula="of:=([.C189]*[.$B$297])-([.C189]*[.$B$296])+[.$B$296]" office:value-type="float" office:value="2.0320942" calcext:value-type="float">
            <text:p>2,0320942</text:p>
          </table:table-cell>
          <table:table-cell table:formula="of:=([.D189]-[.E189])^2" office:value-type="float" office:value="0.0701337106872901" calcext:value-type="float">
            <text:p>0,070133710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711" calcext:value-type="float">
            <text:p>0,3711</text:p>
          </table:table-cell>
          <table:table-cell table:formula="of:=([.B190]*[.$B$297])-([.B190]*[.$B$296])+[.$B$296]" office:value-type="float" office:value="2.2576927" calcext:value-type="float">
            <text:p>2,2576927</text:p>
          </table:table-cell>
          <table:table-cell table:formula="of:=([.C190]*[.$B$297])-([.C190]*[.$B$296])+[.$B$296]" office:value-type="float" office:value="1.99261" calcext:value-type="float">
            <text:p>1,99261</text:p>
          </table:table-cell>
          <table:table-cell table:formula="of:=([.D190]-[.E190])^2" office:value-type="float" office:value="0.0702688378392899" calcext:value-type="float">
            <text:p>0,07026883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67102" calcext:value-type="float">
            <text:p>0,367102</text:p>
          </table:table-cell>
          <table:table-cell table:formula="of:=([.B191]*[.$B$297])-([.B191]*[.$B$296])+[.$B$296]" office:value-type="float" office:value="2.1007708" calcext:value-type="float">
            <text:p>2,1007708</text:p>
          </table:table-cell>
          <table:table-cell table:formula="of:=([.C191]*[.$B$297])-([.C191]*[.$B$296])+[.$B$296]" office:value-type="float" office:value="1.9722202" calcext:value-type="float">
            <text:p>1,9722202</text:p>
          </table:table-cell>
          <table:table-cell table:formula="of:=([.D191]-[.E191])^2" office:value-type="float" office:value="0.01652525676036" calcext:value-type="float">
            <text:p>0,0165252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50353" calcext:value-type="float">
            <text:p>0,350353</text:p>
          </table:table-cell>
          <table:table-cell table:formula="of:=([.B192]*[.$B$297])-([.B192]*[.$B$296])+[.$B$296]" office:value-type="float" office:value="2.1792292" calcext:value-type="float">
            <text:p>2,1792292</text:p>
          </table:table-cell>
          <table:table-cell table:formula="of:=([.C192]*[.$B$297])-([.C192]*[.$B$296])+[.$B$296]" office:value-type="float" office:value="1.8868003" calcext:value-type="float">
            <text:p>1,8868003</text:p>
          </table:table-cell>
          <table:table-cell table:formula="of:=([.D192]-[.E192])^2" office:value-type="float" office:value="0.08551466155521" calcext:value-type="float">
            <text:p>0,08551466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58553" calcext:value-type="float">
            <text:p>0,358553</text:p>
          </table:table-cell>
          <table:table-cell table:formula="of:=([.B193]*[.$B$297])-([.B193]*[.$B$296])+[.$B$296]" office:value-type="float" office:value="2.1792292" calcext:value-type="float">
            <text:p>2,1792292</text:p>
          </table:table-cell>
          <table:table-cell table:formula="of:=([.C193]*[.$B$297])-([.C193]*[.$B$296])+[.$B$296]" office:value-type="float" office:value="1.9286203" calcext:value-type="float">
            <text:p>1,9286203</text:p>
          </table:table-cell>
          <table:table-cell table:formula="of:=([.D193]-[.E193])^2" office:value-type="float" office:value="0.0628048207592099" calcext:value-type="float">
            <text:p>0,062804820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368979" calcext:value-type="float">
            <text:p>0,368979</text:p>
          </table:table-cell>
          <table:table-cell table:formula="of:=([.B194]*[.$B$297])-([.B194]*[.$B$296])+[.$B$296]" office:value-type="float" office:value="2.0615365" calcext:value-type="float">
            <text:p>2,0615365</text:p>
          </table:table-cell>
          <table:table-cell table:formula="of:=([.C194]*[.$B$297])-([.C194]*[.$B$296])+[.$B$296]" office:value-type="float" office:value="1.9817929" calcext:value-type="float">
            <text:p>1,9817929</text:p>
          </table:table-cell>
          <table:table-cell table:formula="of:=([.D194]-[.E194])^2" office:value-type="float" office:value="0.00635904174095997" calcext:value-type="float">
            <text:p>0,00635904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59027" calcext:value-type="float">
            <text:p>0,359027</text:p>
          </table:table-cell>
          <table:table-cell table:formula="of:=([.B195]*[.$B$297])-([.B195]*[.$B$296])+[.$B$296]" office:value-type="float" office:value="1.9046146" calcext:value-type="float">
            <text:p>1,9046146</text:p>
          </table:table-cell>
          <table:table-cell table:formula="of:=([.C195]*[.$B$297])-([.C195]*[.$B$296])+[.$B$296]" office:value-type="float" office:value="1.9310377" calcext:value-type="float">
            <text:p>1,9310377</text:p>
          </table:table-cell>
          <table:table-cell table:formula="of:=([.D195]-[.E195])^2" office:value-type="float" office:value="0.000698180213609996" calcext:value-type="float">
            <text:p>0,00069818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41986" calcext:value-type="float">
            <text:p>0,341986</text:p>
          </table:table-cell>
          <table:table-cell table:formula="of:=([.B196]*[.$B$297])-([.B196]*[.$B$296])+[.$B$296]" office:value-type="float" office:value="1.9046146" calcext:value-type="float">
            <text:p>1,9046146</text:p>
          </table:table-cell>
          <table:table-cell table:formula="of:=([.C196]*[.$B$297])-([.C196]*[.$B$296])+[.$B$296]" office:value-type="float" office:value="1.8441286" calcext:value-type="float">
            <text:p>1,8441286</text:p>
          </table:table-cell>
          <table:table-cell table:formula="of:=([.D196]-[.E196])^2" office:value-type="float" office:value="0.003658556196" calcext:value-type="float">
            <text:p>0,003658556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40882" calcext:value-type="float">
            <text:p>0,340882</text:p>
          </table:table-cell>
          <table:table-cell table:formula="of:=([.B197]*[.$B$297])-([.B197]*[.$B$296])+[.$B$296]" office:value-type="float" office:value="2.4538438" calcext:value-type="float">
            <text:p>2,4538438</text:p>
          </table:table-cell>
          <table:table-cell table:formula="of:=([.C197]*[.$B$297])-([.C197]*[.$B$296])+[.$B$296]" office:value-type="float" office:value="1.8384982" calcext:value-type="float">
            <text:p>1,8384982</text:p>
          </table:table-cell>
          <table:table-cell table:formula="of:=([.D197]-[.E197])^2" office:value-type="float" office:value="0.378650207439361" calcext:value-type="float">
            <text:p>0,378650207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374386" calcext:value-type="float">
            <text:p>0,374386</text:p>
          </table:table-cell>
          <table:table-cell table:formula="of:=([.B198]*[.$B$297])-([.B198]*[.$B$296])+[.$B$296]" office:value-type="float" office:value="2.6892292" calcext:value-type="float">
            <text:p>2,6892292</text:p>
          </table:table-cell>
          <table:table-cell table:formula="of:=([.C198]*[.$B$297])-([.C198]*[.$B$296])+[.$B$296]" office:value-type="float" office:value="2.0093686" calcext:value-type="float">
            <text:p>2,0093686</text:p>
          </table:table-cell>
          <table:table-cell table:formula="of:=([.D198]-[.E198])^2" office:value-type="float" office:value="0.46221043543236" calcext:value-type="float">
            <text:p>0,462210435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398553" calcext:value-type="float">
            <text:p>0,398553</text:p>
          </table:table-cell>
          <table:table-cell table:formula="of:=([.B199]*[.$B$297])-([.B199]*[.$B$296])+[.$B$296]" office:value-type="float" office:value="3.5915365" calcext:value-type="float">
            <text:p>3,5915365</text:p>
          </table:table-cell>
          <table:table-cell table:formula="of:=([.C199]*[.$B$297])-([.C199]*[.$B$296])+[.$B$296]" office:value-type="float" office:value="2.1326203" calcext:value-type="float">
            <text:p>2,1326203</text:p>
          </table:table-cell>
          <table:table-cell table:formula="of:=([.D199]-[.E199])^2" office:value-type="float" office:value="2.12843647862244" calcext:value-type="float">
            <text:p>2,128436478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398033" calcext:value-type="float">
            <text:p>0,398033</text:p>
          </table:table-cell>
          <table:table-cell table:formula="of:=([.B200]*[.$B$297])-([.B200]*[.$B$296])+[.$B$296]" office:value-type="float" office:value="4.1015365" calcext:value-type="float">
            <text:p>4,1015365</text:p>
          </table:table-cell>
          <table:table-cell table:formula="of:=([.C200]*[.$B$297])-([.C200]*[.$B$296])+[.$B$296]" office:value-type="float" office:value="2.1299683" calcext:value-type="float">
            <text:p>2,1299683</text:p>
          </table:table-cell>
          <table:table-cell table:formula="of:=([.D200]-[.E200])^2" office:value-type="float" office:value="3.88708116725124" calcext:value-type="float">
            <text:p>3,8870811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296911" calcext:value-type="float">
            <text:p>0,296911</text:p>
          </table:table-cell>
          <table:table-cell table:formula="of:=([.B201]*[.$B$297])-([.B201]*[.$B$296])+[.$B$296]" office:value-type="float" office:value="4.2584635" calcext:value-type="float">
            <text:p>4,2584635</text:p>
          </table:table-cell>
          <table:table-cell table:formula="of:=([.C201]*[.$B$297])-([.C201]*[.$B$296])+[.$B$296]" office:value-type="float" office:value="1.6142461" calcext:value-type="float">
            <text:p>1,6142461</text:p>
          </table:table-cell>
          <table:table-cell table:formula="of:=([.D201]-[.E201])^2" office:value-type="float" office:value="6.99188565846276" calcext:value-type="float">
            <text:p>6,991885658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264605" calcext:value-type="float">
            <text:p>0,264605</text:p>
          </table:table-cell>
          <table:table-cell table:formula="of:=([.B202]*[.$B$297])-([.B202]*[.$B$296])+[.$B$296]" office:value-type="float" office:value="4.5330781" calcext:value-type="float">
            <text:p>4,5330781</text:p>
          </table:table-cell>
          <table:table-cell table:formula="of:=([.C202]*[.$B$297])-([.C202]*[.$B$296])+[.$B$296]" office:value-type="float" office:value="1.4494855" calcext:value-type="float">
            <text:p>1,4494855</text:p>
          </table:table-cell>
          <table:table-cell table:formula="of:=([.D202]-[.E202])^2" office:value-type="float" office:value="9.50854332277476" calcext:value-type="float">
            <text:p>9,50854332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275673" calcext:value-type="float">
            <text:p>0,275673</text:p>
          </table:table-cell>
          <table:table-cell table:formula="of:=([.B203]*[.$B$297])-([.B203]*[.$B$296])+[.$B$296]" office:value-type="float" office:value="4.5330781" calcext:value-type="float">
            <text:p>4,5330781</text:p>
          </table:table-cell>
          <table:table-cell table:formula="of:=([.C203]*[.$B$297])-([.C203]*[.$B$296])+[.$B$296]" office:value-type="float" office:value="1.5059323" calcext:value-type="float">
            <text:p>1,5059323</text:p>
          </table:table-cell>
          <table:table-cell table:formula="of:=([.D203]-[.E203])^2" office:value-type="float" office:value="9.16361169445764" calcext:value-type="float">
            <text:p>9,16361169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242423" calcext:value-type="float">
            <text:p>0,242423</text:p>
          </table:table-cell>
          <table:table-cell table:formula="of:=([.B204]*[.$B$297])-([.B204]*[.$B$296])+[.$B$296]" office:value-type="float" office:value="4.4546146" calcext:value-type="float">
            <text:p>4,4546146</text:p>
          </table:table-cell>
          <table:table-cell table:formula="of:=([.C204]*[.$B$297])-([.C204]*[.$B$296])+[.$B$296]" office:value-type="float" office:value="1.3363573" calcext:value-type="float">
            <text:p>1,3363573</text:p>
          </table:table-cell>
          <table:table-cell table:formula="of:=([.D204]-[.E204])^2" office:value-type="float" office:value="9.72352858900329" calcext:value-type="float">
            <text:p>9,72352858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23639" calcext:value-type="float">
            <text:p>0,23639</text:p>
          </table:table-cell>
          <table:table-cell table:formula="of:=([.B205]*[.$B$297])-([.B205]*[.$B$296])+[.$B$296]" office:value-type="float" office:value="4.2584635" calcext:value-type="float">
            <text:p>4,2584635</text:p>
          </table:table-cell>
          <table:table-cell table:formula="of:=([.C205]*[.$B$297])-([.C205]*[.$B$296])+[.$B$296]" office:value-type="float" office:value="1.305589" calcext:value-type="float">
            <text:p>1,305589</text:p>
          </table:table-cell>
          <table:table-cell table:formula="of:=([.D205]-[.E205])^2" office:value-type="float" office:value="8.71946781275025" calcext:value-type="float">
            <text:p>8,719467812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23376" calcext:value-type="float">
            <text:p>0,23376</text:p>
          </table:table-cell>
          <table:table-cell table:formula="of:=([.B206]*[.$B$297])-([.B206]*[.$B$296])+[.$B$296]" office:value-type="float" office:value="3.8661562" calcext:value-type="float">
            <text:p>3,8661562</text:p>
          </table:table-cell>
          <table:table-cell table:formula="of:=([.C206]*[.$B$297])-([.C206]*[.$B$296])+[.$B$296]" office:value-type="float" office:value="1.292176" calcext:value-type="float">
            <text:p>1,292176</text:p>
          </table:table-cell>
          <table:table-cell table:formula="of:=([.D206]-[.E206])^2" office:value-type="float" office:value="6.62537406999204" calcext:value-type="float">
            <text:p>6,6253740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202708" calcext:value-type="float">
            <text:p>0,202708</text:p>
          </table:table-cell>
          <table:table-cell table:formula="of:=([.B207]*[.$B$297])-([.B207]*[.$B$296])+[.$B$296]" office:value-type="float" office:value="3.0423073" calcext:value-type="float">
            <text:p>3,0423073</text:p>
          </table:table-cell>
          <table:table-cell table:formula="of:=([.C207]*[.$B$297])-([.C207]*[.$B$296])+[.$B$296]" office:value-type="float" office:value="1.1338108" calcext:value-type="float">
            <text:p>1,1338108</text:p>
          </table:table-cell>
          <table:table-cell table:formula="of:=([.D207]-[.E207])^2" office:value-type="float" office:value="3.64235889051225" calcext:value-type="float">
            <text:p>3,64235889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153541" calcext:value-type="float">
            <text:p>0,153541</text:p>
          </table:table-cell>
          <table:table-cell table:formula="of:=([.B208]*[.$B$297])-([.B208]*[.$B$296])+[.$B$296]" office:value-type="float" office:value="2.65" calcext:value-type="float">
            <text:p>2,65</text:p>
          </table:table-cell>
          <table:table-cell table:formula="of:=([.C208]*[.$B$297])-([.C208]*[.$B$296])+[.$B$296]" office:value-type="float" office:value="0.8830591" calcext:value-type="float">
            <text:p>0,8830591</text:p>
          </table:table-cell>
          <table:table-cell table:formula="of:=([.D208]-[.E208])^2" office:value-type="float" office:value="3.12208014409281" calcext:value-type="float">
            <text:p>3,122080144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17805" calcext:value-type="float">
            <text:p>0,17805</text:p>
          </table:table-cell>
          <table:table-cell table:formula="of:=([.B209]*[.$B$297])-([.B209]*[.$B$296])+[.$B$296]" office:value-type="float" office:value="2.2969219" calcext:value-type="float">
            <text:p>2,2969219</text:p>
          </table:table-cell>
          <table:table-cell table:formula="of:=([.C209]*[.$B$297])-([.C209]*[.$B$296])+[.$B$296]" office:value-type="float" office:value="1.008055" calcext:value-type="float">
            <text:p>1,008055</text:p>
          </table:table-cell>
          <table:table-cell table:formula="of:=([.D209]-[.E209])^2" office:value-type="float" office:value="1.66117788591561" calcext:value-type="float">
            <text:p>1,661177885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213652" calcext:value-type="float">
            <text:p>0,213652</text:p>
          </table:table-cell>
          <table:table-cell table:formula="of:=([.B210]*[.$B$297])-([.B210]*[.$B$296])+[.$B$296]" office:value-type="float" office:value="2.3361562" calcext:value-type="float">
            <text:p>2,3361562</text:p>
          </table:table-cell>
          <table:table-cell table:formula="of:=([.C210]*[.$B$297])-([.C210]*[.$B$296])+[.$B$296]" office:value-type="float" office:value="1.1896252" calcext:value-type="float">
            <text:p>1,1896252</text:p>
          </table:table-cell>
          <table:table-cell table:formula="of:=([.D210]-[.E210])^2" office:value-type="float" office:value="1.314533333961" calcext:value-type="float">
            <text:p>1,31453333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270654" calcext:value-type="float">
            <text:p>0,270654</text:p>
          </table:table-cell>
          <table:table-cell table:formula="of:=([.B211]*[.$B$297])-([.B211]*[.$B$296])+[.$B$296]" office:value-type="float" office:value="2.3753854" calcext:value-type="float">
            <text:p>2,3753854</text:p>
          </table:table-cell>
          <table:table-cell table:formula="of:=([.C211]*[.$B$297])-([.C211]*[.$B$296])+[.$B$296]" office:value-type="float" office:value="1.4803354" calcext:value-type="float">
            <text:p>1,4803354</text:p>
          </table:table-cell>
          <table:table-cell table:formula="of:=([.D211]-[.E211])^2" office:value-type="float" office:value="0.801114502499999" calcext:value-type="float">
            <text:p>0,801114502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55169" calcext:value-type="float">
            <text:p>0,355169</text:p>
          </table:table-cell>
          <table:table-cell table:formula="of:=([.B212]*[.$B$297])-([.B212]*[.$B$296])+[.$B$296]" office:value-type="float" office:value="2.2969219" calcext:value-type="float">
            <text:p>2,2969219</text:p>
          </table:table-cell>
          <table:table-cell table:formula="of:=([.C212]*[.$B$297])-([.C212]*[.$B$296])+[.$B$296]" office:value-type="float" office:value="1.9113619" calcext:value-type="float">
            <text:p>1,9113619</text:p>
          </table:table-cell>
          <table:table-cell table:formula="of:=([.D212]-[.E212])^2" office:value-type="float" office:value="0.1486565136" calcext:value-type="float">
            <text:p>0,14865651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69054" calcext:value-type="float">
            <text:p>0,369054</text:p>
          </table:table-cell>
          <table:table-cell table:formula="of:=([.B213]*[.$B$297])-([.B213]*[.$B$296])+[.$B$296]" office:value-type="float" office:value="2.2969219" calcext:value-type="float">
            <text:p>2,2969219</text:p>
          </table:table-cell>
          <table:table-cell table:formula="of:=([.C213]*[.$B$297])-([.C213]*[.$B$296])+[.$B$296]" office:value-type="float" office:value="1.9821754" calcext:value-type="float">
            <text:p>1,9821754</text:p>
          </table:table-cell>
          <table:table-cell table:formula="of:=([.D213]-[.E213])^2" office:value-type="float" office:value="0.09906535926225" calcext:value-type="float">
            <text:p>0,099065359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375807" calcext:value-type="float">
            <text:p>0,375807</text:p>
          </table:table-cell>
          <table:table-cell table:formula="of:=([.B214]*[.$B$297])-([.B214]*[.$B$296])+[.$B$296]" office:value-type="float" office:value="2.14" calcext:value-type="float">
            <text:p>2,14</text:p>
          </table:table-cell>
          <table:table-cell table:formula="of:=([.C214]*[.$B$297])-([.C214]*[.$B$296])+[.$B$296]" office:value-type="float" office:value="2.0166157" calcext:value-type="float">
            <text:p>2,0166157</text:p>
          </table:table-cell>
          <table:table-cell table:formula="of:=([.D214]-[.E214])^2" office:value-type="float" office:value="0.01522368548649" calcext:value-type="float">
            <text:p>0,015223685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60075" calcext:value-type="float">
            <text:p>0,360075</text:p>
          </table:table-cell>
          <table:table-cell table:formula="of:=([.B215]*[.$B$297])-([.B215]*[.$B$296])+[.$B$296]" office:value-type="float" office:value="2.2576927" calcext:value-type="float">
            <text:p>2,2576927</text:p>
          </table:table-cell>
          <table:table-cell table:formula="of:=([.C215]*[.$B$297])-([.C215]*[.$B$296])+[.$B$296]" office:value-type="float" office:value="1.9363825" calcext:value-type="float">
            <text:p>1,9363825</text:p>
          </table:table-cell>
          <table:table-cell table:formula="of:=([.D215]-[.E215])^2" office:value-type="float" office:value="0.10324024462404" calcext:value-type="float">
            <text:p>0,10324024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368863" calcext:value-type="float">
            <text:p>0,368863</text:p>
          </table:table-cell>
          <table:table-cell table:formula="of:=([.B216]*[.$B$297])-([.B216]*[.$B$296])+[.$B$296]" office:value-type="float" office:value="2.14" calcext:value-type="float">
            <text:p>2,14</text:p>
          </table:table-cell>
          <table:table-cell table:formula="of:=([.C216]*[.$B$297])-([.C216]*[.$B$296])+[.$B$296]" office:value-type="float" office:value="1.9812013" calcext:value-type="float">
            <text:p>1,9812013</text:p>
          </table:table-cell>
          <table:table-cell table:formula="of:=([.D216]-[.E216])^2" office:value-type="float" office:value="0.02521702712169" calcext:value-type="float">
            <text:p>0,025217027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366585" calcext:value-type="float">
            <text:p>0,366585</text:p>
          </table:table-cell>
          <table:table-cell table:formula="of:=([.B217]*[.$B$297])-([.B217]*[.$B$296])+[.$B$296]" office:value-type="float" office:value="2.1007708" calcext:value-type="float">
            <text:p>2,1007708</text:p>
          </table:table-cell>
          <table:table-cell table:formula="of:=([.C217]*[.$B$297])-([.C217]*[.$B$296])+[.$B$296]" office:value-type="float" office:value="1.9695835" calcext:value-type="float">
            <text:p>1,9695835</text:p>
          </table:table-cell>
          <table:table-cell table:formula="of:=([.D217]-[.E217])^2" office:value-type="float" office:value="0.01721010768129" calcext:value-type="float">
            <text:p>0,017210107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57832" calcext:value-type="float">
            <text:p>0,357832</text:p>
          </table:table-cell>
          <table:table-cell table:formula="of:=([.B218]*[.$B$297])-([.B218]*[.$B$296])+[.$B$296]" office:value-type="float" office:value="1.9438438" calcext:value-type="float">
            <text:p>1,9438438</text:p>
          </table:table-cell>
          <table:table-cell table:formula="of:=([.C218]*[.$B$297])-([.C218]*[.$B$296])+[.$B$296]" office:value-type="float" office:value="1.9249432" calcext:value-type="float">
            <text:p>1,9249432</text:p>
          </table:table-cell>
          <table:table-cell table:formula="of:=([.D218]-[.E218])^2" office:value-type="float" office:value="0.000357232680360002" calcext:value-type="float">
            <text:p>0,000357232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47062" calcext:value-type="float">
            <text:p>0,347062</text:p>
          </table:table-cell>
          <table:table-cell table:formula="of:=([.B219]*[.$B$297])-([.B219]*[.$B$296])+[.$B$296]" office:value-type="float" office:value="1.8261562" calcext:value-type="float">
            <text:p>1,8261562</text:p>
          </table:table-cell>
          <table:table-cell table:formula="of:=([.C219]*[.$B$297])-([.C219]*[.$B$296])+[.$B$296]" office:value-type="float" office:value="1.8700162" calcext:value-type="float">
            <text:p>1,8700162</text:p>
          </table:table-cell>
          <table:table-cell table:formula="of:=([.D219]-[.E219])^2" office:value-type="float" office:value="0.00192369959999998" calcext:value-type="float">
            <text:p>0,00192369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327955" calcext:value-type="float">
            <text:p>0,327955</text:p>
          </table:table-cell>
          <table:table-cell table:formula="of:=([.B220]*[.$B$297])-([.B220]*[.$B$296])+[.$B$296]" office:value-type="float" office:value="1.8653854" calcext:value-type="float">
            <text:p>1,8653854</text:p>
          </table:table-cell>
          <table:table-cell table:formula="of:=([.C220]*[.$B$297])-([.C220]*[.$B$296])+[.$B$296]" office:value-type="float" office:value="1.7725705" calcext:value-type="float">
            <text:p>1,7725705</text:p>
          </table:table-cell>
          <table:table-cell table:formula="of:=([.D220]-[.E220])^2" office:value-type="float" office:value="0.00861460566200996" calcext:value-type="float">
            <text:p>0,008614605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3943" calcext:value-type="float">
            <text:p>0,33943</text:p>
          </table:table-cell>
          <table:table-cell table:formula="of:=([.B221]*[.$B$297])-([.B221]*[.$B$296])+[.$B$296]" office:value-type="float" office:value="2.3361562" calcext:value-type="float">
            <text:p>2,3361562</text:p>
          </table:table-cell>
          <table:table-cell table:formula="of:=([.C221]*[.$B$297])-([.C221]*[.$B$296])+[.$B$296]" office:value-type="float" office:value="1.831093" calcext:value-type="float">
            <text:p>1,831093</text:p>
          </table:table-cell>
          <table:table-cell table:formula="of:=([.D221]-[.E221])^2" office:value-type="float" office:value="0.25508883599424" calcext:value-type="float">
            <text:p>0,2550888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36521" calcext:value-type="float">
            <text:p>0,36521</text:p>
          </table:table-cell>
          <table:table-cell table:formula="of:=([.B222]*[.$B$297])-([.B222]*[.$B$296])+[.$B$296]" office:value-type="float" office:value="3.0815365" calcext:value-type="float">
            <text:p>3,0815365</text:p>
          </table:table-cell>
          <table:table-cell table:formula="of:=([.C222]*[.$B$297])-([.C222]*[.$B$296])+[.$B$296]" office:value-type="float" office:value="1.962571" calcext:value-type="float">
            <text:p>1,962571</text:p>
          </table:table-cell>
          <table:table-cell table:formula="of:=([.D222]-[.E222])^2" office:value-type="float" office:value="1.25208379019025" calcext:value-type="float">
            <text:p>1,25208379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397878" calcext:value-type="float">
            <text:p>0,397878</text:p>
          </table:table-cell>
          <table:table-cell table:formula="of:=([.B223]*[.$B$297])-([.B223]*[.$B$296])+[.$B$296]" office:value-type="float" office:value="3.8661562" calcext:value-type="float">
            <text:p>3,8661562</text:p>
          </table:table-cell>
          <table:table-cell table:formula="of:=([.C223]*[.$B$297])-([.C223]*[.$B$296])+[.$B$296]" office:value-type="float" office:value="2.1291778" calcext:value-type="float">
            <text:p>2,1291778</text:p>
          </table:table-cell>
          <table:table-cell table:formula="of:=([.D223]-[.E223])^2" office:value-type="float" office:value="3.01709396206656" calcext:value-type="float">
            <text:p>3,01709396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345138" calcext:value-type="float">
            <text:p>0,345138</text:p>
          </table:table-cell>
          <table:table-cell table:formula="of:=([.B224]*[.$B$297])-([.B224]*[.$B$296])+[.$B$296]" office:value-type="float" office:value="3.4346146" calcext:value-type="float">
            <text:p>3,4346146</text:p>
          </table:table-cell>
          <table:table-cell table:formula="of:=([.C224]*[.$B$297])-([.C224]*[.$B$296])+[.$B$296]" office:value-type="float" office:value="1.8602038" calcext:value-type="float">
            <text:p>1,8602038</text:p>
          </table:table-cell>
          <table:table-cell table:formula="of:=([.D224]-[.E224])^2" office:value-type="float" office:value="2.47876936715664" calcext:value-type="float">
            <text:p>2,478769367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314101" calcext:value-type="float">
            <text:p>0,314101</text:p>
          </table:table-cell>
          <table:table-cell table:formula="of:=([.B225]*[.$B$297])-([.B225]*[.$B$296])+[.$B$296]" office:value-type="float" office:value="4.2976927" calcext:value-type="float">
            <text:p>4,2976927</text:p>
          </table:table-cell>
          <table:table-cell table:formula="of:=([.C225]*[.$B$297])-([.C225]*[.$B$296])+[.$B$296]" office:value-type="float" office:value="1.7019151" calcext:value-type="float">
            <text:p>1,7019151</text:p>
          </table:table-cell>
          <table:table-cell table:formula="of:=([.D225]-[.E225])^2" office:value-type="float" office:value="6.73806134866175" calcext:value-type="float">
            <text:p>6,738061348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68817" calcext:value-type="float">
            <text:p>0,368817</text:p>
          </table:table-cell>
          <table:table-cell table:formula="of:=([.B226]*[.$B$297])-([.B226]*[.$B$296])+[.$B$296]" office:value-type="float" office:value="4.2584635" calcext:value-type="float">
            <text:p>4,2584635</text:p>
          </table:table-cell>
          <table:table-cell table:formula="of:=([.C226]*[.$B$297])-([.C226]*[.$B$296])+[.$B$296]" office:value-type="float" office:value="1.9809667" calcext:value-type="float">
            <text:p>1,9809667</text:p>
          </table:table-cell>
          <table:table-cell table:formula="of:=([.D226]-[.E226])^2" office:value-type="float" office:value="5.18699167401024" calcext:value-type="float">
            <text:p>5,18699167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249042" calcext:value-type="float">
            <text:p>0,249042</text:p>
          </table:table-cell>
          <table:table-cell table:formula="of:=([.B227]*[.$B$297])-([.B227]*[.$B$296])+[.$B$296]" office:value-type="float" office:value="4.5330781" calcext:value-type="float">
            <text:p>4,5330781</text:p>
          </table:table-cell>
          <table:table-cell table:formula="of:=([.C227]*[.$B$297])-([.C227]*[.$B$296])+[.$B$296]" office:value-type="float" office:value="1.3701142" calcext:value-type="float">
            <text:p>1,3701142</text:p>
          </table:table-cell>
          <table:table-cell table:formula="of:=([.D227]-[.E227])^2" office:value-type="float" office:value="10.0043406327032" calcext:value-type="float">
            <text:p>10,004340632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240185" calcext:value-type="float">
            <text:p>0,240185</text:p>
          </table:table-cell>
          <table:table-cell table:formula="of:=([.B228]*[.$B$297])-([.B228]*[.$B$296])+[.$B$296]" office:value-type="float" office:value="4.18" calcext:value-type="float">
            <text:p>4,18</text:p>
          </table:table-cell>
          <table:table-cell table:formula="of:=([.C228]*[.$B$297])-([.C228]*[.$B$296])+[.$B$296]" office:value-type="float" office:value="1.3249435" calcext:value-type="float">
            <text:p>1,3249435</text:p>
          </table:table-cell>
          <table:table-cell table:formula="of:=([.D228]-[.E228])^2" office:value-type="float" office:value="8.15134761819225" calcext:value-type="float">
            <text:p>8,151347618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264623" calcext:value-type="float">
            <text:p>0,264623</text:p>
          </table:table-cell>
          <table:table-cell table:formula="of:=([.B229]*[.$B$297])-([.B229]*[.$B$296])+[.$B$296]" office:value-type="float" office:value="4.3369219" calcext:value-type="float">
            <text:p>4,3369219</text:p>
          </table:table-cell>
          <table:table-cell table:formula="of:=([.C229]*[.$B$297])-([.C229]*[.$B$296])+[.$B$296]" office:value-type="float" office:value="1.4495773" calcext:value-type="float">
            <text:p>1,4495773</text:p>
          </table:table-cell>
          <table:table-cell table:formula="of:=([.D229]-[.E229])^2" office:value-type="float" office:value="8.33675883914916" calcext:value-type="float">
            <text:p>8,33675883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24625" calcext:value-type="float">
            <text:p>0,24625</text:p>
          </table:table-cell>
          <table:table-cell table:formula="of:=([.B230]*[.$B$297])-([.B230]*[.$B$296])+[.$B$296]" office:value-type="float" office:value="3.8661562" calcext:value-type="float">
            <text:p>3,8661562</text:p>
          </table:table-cell>
          <table:table-cell table:formula="of:=([.C230]*[.$B$297])-([.C230]*[.$B$296])+[.$B$296]" office:value-type="float" office:value="1.355875" calcext:value-type="float">
            <text:p>1,355875</text:p>
          </table:table-cell>
          <table:table-cell table:formula="of:=([.D230]-[.E230])^2" office:value-type="float" office:value="6.30151170307344" calcext:value-type="float">
            <text:p>6,30151170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237774" calcext:value-type="float">
            <text:p>0,237774</text:p>
          </table:table-cell>
          <table:table-cell table:formula="of:=([.B231]*[.$B$297])-([.B231]*[.$B$296])+[.$B$296]" office:value-type="float" office:value="3.0030781" calcext:value-type="float">
            <text:p>3,0030781</text:p>
          </table:table-cell>
          <table:table-cell table:formula="of:=([.C231]*[.$B$297])-([.C231]*[.$B$296])+[.$B$296]" office:value-type="float" office:value="1.3126474" calcext:value-type="float">
            <text:p>1,3126474</text:p>
          </table:table-cell>
          <table:table-cell table:formula="of:=([.D231]-[.E231])^2" office:value-type="float" office:value="2.85755595150249" calcext:value-type="float">
            <text:p>2,857555951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149112" calcext:value-type="float">
            <text:p>0,149112</text:p>
          </table:table-cell>
          <table:table-cell table:formula="of:=([.B232]*[.$B$297])-([.B232]*[.$B$296])+[.$B$296]" office:value-type="float" office:value="2.5323073" calcext:value-type="float">
            <text:p>2,5323073</text:p>
          </table:table-cell>
          <table:table-cell table:formula="of:=([.C232]*[.$B$297])-([.C232]*[.$B$296])+[.$B$296]" office:value-type="float" office:value="0.8604712" calcext:value-type="float">
            <text:p>0,8604712</text:p>
          </table:table-cell>
          <table:table-cell table:formula="of:=([.D232]-[.E232])^2" office:value-type="float" office:value="2.79503594526321" calcext:value-type="float">
            <text:p>2,79503594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19569" calcext:value-type="float">
            <text:p>0,19569</text:p>
          </table:table-cell>
          <table:table-cell table:formula="of:=([.B233]*[.$B$297])-([.B233]*[.$B$296])+[.$B$296]" office:value-type="float" office:value="2.7284635" calcext:value-type="float">
            <text:p>2,7284635</text:p>
          </table:table-cell>
          <table:table-cell table:formula="of:=([.C233]*[.$B$297])-([.C233]*[.$B$296])+[.$B$296]" office:value-type="float" office:value="1.098019" calcext:value-type="float">
            <text:p>1,098019</text:p>
          </table:table-cell>
          <table:table-cell table:formula="of:=([.D233]-[.E233])^2" office:value-type="float" office:value="2.65834926758025" calcext:value-type="float">
            <text:p>2,65834926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24613" calcext:value-type="float">
            <text:p>0,24613</text:p>
          </table:table-cell>
          <table:table-cell table:formula="of:=([.B234]*[.$B$297])-([.B234]*[.$B$296])+[.$B$296]" office:value-type="float" office:value="2.6107708" calcext:value-type="float">
            <text:p>2,6107708</text:p>
          </table:table-cell>
          <table:table-cell table:formula="of:=([.C234]*[.$B$297])-([.C234]*[.$B$296])+[.$B$296]" office:value-type="float" office:value="1.355263" calcext:value-type="float">
            <text:p>1,355263</text:p>
          </table:table-cell>
          <table:table-cell table:formula="of:=([.D234]-[.E234])^2" office:value-type="float" office:value="1.57629983586084" calcext:value-type="float">
            <text:p>1,57629983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25827" calcext:value-type="float">
            <text:p>0,325827</text:p>
          </table:table-cell>
          <table:table-cell table:formula="of:=([.B235]*[.$B$297])-([.B235]*[.$B$296])+[.$B$296]" office:value-type="float" office:value="2.2576927" calcext:value-type="float">
            <text:p>2,2576927</text:p>
          </table:table-cell>
          <table:table-cell table:formula="of:=([.C235]*[.$B$297])-([.C235]*[.$B$296])+[.$B$296]" office:value-type="float" office:value="1.7617177" calcext:value-type="float">
            <text:p>1,7617177</text:p>
          </table:table-cell>
          <table:table-cell table:formula="of:=([.D235]-[.E235])^2" office:value-type="float" office:value="0.245991200625" calcext:value-type="float">
            <text:p>0,245991200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323888" calcext:value-type="float">
            <text:p>0,323888</text:p>
          </table:table-cell>
          <table:table-cell table:formula="of:=([.B236]*[.$B$297])-([.B236]*[.$B$296])+[.$B$296]" office:value-type="float" office:value="2.2576927" calcext:value-type="float">
            <text:p>2,2576927</text:p>
          </table:table-cell>
          <table:table-cell table:formula="of:=([.C236]*[.$B$297])-([.C236]*[.$B$296])+[.$B$296]" office:value-type="float" office:value="1.7518288" calcext:value-type="float">
            <text:p>1,7518288</text:p>
          </table:table-cell>
          <table:table-cell table:formula="of:=([.D236]-[.E236])^2" office:value-type="float" office:value="0.25589828532321" calcext:value-type="float">
            <text:p>0,255898285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342327" calcext:value-type="float">
            <text:p>0,342327</text:p>
          </table:table-cell>
          <table:table-cell table:formula="of:=([.B237]*[.$B$297])-([.B237]*[.$B$296])+[.$B$296]" office:value-type="float" office:value="2.2969219" calcext:value-type="float">
            <text:p>2,2969219</text:p>
          </table:table-cell>
          <table:table-cell table:formula="of:=([.C237]*[.$B$297])-([.C237]*[.$B$296])+[.$B$296]" office:value-type="float" office:value="1.8458677" calcext:value-type="float">
            <text:p>1,8458677</text:p>
          </table:table-cell>
          <table:table-cell table:formula="of:=([.D237]-[.E237])^2" office:value-type="float" office:value="0.20344989133764" calcext:value-type="float">
            <text:p>0,20344989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60618" calcext:value-type="float">
            <text:p>0,360618</text:p>
          </table:table-cell>
          <table:table-cell table:formula="of:=([.B238]*[.$B$297])-([.B238]*[.$B$296])+[.$B$296]" office:value-type="float" office:value="2.1792292" calcext:value-type="float">
            <text:p>2,1792292</text:p>
          </table:table-cell>
          <table:table-cell table:formula="of:=([.C238]*[.$B$297])-([.C238]*[.$B$296])+[.$B$296]" office:value-type="float" office:value="1.9391518" calcext:value-type="float">
            <text:p>1,9391518</text:p>
          </table:table-cell>
          <table:table-cell table:formula="of:=([.D238]-[.E238])^2" office:value-type="float" office:value="0.05763715799076" calcext:value-type="float">
            <text:p>0,05763715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59457" calcext:value-type="float">
            <text:p>0,359457</text:p>
          </table:table-cell>
          <table:table-cell table:formula="of:=([.B239]*[.$B$297])-([.B239]*[.$B$296])+[.$B$296]" office:value-type="float" office:value="2.5323073" calcext:value-type="float">
            <text:p>2,5323073</text:p>
          </table:table-cell>
          <table:table-cell table:formula="of:=([.C239]*[.$B$297])-([.C239]*[.$B$296])+[.$B$296]" office:value-type="float" office:value="1.9332307" calcext:value-type="float">
            <text:p>1,9332307</text:p>
          </table:table-cell>
          <table:table-cell table:formula="of:=([.D239]-[.E239])^2" office:value-type="float" office:value="0.35889277266756" calcext:value-type="float">
            <text:p>0,35889277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94755" calcext:value-type="float">
            <text:p>0,394755</text:p>
          </table:table-cell>
          <table:table-cell table:formula="of:=([.B240]*[.$B$297])-([.B240]*[.$B$296])+[.$B$296]" office:value-type="float" office:value="1.9830781" calcext:value-type="float">
            <text:p>1,9830781</text:p>
          </table:table-cell>
          <table:table-cell table:formula="of:=([.C240]*[.$B$297])-([.C240]*[.$B$296])+[.$B$296]" office:value-type="float" office:value="2.1132505" calcext:value-type="float">
            <text:p>2,1132505</text:p>
          </table:table-cell>
          <table:table-cell table:formula="of:=([.D240]-[.E240])^2" office:value-type="float" office:value="0.01694485372176" calcext:value-type="float">
            <text:p>0,01694485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360482" calcext:value-type="float">
            <text:p>0,360482</text:p>
          </table:table-cell>
          <table:table-cell table:formula="of:=([.B241]*[.$B$297])-([.B241]*[.$B$296])+[.$B$296]" office:value-type="float" office:value="1.9830781" calcext:value-type="float">
            <text:p>1,9830781</text:p>
          </table:table-cell>
          <table:table-cell table:formula="of:=([.C241]*[.$B$297])-([.C241]*[.$B$296])+[.$B$296]" office:value-type="float" office:value="1.9384582" calcext:value-type="float">
            <text:p>1,9384582</text:p>
          </table:table-cell>
          <table:table-cell table:formula="of:=([.D241]-[.E241])^2" office:value-type="float" office:value="0.00199093547601" calcext:value-type="float">
            <text:p>0,00199093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26253" calcext:value-type="float">
            <text:p>0,326253</text:p>
          </table:table-cell>
          <table:table-cell table:formula="of:=([.B242]*[.$B$297])-([.B242]*[.$B$296])+[.$B$296]" office:value-type="float" office:value="1.9438438" calcext:value-type="float">
            <text:p>1,9438438</text:p>
          </table:table-cell>
          <table:table-cell table:formula="of:=([.C242]*[.$B$297])-([.C242]*[.$B$296])+[.$B$296]" office:value-type="float" office:value="1.7638903" calcext:value-type="float">
            <text:p>1,7638903</text:p>
          </table:table-cell>
          <table:table-cell table:formula="of:=([.D242]-[.E242])^2" office:value-type="float" office:value="0.03238326216225" calcext:value-type="float">
            <text:p>0,03238326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46001" calcext:value-type="float">
            <text:p>0,346001</text:p>
          </table:table-cell>
          <table:table-cell table:formula="of:=([.B243]*[.$B$297])-([.B243]*[.$B$296])+[.$B$296]" office:value-type="float" office:value="1.7476927" calcext:value-type="float">
            <text:p>1,7476927</text:p>
          </table:table-cell>
          <table:table-cell table:formula="of:=([.C243]*[.$B$297])-([.C243]*[.$B$296])+[.$B$296]" office:value-type="float" office:value="1.8646051" calcext:value-type="float">
            <text:p>1,8646051</text:p>
          </table:table-cell>
          <table:table-cell table:formula="of:=([.D243]-[.E243])^2" office:value-type="float" office:value="0.01366850927376" calcext:value-type="float">
            <text:p>0,01366850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15388" calcext:value-type="float">
            <text:p>0,315388</text:p>
          </table:table-cell>
          <table:table-cell table:formula="of:=([.B244]*[.$B$297])-([.B244]*[.$B$296])+[.$B$296]" office:value-type="float" office:value="1.7476927" calcext:value-type="float">
            <text:p>1,7476927</text:p>
          </table:table-cell>
          <table:table-cell table:formula="of:=([.C244]*[.$B$297])-([.C244]*[.$B$296])+[.$B$296]" office:value-type="float" office:value="1.7084788" calcext:value-type="float">
            <text:p>1,7084788</text:p>
          </table:table-cell>
          <table:table-cell table:formula="of:=([.D244]-[.E244])^2" office:value-type="float" office:value="0.00153772995321002" calcext:value-type="float">
            <text:p>0,001537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27792" calcext:value-type="float">
            <text:p>0,327792</text:p>
          </table:table-cell>
          <table:table-cell table:formula="of:=([.B245]*[.$B$297])-([.B245]*[.$B$296])+[.$B$296]" office:value-type="float" office:value="1.9438438" calcext:value-type="float">
            <text:p>1,9438438</text:p>
          </table:table-cell>
          <table:table-cell table:formula="of:=([.C245]*[.$B$297])-([.C245]*[.$B$296])+[.$B$296]" office:value-type="float" office:value="1.7717392" calcext:value-type="float">
            <text:p>1,7717392</text:p>
          </table:table-cell>
          <table:table-cell table:formula="of:=([.D245]-[.E245])^2" office:value-type="float" office:value="0.02961999334116" calcext:value-type="float">
            <text:p>0,029619993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44855" calcext:value-type="float">
            <text:p>0,344855</text:p>
          </table:table-cell>
          <table:table-cell table:formula="of:=([.B246]*[.$B$297])-([.B246]*[.$B$296])+[.$B$296]" office:value-type="float" office:value="2.5323073" calcext:value-type="float">
            <text:p>2,5323073</text:p>
          </table:table-cell>
          <table:table-cell table:formula="of:=([.C246]*[.$B$297])-([.C246]*[.$B$296])+[.$B$296]" office:value-type="float" office:value="1.8587605" calcext:value-type="float">
            <text:p>1,8587605</text:p>
          </table:table-cell>
          <table:table-cell table:formula="of:=([.D246]-[.E246])^2" office:value-type="float" office:value="0.45366529179024" calcext:value-type="float">
            <text:p>0,45366529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380604" calcext:value-type="float">
            <text:p>0,380604</text:p>
          </table:table-cell>
          <table:table-cell table:formula="of:=([.B247]*[.$B$297])-([.B247]*[.$B$296])+[.$B$296]" office:value-type="float" office:value="3.3561562" calcext:value-type="float">
            <text:p>3,3561562</text:p>
          </table:table-cell>
          <table:table-cell table:formula="of:=([.C247]*[.$B$297])-([.C247]*[.$B$296])+[.$B$296]" office:value-type="float" office:value="2.0410804" calcext:value-type="float">
            <text:p>2,0410804</text:p>
          </table:table-cell>
          <table:table-cell table:formula="of:=([.D247]-[.E247])^2" office:value-type="float" office:value="1.72942435974564" calcext:value-type="float">
            <text:p>1,729424359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390129" calcext:value-type="float">
            <text:p>0,390129</text:p>
          </table:table-cell>
          <table:table-cell table:formula="of:=([.B248]*[.$B$297])-([.B248]*[.$B$296])+[.$B$296]" office:value-type="float" office:value="3.9838438" calcext:value-type="float">
            <text:p>3,9838438</text:p>
          </table:table-cell>
          <table:table-cell table:formula="of:=([.C248]*[.$B$297])-([.C248]*[.$B$296])+[.$B$296]" office:value-type="float" office:value="2.0896579" calcext:value-type="float">
            <text:p>2,0896579</text:p>
          </table:table-cell>
          <table:table-cell table:formula="of:=([.D248]-[.E248])^2" office:value-type="float" office:value="3.58794022375881" calcext:value-type="float">
            <text:p>3,58794022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23139" calcext:value-type="float">
            <text:p>0,323139</text:p>
          </table:table-cell>
          <table:table-cell table:formula="of:=([.B249]*[.$B$297])-([.B249]*[.$B$296])+[.$B$296]" office:value-type="float" office:value="4.1407708" calcext:value-type="float">
            <text:p>4,1407708</text:p>
          </table:table-cell>
          <table:table-cell table:formula="of:=([.C249]*[.$B$297])-([.C249]*[.$B$296])+[.$B$296]" office:value-type="float" office:value="1.7480089" calcext:value-type="float">
            <text:p>1,7480089</text:p>
          </table:table-cell>
          <table:table-cell table:formula="of:=([.D249]-[.E249])^2" office:value-type="float" office:value="5.72530951009161" calcext:value-type="float">
            <text:p>5,72530951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281846" calcext:value-type="float">
            <text:p>0,281846</text:p>
          </table:table-cell>
          <table:table-cell table:formula="of:=([.B250]*[.$B$297])-([.B250]*[.$B$296])+[.$B$296]" office:value-type="float" office:value="3.9446146" calcext:value-type="float">
            <text:p>3,9446146</text:p>
          </table:table-cell>
          <table:table-cell table:formula="of:=([.C250]*[.$B$297])-([.C250]*[.$B$296])+[.$B$296]" office:value-type="float" office:value="1.5374146" calcext:value-type="float">
            <text:p>1,5374146</text:p>
          </table:table-cell>
          <table:table-cell table:formula="of:=([.D250]-[.E250])^2" office:value-type="float" office:value="5.79461184" calcext:value-type="float">
            <text:p>5,7946118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308186" calcext:value-type="float">
            <text:p>0,308186</text:p>
          </table:table-cell>
          <table:table-cell table:formula="of:=([.B251]*[.$B$297])-([.B251]*[.$B$296])+[.$B$296]" office:value-type="float" office:value="4.0623073" calcext:value-type="float">
            <text:p>4,0623073</text:p>
          </table:table-cell>
          <table:table-cell table:formula="of:=([.C251]*[.$B$297])-([.C251]*[.$B$296])+[.$B$296]" office:value-type="float" office:value="1.6717486" calcext:value-type="float">
            <text:p>1,6717486</text:p>
          </table:table-cell>
          <table:table-cell table:formula="of:=([.D251]-[.E251])^2" office:value-type="float" office:value="5.71477089814569" calcext:value-type="float">
            <text:p>5,714770898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310282" calcext:value-type="float">
            <text:p>0,310282</text:p>
          </table:table-cell>
          <table:table-cell table:formula="of:=([.B252]*[.$B$297])-([.B252]*[.$B$296])+[.$B$296]" office:value-type="float" office:value="4.2192292" calcext:value-type="float">
            <text:p>4,2192292</text:p>
          </table:table-cell>
          <table:table-cell table:formula="of:=([.C252]*[.$B$297])-([.C252]*[.$B$296])+[.$B$296]" office:value-type="float" office:value="1.6824382" calcext:value-type="float">
            <text:p>1,6824382</text:p>
          </table:table-cell>
          <table:table-cell table:formula="of:=([.D252]-[.E252])^2" office:value-type="float" office:value="6.435308577681" calcext:value-type="float">
            <text:p>6,43530857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274711" calcext:value-type="float">
            <text:p>0,274711</text:p>
          </table:table-cell>
          <table:table-cell table:formula="of:=([.B253]*[.$B$297])-([.B253]*[.$B$296])+[.$B$296]" office:value-type="float" office:value="4.1407708" calcext:value-type="float">
            <text:p>4,1407708</text:p>
          </table:table-cell>
          <table:table-cell table:formula="of:=([.C253]*[.$B$297])-([.C253]*[.$B$296])+[.$B$296]" office:value-type="float" office:value="1.5010261" calcext:value-type="float">
            <text:p>1,5010261</text:p>
          </table:table-cell>
          <table:table-cell table:formula="of:=([.D253]-[.E253])^2" office:value-type="float" office:value="6.96825208117809" calcext:value-type="float">
            <text:p>6,968252081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25256" calcext:value-type="float">
            <text:p>0,25256</text:p>
          </table:table-cell>
          <table:table-cell table:formula="of:=([.B254]*[.$B$297])-([.B254]*[.$B$296])+[.$B$296]" office:value-type="float" office:value="4.0230781" calcext:value-type="float">
            <text:p>4,0230781</text:p>
          </table:table-cell>
          <table:table-cell table:formula="of:=([.C254]*[.$B$297])-([.C254]*[.$B$296])+[.$B$296]" office:value-type="float" office:value="1.388056" calcext:value-type="float">
            <text:p>1,388056</text:p>
          </table:table-cell>
          <table:table-cell table:formula="of:=([.D254]-[.E254])^2" office:value-type="float" office:value="6.94334146748841" calcext:value-type="float">
            <text:p>6,943341467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267603" calcext:value-type="float">
            <text:p>0,267603</text:p>
          </table:table-cell>
          <table:table-cell table:formula="of:=([.B255]*[.$B$297])-([.B255]*[.$B$296])+[.$B$296]" office:value-type="float" office:value="3.8269219" calcext:value-type="float">
            <text:p>3,8269219</text:p>
          </table:table-cell>
          <table:table-cell table:formula="of:=([.C255]*[.$B$297])-([.C255]*[.$B$296])+[.$B$296]" office:value-type="float" office:value="1.4647753" calcext:value-type="float">
            <text:p>1,4647753</text:p>
          </table:table-cell>
          <table:table-cell table:formula="of:=([.D255]-[.E255])^2" office:value-type="float" office:value="5.57973655989156" calcext:value-type="float">
            <text:p>5,579736559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262032" calcext:value-type="float">
            <text:p>0,262032</text:p>
          </table:table-cell>
          <table:table-cell table:formula="of:=([.B256]*[.$B$297])-([.B256]*[.$B$296])+[.$B$296]" office:value-type="float" office:value="3.0815365" calcext:value-type="float">
            <text:p>3,0815365</text:p>
          </table:table-cell>
          <table:table-cell table:formula="of:=([.C256]*[.$B$297])-([.C256]*[.$B$296])+[.$B$296]" office:value-type="float" office:value="1.4363632" calcext:value-type="float">
            <text:p>1,4363632</text:p>
          </table:table-cell>
          <table:table-cell table:formula="of:=([.D256]-[.E256])^2" office:value-type="float" office:value="2.70659518703289" calcext:value-type="float">
            <text:p>2,706595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201508" calcext:value-type="float">
            <text:p>0,201508</text:p>
          </table:table-cell>
          <table:table-cell table:formula="of:=([.B257]*[.$B$297])-([.B257]*[.$B$296])+[.$B$296]" office:value-type="float" office:value="2.1007708" calcext:value-type="float">
            <text:p>2,1007708</text:p>
          </table:table-cell>
          <table:table-cell table:formula="of:=([.C257]*[.$B$297])-([.C257]*[.$B$296])+[.$B$296]" office:value-type="float" office:value="1.1276908" calcext:value-type="float">
            <text:p>1,1276908</text:p>
          </table:table-cell>
          <table:table-cell table:formula="of:=([.D257]-[.E257])^2" office:value-type="float" office:value="0.9468846864" calcext:value-type="float">
            <text:p>0,94688468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207846" calcext:value-type="float">
            <text:p>0,207846</text:p>
          </table:table-cell>
          <table:table-cell table:formula="of:=([.B258]*[.$B$297])-([.B258]*[.$B$296])+[.$B$296]" office:value-type="float" office:value="2.1792292" calcext:value-type="float">
            <text:p>2,1792292</text:p>
          </table:table-cell>
          <table:table-cell table:formula="of:=([.C258]*[.$B$297])-([.C258]*[.$B$296])+[.$B$296]" office:value-type="float" office:value="1.1600146" calcext:value-type="float">
            <text:p>1,1600146</text:p>
          </table:table-cell>
          <table:table-cell table:formula="of:=([.D258]-[.E258])^2" office:value-type="float" office:value="1.03879840085316" calcext:value-type="float">
            <text:p>1,038798400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229949" calcext:value-type="float">
            <text:p>0,229949</text:p>
          </table:table-cell>
          <table:table-cell table:formula="of:=([.B259]*[.$B$297])-([.B259]*[.$B$296])+[.$B$296]" office:value-type="float" office:value="2.9246146" calcext:value-type="float">
            <text:p>2,9246146</text:p>
          </table:table-cell>
          <table:table-cell table:formula="of:=([.C259]*[.$B$297])-([.C259]*[.$B$296])+[.$B$296]" office:value-type="float" office:value="1.2727399" calcext:value-type="float">
            <text:p>1,2727399</text:p>
          </table:table-cell>
          <table:table-cell table:formula="of:=([.D259]-[.E259])^2" office:value-type="float" office:value="2.72869002450009" calcext:value-type="float">
            <text:p>2,728690024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359596" calcext:value-type="float">
            <text:p>0,359596</text:p>
          </table:table-cell>
          <table:table-cell table:formula="of:=([.B260]*[.$B$297])-([.B260]*[.$B$296])+[.$B$296]" office:value-type="float" office:value="3.4738438" calcext:value-type="float">
            <text:p>3,4738438</text:p>
          </table:table-cell>
          <table:table-cell table:formula="of:=([.C260]*[.$B$297])-([.C260]*[.$B$296])+[.$B$296]" office:value-type="float" office:value="1.9339396" calcext:value-type="float">
            <text:p>1,9339396</text:p>
          </table:table-cell>
          <table:table-cell table:formula="of:=([.D260]-[.E260])^2" office:value-type="float" office:value="2.37130494517764" calcext:value-type="float">
            <text:p>2,37130494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332799" calcext:value-type="float">
            <text:p>0,332799</text:p>
          </table:table-cell>
          <table:table-cell table:formula="of:=([.B261]*[.$B$297])-([.B261]*[.$B$296])+[.$B$296]" office:value-type="float" office:value="4.2584635" calcext:value-type="float">
            <text:p>4,2584635</text:p>
          </table:table-cell>
          <table:table-cell table:formula="of:=([.C261]*[.$B$297])-([.C261]*[.$B$296])+[.$B$296]" office:value-type="float" office:value="1.7972749" calcext:value-type="float">
            <text:p>1,7972749</text:p>
          </table:table-cell>
          <table:table-cell table:formula="of:=([.D261]-[.E261])^2" office:value-type="float" office:value="6.05744932476996" calcext:value-type="float">
            <text:p>6,05744932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307334" calcext:value-type="float">
            <text:p>0,307334</text:p>
          </table:table-cell>
          <table:table-cell table:formula="of:=([.B262]*[.$B$297])-([.B262]*[.$B$296])+[.$B$296]" office:value-type="float" office:value="3.4738438" calcext:value-type="float">
            <text:p>3,4738438</text:p>
          </table:table-cell>
          <table:table-cell table:formula="of:=([.C262]*[.$B$297])-([.C262]*[.$B$296])+[.$B$296]" office:value-type="float" office:value="1.6674034" calcext:value-type="float">
            <text:p>1,6674034</text:p>
          </table:table-cell>
          <table:table-cell table:formula="of:=([.D262]-[.E262])^2" office:value-type="float" office:value="3.26322691875216" calcext:value-type="float">
            <text:p>3,263226918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28991" calcext:value-type="float">
            <text:p>0,28991</text:p>
          </table:table-cell>
          <table:table-cell table:formula="of:=([.B263]*[.$B$297])-([.B263]*[.$B$296])+[.$B$296]" office:value-type="float" office:value="3.5523073" calcext:value-type="float">
            <text:p>3,5523073</text:p>
          </table:table-cell>
          <table:table-cell table:formula="of:=([.C263]*[.$B$297])-([.C263]*[.$B$296])+[.$B$296]" office:value-type="float" office:value="1.578541" calcext:value-type="float">
            <text:p>1,578541</text:p>
          </table:table-cell>
          <table:table-cell table:formula="of:=([.D263]-[.E263])^2" office:value-type="float" office:value="3.89575340701569" calcext:value-type="float">
            <text:p>3,8957534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326911" calcext:value-type="float">
            <text:p>0,326911</text:p>
          </table:table-cell>
          <table:table-cell table:formula="of:=([.B264]*[.$B$297])-([.B264]*[.$B$296])+[.$B$296]" office:value-type="float" office:value="3.6307708" calcext:value-type="float">
            <text:p>3,6307708</text:p>
          </table:table-cell>
          <table:table-cell table:formula="of:=([.C264]*[.$B$297])-([.C264]*[.$B$296])+[.$B$296]" office:value-type="float" office:value="1.7672461" calcext:value-type="float">
            <text:p>1,7672461</text:p>
          </table:table-cell>
          <table:table-cell table:formula="of:=([.D264]-[.E264])^2" office:value-type="float" office:value="3.47272430751009" calcext:value-type="float">
            <text:p>3,472724307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336816" calcext:value-type="float">
            <text:p>0,336816</text:p>
          </table:table-cell>
          <table:table-cell table:formula="of:=([.B265]*[.$B$297])-([.B265]*[.$B$296])+[.$B$296]" office:value-type="float" office:value="4.69" calcext:value-type="float">
            <text:p>4,69</text:p>
          </table:table-cell>
          <table:table-cell table:formula="of:=([.C265]*[.$B$297])-([.C265]*[.$B$296])+[.$B$296]" office:value-type="float" office:value="1.8177616" calcext:value-type="float">
            <text:p>1,8177616</text:p>
          </table:table-cell>
          <table:table-cell table:formula="of:=([.D265]-[.E265])^2" office:value-type="float" office:value="8.24975342643456" calcext:value-type="float">
            <text:p>8,2497534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254296" calcext:value-type="float">
            <text:p>0,254296</text:p>
          </table:table-cell>
          <table:table-cell table:formula="of:=([.B266]*[.$B$297])-([.B266]*[.$B$296])+[.$B$296]" office:value-type="float" office:value="4.7684635" calcext:value-type="float">
            <text:p>4,7684635</text:p>
          </table:table-cell>
          <table:table-cell table:formula="of:=([.C266]*[.$B$297])-([.C266]*[.$B$296])+[.$B$296]" office:value-type="float" office:value="1.3969096" calcext:value-type="float">
            <text:p>1,3969096</text:p>
          </table:table-cell>
          <table:table-cell table:formula="of:=([.D266]-[.E266])^2" office:value-type="float" office:value="11.3673757006052" calcext:value-type="float">
            <text:p>11,367375700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176708" calcext:value-type="float">
            <text:p>0,176708</text:p>
          </table:table-cell>
          <table:table-cell table:formula="of:=([.B267]*[.$B$297])-([.B267]*[.$B$296])+[.$B$296]" office:value-type="float" office:value="4.4153854" calcext:value-type="float">
            <text:p>4,4153854</text:p>
          </table:table-cell>
          <table:table-cell table:formula="of:=([.C267]*[.$B$297])-([.C267]*[.$B$296])+[.$B$296]" office:value-type="float" office:value="1.0012108" calcext:value-type="float">
            <text:p>1,0012108</text:p>
          </table:table-cell>
          <table:table-cell table:formula="of:=([.D267]-[.E267])^2" office:value-type="float" office:value="11.6565881992852" calcext:value-type="float">
            <text:p>11,656588199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228549" calcext:value-type="float">
            <text:p>0,228549</text:p>
          </table:table-cell>
          <table:table-cell table:formula="of:=([.B268]*[.$B$297])-([.B268]*[.$B$296])+[.$B$296]" office:value-type="float" office:value="3.7092292" calcext:value-type="float">
            <text:p>3,7092292</text:p>
          </table:table-cell>
          <table:table-cell table:formula="of:=([.C268]*[.$B$297])-([.C268]*[.$B$296])+[.$B$296]" office:value-type="float" office:value="1.2655999" calcext:value-type="float">
            <text:p>1,2655999</text:p>
          </table:table-cell>
          <table:table-cell table:formula="of:=([.D268]-[.E268])^2" office:value-type="float" office:value="5.97132415581849" calcext:value-type="float">
            <text:p>5,97132415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226763" calcext:value-type="float">
            <text:p>0,226763</text:p>
          </table:table-cell>
          <table:table-cell table:formula="of:=([.B269]*[.$B$297])-([.B269]*[.$B$296])+[.$B$296]" office:value-type="float" office:value="3.1992292" calcext:value-type="float">
            <text:p>3,1992292</text:p>
          </table:table-cell>
          <table:table-cell table:formula="of:=([.C269]*[.$B$297])-([.C269]*[.$B$296])+[.$B$296]" office:value-type="float" office:value="1.2564913" calcext:value-type="float">
            <text:p>1,2564913</text:p>
          </table:table-cell>
          <table:table-cell table:formula="of:=([.D269]-[.E269])^2" office:value-type="float" office:value="3.77423054809641" calcext:value-type="float">
            <text:p>3,77423054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142041" calcext:value-type="float">
            <text:p>0,142041</text:p>
          </table:table-cell>
          <table:table-cell table:formula="of:=([.B270]*[.$B$297])-([.B270]*[.$B$296])+[.$B$296]" office:value-type="float" office:value="2.9246146" calcext:value-type="float">
            <text:p>2,9246146</text:p>
          </table:table-cell>
          <table:table-cell table:formula="of:=([.C270]*[.$B$297])-([.C270]*[.$B$296])+[.$B$296]" office:value-type="float" office:value="0.8244091" calcext:value-type="float">
            <text:p>0,8244091</text:p>
          </table:table-cell>
          <table:table-cell table:formula="of:=([.D270]-[.E270])^2" office:value-type="float" office:value="4.41086314223025" calcext:value-type="float">
            <text:p>4,41086314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169761" calcext:value-type="float">
            <text:p>0,169761</text:p>
          </table:table-cell>
          <table:table-cell table:formula="of:=([.B271]*[.$B$297])-([.B271]*[.$B$296])+[.$B$296]" office:value-type="float" office:value="2.8461562" calcext:value-type="float">
            <text:p>2,8461562</text:p>
          </table:table-cell>
          <table:table-cell table:formula="of:=([.C271]*[.$B$297])-([.C271]*[.$B$296])+[.$B$296]" office:value-type="float" office:value="0.9657811" calcext:value-type="float">
            <text:p>0,9657811</text:p>
          </table:table-cell>
          <table:table-cell table:formula="of:=([.D271]-[.E271])^2" office:value-type="float" office:value="3.53581051670001" calcext:value-type="float">
            <text:p>3,535810516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240053" calcext:value-type="float">
            <text:p>0,240053</text:p>
          </table:table-cell>
          <table:table-cell table:formula="of:=([.B272]*[.$B$297])-([.B272]*[.$B$296])+[.$B$296]" office:value-type="float" office:value="2.5323073" calcext:value-type="float">
            <text:p>2,5323073</text:p>
          </table:table-cell>
          <table:table-cell table:formula="of:=([.C272]*[.$B$297])-([.C272]*[.$B$296])+[.$B$296]" office:value-type="float" office:value="1.3242703" calcext:value-type="float">
            <text:p>1,3242703</text:p>
          </table:table-cell>
          <table:table-cell table:formula="of:=([.D272]-[.E272])^2" office:value-type="float" office:value="1.459353393369" calcext:value-type="float">
            <text:p>1,45935339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288627" calcext:value-type="float">
            <text:p>0,288627</text:p>
          </table:table-cell>
          <table:table-cell table:formula="of:=([.B273]*[.$B$297])-([.B273]*[.$B$296])+[.$B$296]" office:value-type="float" office:value="2.7284635" calcext:value-type="float">
            <text:p>2,7284635</text:p>
          </table:table-cell>
          <table:table-cell table:formula="of:=([.C273]*[.$B$297])-([.C273]*[.$B$296])+[.$B$296]" office:value-type="float" office:value="1.5719977" calcext:value-type="float">
            <text:p>1,5719977</text:p>
          </table:table-cell>
          <table:table-cell table:formula="of:=([.D273]-[.E273])^2" office:value-type="float" office:value="1.33741314656964" calcext:value-type="float">
            <text:p>1,337413146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47953" calcext:value-type="float">
            <text:p>0,347953</text:p>
          </table:table-cell>
          <table:table-cell table:formula="of:=([.B274]*[.$B$297])-([.B274]*[.$B$296])+[.$B$296]" office:value-type="float" office:value="2.4930781" calcext:value-type="float">
            <text:p>2,4930781</text:p>
          </table:table-cell>
          <table:table-cell table:formula="of:=([.C274]*[.$B$297])-([.C274]*[.$B$296])+[.$B$296]" office:value-type="float" office:value="1.8745603" calcext:value-type="float">
            <text:p>1,8745603</text:p>
          </table:table-cell>
          <table:table-cell table:formula="of:=([.D274]-[.E274])^2" office:value-type="float" office:value="0.38256426891684" calcext:value-type="float">
            <text:p>0,382564268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64259" calcext:value-type="float">
            <text:p>0,364259</text:p>
          </table:table-cell>
          <table:table-cell table:formula="of:=([.B275]*[.$B$297])-([.B275]*[.$B$296])+[.$B$296]" office:value-type="float" office:value="2.4538438" calcext:value-type="float">
            <text:p>2,4538438</text:p>
          </table:table-cell>
          <table:table-cell table:formula="of:=([.C275]*[.$B$297])-([.C275]*[.$B$296])+[.$B$296]" office:value-type="float" office:value="1.9577209" calcext:value-type="float">
            <text:p>1,9577209</text:p>
          </table:table-cell>
          <table:table-cell table:formula="of:=([.D275]-[.E275])^2" office:value-type="float" office:value="0.24613793190441" calcext:value-type="float">
            <text:p>0,246137931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351736" calcext:value-type="float">
            <text:p>0,351736</text:p>
          </table:table-cell>
          <table:table-cell table:formula="of:=([.B276]*[.$B$297])-([.B276]*[.$B$296])+[.$B$296]" office:value-type="float" office:value="2.4146146" calcext:value-type="float">
            <text:p>2,4146146</text:p>
          </table:table-cell>
          <table:table-cell table:formula="of:=([.C276]*[.$B$297])-([.C276]*[.$B$296])+[.$B$296]" office:value-type="float" office:value="1.8938536" calcext:value-type="float">
            <text:p>1,8938536</text:p>
          </table:table-cell>
          <table:table-cell table:formula="of:=([.D276]-[.E276])^2" office:value-type="float" office:value="0.271192019121" calcext:value-type="float">
            <text:p>0,27119201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371847" calcext:value-type="float">
            <text:p>0,371847</text:p>
          </table:table-cell>
          <table:table-cell table:formula="of:=([.B277]*[.$B$297])-([.B277]*[.$B$296])+[.$B$296]" office:value-type="float" office:value="2.4538438" calcext:value-type="float">
            <text:p>2,4538438</text:p>
          </table:table-cell>
          <table:table-cell table:formula="of:=([.C277]*[.$B$297])-([.C277]*[.$B$296])+[.$B$296]" office:value-type="float" office:value="1.9964197" calcext:value-type="float">
            <text:p>1,9964197</text:p>
          </table:table-cell>
          <table:table-cell table:formula="of:=([.D277]-[.E277])^2" office:value-type="float" office:value="0.20923680726081" calcext:value-type="float">
            <text:p>0,209236807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372953" calcext:value-type="float">
            <text:p>0,372953</text:p>
          </table:table-cell>
          <table:table-cell table:formula="of:=([.B278]*[.$B$297])-([.B278]*[.$B$296])+[.$B$296]" office:value-type="float" office:value="2.3753854" calcext:value-type="float">
            <text:p>2,3753854</text:p>
          </table:table-cell>
          <table:table-cell table:formula="of:=([.C278]*[.$B$297])-([.C278]*[.$B$296])+[.$B$296]" office:value-type="float" office:value="2.0020603" calcext:value-type="float">
            <text:p>2,0020603</text:p>
          </table:table-cell>
          <table:table-cell table:formula="of:=([.D278]-[.E278])^2" office:value-type="float" office:value="0.13937163029001" calcext:value-type="float">
            <text:p>0,139371630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77706" calcext:value-type="float">
            <text:p>0,377706</text:p>
          </table:table-cell>
          <table:table-cell table:formula="of:=([.B279]*[.$B$297])-([.B279]*[.$B$296])+[.$B$296]" office:value-type="float" office:value="2.2184635" calcext:value-type="float">
            <text:p>2,2184635</text:p>
          </table:table-cell>
          <table:table-cell table:formula="of:=([.C279]*[.$B$297])-([.C279]*[.$B$296])+[.$B$296]" office:value-type="float" office:value="2.0263006" calcext:value-type="float">
            <text:p>2,0263006</text:p>
          </table:table-cell>
          <table:table-cell table:formula="of:=([.D279]-[.E279])^2" office:value-type="float" office:value="0.03692658013641" calcext:value-type="float">
            <text:p>0,03692658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3583" calcext:value-type="float">
            <text:p>0,3583</text:p>
          </table:table-cell>
          <table:table-cell table:formula="of:=([.B280]*[.$B$297])-([.B280]*[.$B$296])+[.$B$296]" office:value-type="float" office:value="2.2184635" calcext:value-type="float">
            <text:p>2,2184635</text:p>
          </table:table-cell>
          <table:table-cell table:formula="of:=([.C280]*[.$B$297])-([.C280]*[.$B$296])+[.$B$296]" office:value-type="float" office:value="1.92733" calcext:value-type="float">
            <text:p>1,92733</text:p>
          </table:table-cell>
          <table:table-cell table:formula="of:=([.D280]-[.E280])^2" office:value-type="float" office:value="0.0847587148222498" calcext:value-type="float">
            <text:p>0,084758714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359803" calcext:value-type="float">
            <text:p>0,359803</text:p>
          </table:table-cell>
          <table:table-cell table:formula="of:=([.B281]*[.$B$297])-([.B281]*[.$B$296])+[.$B$296]" office:value-type="float" office:value="2.7284635" calcext:value-type="float">
            <text:p>2,7284635</text:p>
          </table:table-cell>
          <table:table-cell table:formula="of:=([.C281]*[.$B$297])-([.C281]*[.$B$296])+[.$B$296]" office:value-type="float" office:value="1.9349953" calcext:value-type="float">
            <text:p>1,9349953</text:p>
          </table:table-cell>
          <table:table-cell table:formula="of:=([.D281]-[.E281])^2" office:value-type="float" office:value="0.62959178441124" calcext:value-type="float">
            <text:p>0,629591784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399494" calcext:value-type="float">
            <text:p>0,399494</text:p>
          </table:table-cell>
          <table:table-cell table:formula="of:=([.B282]*[.$B$297])-([.B282]*[.$B$296])+[.$B$296]" office:value-type="float" office:value="2.6107708" calcext:value-type="float">
            <text:p>2,6107708</text:p>
          </table:table-cell>
          <table:table-cell table:formula="of:=([.C282]*[.$B$297])-([.C282]*[.$B$296])+[.$B$296]" office:value-type="float" office:value="2.1374194" calcext:value-type="float">
            <text:p>2,1374194</text:p>
          </table:table-cell>
          <table:table-cell table:formula="of:=([.D282]-[.E282])^2" office:value-type="float" office:value="0.22406154788196" calcext:value-type="float">
            <text:p>0,224061547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98686" calcext:value-type="float">
            <text:p>0,398686</text:p>
          </table:table-cell>
          <table:table-cell table:formula="of:=([.B283]*[.$B$297])-([.B283]*[.$B$296])+[.$B$296]" office:value-type="float" office:value="2.4930781" calcext:value-type="float">
            <text:p>2,4930781</text:p>
          </table:table-cell>
          <table:table-cell table:formula="of:=([.C283]*[.$B$297])-([.C283]*[.$B$296])+[.$B$296]" office:value-type="float" office:value="2.1332986" calcext:value-type="float">
            <text:p>2,1332986</text:p>
          </table:table-cell>
          <table:table-cell table:formula="of:=([.D283]-[.E283])^2" office:value-type="float" office:value="0.12944128862025" calcext:value-type="float">
            <text:p>0,12944128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394845" calcext:value-type="float">
            <text:p>0,394845</text:p>
          </table:table-cell>
          <table:table-cell table:formula="of:=([.B284]*[.$B$297])-([.B284]*[.$B$296])+[.$B$296]" office:value-type="float" office:value="2.3361562" calcext:value-type="float">
            <text:p>2,3361562</text:p>
          </table:table-cell>
          <table:table-cell table:formula="of:=([.C284]*[.$B$297])-([.C284]*[.$B$296])+[.$B$296]" office:value-type="float" office:value="2.1137095" calcext:value-type="float">
            <text:p>2,1137095</text:p>
          </table:table-cell>
          <table:table-cell table:formula="of:=([.D284]-[.E284])^2" office:value-type="float" office:value="0.04948253434089" calcext:value-type="float">
            <text:p>0,04948253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370142" calcext:value-type="float">
            <text:p>0,370142</text:p>
          </table:table-cell>
          <table:table-cell table:formula="of:=([.B285]*[.$B$297])-([.B285]*[.$B$296])+[.$B$296]" office:value-type="float" office:value="2.1792292" calcext:value-type="float">
            <text:p>2,1792292</text:p>
          </table:table-cell>
          <table:table-cell table:formula="of:=([.C285]*[.$B$297])-([.C285]*[.$B$296])+[.$B$296]" office:value-type="float" office:value="1.9877242" calcext:value-type="float">
            <text:p>1,9877242</text:p>
          </table:table-cell>
          <table:table-cell table:formula="of:=([.D285]-[.E285])^2" office:value-type="float" office:value="0.036674165025" calcext:value-type="float">
            <text:p>0,03667416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33603" calcext:value-type="float">
            <text:p>0,333603</text:p>
          </table:table-cell>
          <table:table-cell table:formula="of:=([.B286]*[.$B$297])-([.B286]*[.$B$296])+[.$B$296]" office:value-type="float" office:value="1.9438438" calcext:value-type="float">
            <text:p>1,9438438</text:p>
          </table:table-cell>
          <table:table-cell table:formula="of:=([.C286]*[.$B$297])-([.C286]*[.$B$296])+[.$B$296]" office:value-type="float" office:value="1.8013753" calcext:value-type="float">
            <text:p>1,8013753</text:p>
          </table:table-cell>
          <table:table-cell table:formula="of:=([.D286]-[.E286])^2" office:value-type="float" office:value="0.02029727349225" calcext:value-type="float">
            <text:p>0,02029727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16853" calcext:value-type="float">
            <text:p>0,316853</text:p>
          </table:table-cell>
          <table:table-cell table:formula="of:=([.B287]*[.$B$297])-([.B287]*[.$B$296])+[.$B$296]" office:value-type="float" office:value="1.8261562" calcext:value-type="float">
            <text:p>1,8261562</text:p>
          </table:table-cell>
          <table:table-cell table:formula="of:=([.C287]*[.$B$297])-([.C287]*[.$B$296])+[.$B$296]" office:value-type="float" office:value="1.7159503" calcext:value-type="float">
            <text:p>1,7159503</text:p>
          </table:table-cell>
          <table:table-cell table:formula="of:=([.D287]-[.E287])^2" office:value-type="float" office:value="0.01214534039481" calcext:value-type="float">
            <text:p>0,012145340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312948" calcext:value-type="float">
            <text:p>0,312948</text:p>
          </table:table-cell>
          <table:table-cell table:formula="of:=([.B288]*[.$B$297])-([.B288]*[.$B$296])+[.$B$296]" office:value-type="float" office:value="1.9046146" calcext:value-type="float">
            <text:p>1,9046146</text:p>
          </table:table-cell>
          <table:table-cell table:formula="of:=([.C288]*[.$B$297])-([.C288]*[.$B$296])+[.$B$296]" office:value-type="float" office:value="1.6960348" calcext:value-type="float">
            <text:p>1,6960348</text:p>
          </table:table-cell>
          <table:table-cell table:formula="of:=([.D288]-[.E288])^2" office:value-type="float" office:value="0.0435055329680399" calcext:value-type="float">
            <text:p>0,04350553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38127" calcext:value-type="float">
            <text:p>0,338127</text:p>
          </table:table-cell>
          <table:table-cell table:formula="of:=([.B289]*[.$B$297])-([.B289]*[.$B$296])+[.$B$296]" office:value-type="float" office:value="1.8261562" calcext:value-type="float">
            <text:p>1,8261562</text:p>
          </table:table-cell>
          <table:table-cell table:formula="of:=([.C289]*[.$B$297])-([.C289]*[.$B$296])+[.$B$296]" office:value-type="float" office:value="1.8244477" calcext:value-type="float">
            <text:p>1,8244477</text:p>
          </table:table-cell>
          <table:table-cell table:formula="of:=([.D289]-[.E289])^2" office:value-type="float" office:value="0.00000291897224999963" calcext:value-type="float">
            <text:p>0,00000291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3688" calcext:value-type="float">
            <text:p>0,33688</text:p>
          </table:table-cell>
          <table:table-cell table:formula="of:=([.B290]*[.$B$297])-([.B290]*[.$B$296])+[.$B$296]" office:value-type="float" office:value="2.5323073" calcext:value-type="float">
            <text:p>2,5323073</text:p>
          </table:table-cell>
          <table:table-cell table:formula="of:=([.C290]*[.$B$297])-([.C290]*[.$B$296])+[.$B$296]" office:value-type="float" office:value="1.818088" calcext:value-type="float">
            <text:p>1,818088</text:p>
          </table:table-cell>
          <table:table-cell table:formula="of:=([.D290]-[.E290])^2" office:value-type="float" office:value="0.51010920849249" calcext:value-type="float">
            <text:p>0,51010920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376565" calcext:value-type="float">
            <text:p>0,376565</text:p>
          </table:table-cell>
          <table:table-cell table:formula="of:=([.B291]*[.$B$297])-([.B291]*[.$B$296])+[.$B$296]" office:value-type="float" office:value="2.9246146" calcext:value-type="float">
            <text:p>2,9246146</text:p>
          </table:table-cell>
          <table:table-cell table:formula="of:=([.C291]*[.$B$297])-([.C291]*[.$B$296])+[.$B$296]" office:value-type="float" office:value="2.0204815" calcext:value-type="float">
            <text:p>2,0204815</text:p>
          </table:table-cell>
          <table:table-cell table:formula="of:=([.D291]-[.E291])^2" office:value-type="float" office:value="0.81745666251561" calcext:value-type="float">
            <text:p>0,817456662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390426" calcext:value-type="float">
            <text:p>0,390426</text:p>
          </table:table-cell>
          <table:table-cell table:formula="of:=([.B292]*[.$B$297])-([.B292]*[.$B$296])+[.$B$296]" office:value-type="float" office:value="2.7676927" calcext:value-type="float">
            <text:p>2,7676927</text:p>
          </table:table-cell>
          <table:table-cell table:formula="of:=([.C292]*[.$B$297])-([.C292]*[.$B$296])+[.$B$296]" office:value-type="float" office:value="2.0911726" calcext:value-type="float">
            <text:p>2,0911726</text:p>
          </table:table-cell>
          <table:table-cell table:formula="of:=([.D292]-[.E292])^2" office:value-type="float" office:value="0.45767944570401" calcext:value-type="float">
            <text:p>0,457679445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409572" calcext:value-type="float">
            <text:p>0,409572</text:p>
          </table:table-cell>
          <table:table-cell table:formula="of:=([.B293]*[.$B$297])-([.B293]*[.$B$296])+[.$B$296]" office:value-type="float" office:value="2.8069219" calcext:value-type="float">
            <text:p>2,8069219</text:p>
          </table:table-cell>
          <table:table-cell table:formula="of:=([.C293]*[.$B$297])-([.C293]*[.$B$296])+[.$B$296]" office:value-type="float" office:value="2.1888172" calcext:value-type="float">
            <text:p>2,1888172</text:p>
          </table:table-cell>
          <table:table-cell table:formula="of:=([.D293]-[.E293])^2" office:value-type="float" office:value="0.382053420162089" calcext:value-type="float">
            <text:p>0,38205342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422464" calcext:value-type="float">
            <text:p>0,422464</text:p>
          </table:table-cell>
          <table:table-cell table:formula="of:=([.B294]*[.$B$297])-([.B294]*[.$B$296])+[.$B$296]" office:value-type="float" office:value="3.9053854" calcext:value-type="float">
            <text:p>3,9053854</text:p>
          </table:table-cell>
          <table:table-cell table:formula="of:=([.C294]*[.$B$297])-([.C294]*[.$B$296])+[.$B$296]" office:value-type="float" office:value="2.2545664" calcext:value-type="float">
            <text:p>2,2545664</text:p>
          </table:table-cell>
          <table:table-cell table:formula="of:=([.D294]-[.E294])^2" office:value-type="float" office:value="2.725203370761" calcext:value-type="float">
            <text:p>2,725203370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391026" calcext:value-type="float">
            <text:p>0,391026</text:p>
          </table:table-cell>
          <table:table-cell table:formula="of:=([.B295]*[.$B$297])-([.B295]*[.$B$296])+[.$B$296]" office:value-type="float" office:value="4.5723073" calcext:value-type="float">
            <text:p>4,5723073</text:p>
          </table:table-cell>
          <table:table-cell table:formula="of:=([.C295]*[.$B$297])-([.C295]*[.$B$296])+[.$B$296]" office:value-type="float" office:value="2.0942326" calcext:value-type="float">
            <text:p>2,0942326</text:p>
          </table:table-cell>
          <table:table-cell table:formula="of:=([.D295]-[.E295])^2" office:value-type="float" office:value="6.14085421878009" calcext:value-type="float">
            <text:p>6,140854218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Default" table:number-columns-repeated="2"/>
          <table:table-cell table:formula="of:=SQRT(AVERAGE([.F2:.F295]))" office:value-type="float" office:value="1.45242661289614" calcext:value-type="float">
            <text:p>1,4524266129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2" calcext:value-type="float">
            <text:p>5,2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5:20:29.7745499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2T15:21:16.863693935</dc:date>
    <meta:editing-duration>PT34M53S</meta:editing-duration>
    <meta:editing-cycles>10</meta:editing-cycles>
    <meta:document-statistic meta:table-count="1" meta:cell-count="17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96cm" svg:y="0.316cm" chart:style-name="ch2">
          <text:p>Wind speed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5" chart:data-source-has-labels="row" svg:x="1.331cm" svg:y="1.275cm" svg:width="11.126cm" svg:height="6.564cm">
          <chartooo:coordinate-region svg:x="1.767cm" svg:y="1.396cm" svg:width="10.69cm" svg:height="5.441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5">
            <chart:title svg:x="0.451cm" svg:y="5.487cm" chart:style-name="ch7">
              <text:p>Speed (m/s)</text:p>
            </chart:title>
            <chart:grid chart:style-name="ch8" chart:class="major"/>
          </chart:axis>
          <chart:series chart:style-name="ch9" chart:values-cell-range-address="data_out_training.D2:data_out_training.D295" chart:label-cell-address="data_out_training.D1:data_out_training.D1" chart:class="chart:line">
            <chart:data-point chart:repeated="294"/>
          </chart:series>
          <chart:series chart:style-name="ch10" chart:values-cell-range-address="data_out_training.E2:data_out_training.E295" chart:label-cell-address="data_out_training.E1:data_out_training.E1" chart:class="chart:line">
            <chart:data-point chart:repeated="29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2969219">
                <text:p>2.2969219</text:p>
                <draw:g>
                  <svg:desc>data_out_training.D2:data_out_training.D295</svg:desc>
                </draw:g>
              </table:table-cell>
              <table:table-cell office:value-type="float" office:value="2.0450533">
                <text:p>2.0450533</text:p>
                <draw:g>
                  <svg:desc>data_out_training.E2:data_out_training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284635">
                <text:p>2.7284635</text:p>
              </table:table-cell>
              <table:table-cell office:value-type="float" office:value="2.0588131">
                <text:p>2.0588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384635">
                <text:p>3.2384635</text:p>
              </table:table-cell>
              <table:table-cell office:value-type="float" office:value="2.1950137">
                <text:p>2.1950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661562">
                <text:p>3.8661562</text:p>
              </table:table-cell>
              <table:table-cell office:value-type="float" office:value="2.122966">
                <text:p>2.122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8">
                <text:p>4.18</text:p>
              </table:table-cell>
              <table:table-cell office:value-type="float" office:value="1.8152932">
                <text:p>1.8152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407708">
                <text:p>4.1407708</text:p>
              </table:table-cell>
              <table:table-cell office:value-type="float" office:value="1.5444118">
                <text:p>1.544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584635">
                <text:p>4.2584635</text:p>
              </table:table-cell>
              <table:table-cell office:value-type="float" office:value="1.527796">
                <text:p>1.5277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192292">
                <text:p>4.2192292</text:p>
              </table:table-cell>
              <table:table-cell office:value-type="float" office:value="1.5967123">
                <text:p>1.5967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546146">
                <text:p>4.4546146</text:p>
              </table:table-cell>
              <table:table-cell office:value-type="float" office:value="1.4556157">
                <text:p>1.4556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915365">
                <text:p>3.5915365</text:p>
              </table:table-cell>
              <table:table-cell office:value-type="float" office:value="1.3916617">
                <text:p>1.3916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169219">
                <text:p>3.3169219</text:p>
              </table:table-cell>
              <table:table-cell office:value-type="float" office:value="1.2832561">
                <text:p>1.28325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853854">
                <text:p>2.8853854</text:p>
              </table:table-cell>
              <table:table-cell office:value-type="float" office:value="1.0273177">
                <text:p>1.0273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5715365">
                <text:p>2.5715365</text:p>
              </table:table-cell>
              <table:table-cell office:value-type="float" office:value="1.1881462">
                <text:p>1.1881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715365">
                <text:p>2.5715365</text:p>
              </table:table-cell>
              <table:table-cell office:value-type="float" office:value="1.1145889">
                <text:p>1.1145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">
                <text:p>2.65</text:p>
              </table:table-cell>
              <table:table-cell office:value-type="float" office:value="1.6097989">
                <text:p>1.6097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753854">
                <text:p>2.3753854</text:p>
              </table:table-cell>
              <table:table-cell office:value-type="float" office:value="1.9077868">
                <text:p>1.9077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214752">
                <text:p>1.92147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146146">
                <text:p>2.4146146</text:p>
              </table:table-cell>
              <table:table-cell office:value-type="float" office:value="1.7379313">
                <text:p>1.7379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084635">
                <text:p>1.7084635</text:p>
              </table:table-cell>
              <table:table-cell office:value-type="float" office:value="1.9971184">
                <text:p>1.99711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3">
                <text:p>1.63</text:p>
              </table:table-cell>
              <table:table-cell office:value-type="float" office:value="1.6705297">
                <text:p>1.6705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415365">
                <text:p>1.0415365</text:p>
              </table:table-cell>
              <table:table-cell office:value-type="float" office:value="1.5772201">
                <text:p>1.57722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592292">
                <text:p>1.1592292</text:p>
              </table:table-cell>
              <table:table-cell office:value-type="float" office:value="1.362862">
                <text:p>1.3628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553854">
                <text:p>1.3553854</text:p>
              </table:table-cell>
              <table:table-cell office:value-type="float" office:value="1.2873361">
                <text:p>1.28733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161562">
                <text:p>1.3161562</text:p>
              </table:table-cell>
              <table:table-cell office:value-type="float" office:value="1.4422129">
                <text:p>1.4422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123073">
                <text:p>1.5123073</text:p>
              </table:table-cell>
              <table:table-cell office:value-type="float" office:value="1.4500465">
                <text:p>1.4500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1.6200907">
                <text:p>1.6200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930781">
                <text:p>2.4930781</text:p>
              </table:table-cell>
              <table:table-cell office:value-type="float" office:value="1.8057001">
                <text:p>1.8057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423073">
                <text:p>3.0423073</text:p>
              </table:table-cell>
              <table:table-cell office:value-type="float" office:value="2.1049018">
                <text:p>2.1049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815365">
                <text:p>3.0815365</text:p>
              </table:table-cell>
              <table:table-cell office:value-type="float" office:value="2.2441012">
                <text:p>2.2441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423073">
                <text:p>3.0423073</text:p>
              </table:table-cell>
              <table:table-cell office:value-type="float" office:value="2.1553408">
                <text:p>2.15534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346146">
                <text:p>3.4346146</text:p>
              </table:table-cell>
              <table:table-cell office:value-type="float" office:value="2.1685243">
                <text:p>2.16852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092292">
                <text:p>3.7092292</text:p>
              </table:table-cell>
              <table:table-cell office:value-type="float" office:value="2.1505315">
                <text:p>2.1505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4153854">
                <text:p>4.4153854</text:p>
              </table:table-cell>
              <table:table-cell office:value-type="float" office:value="1.7946331">
                <text:p>1.79463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484635">
                <text:p>3.7484635</text:p>
              </table:table-cell>
              <table:table-cell office:value-type="float" office:value="1.5326053">
                <text:p>1.5326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992292">
                <text:p>3.1992292</text:p>
              </table:table-cell>
              <table:table-cell office:value-type="float" office:value="1.4438143">
                <text:p>1.4438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30781">
                <text:p>3.0030781</text:p>
              </table:table-cell>
              <table:table-cell office:value-type="float" office:value="1.3509943">
                <text:p>1.3509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930781">
                <text:p>2.4930781</text:p>
              </table:table-cell>
              <table:table-cell office:value-type="float" office:value="1.3689718">
                <text:p>1.3689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146146">
                <text:p>2.4146146</text:p>
              </table:table-cell>
              <table:table-cell office:value-type="float" office:value="1.1323216">
                <text:p>1.1323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753854">
                <text:p>2.3753854</text:p>
              </table:table-cell>
              <table:table-cell office:value-type="float" office:value="1.4193547">
                <text:p>1.41935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146146">
                <text:p>2.4146146</text:p>
              </table:table-cell>
              <table:table-cell office:value-type="float" office:value="1.7857846">
                <text:p>1.7857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296301">
                <text:p>1.92963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361562">
                <text:p>2.3361562</text:p>
              </table:table-cell>
              <table:table-cell office:value-type="float" office:value="1.9718581">
                <text:p>1.97185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361562">
                <text:p>2.3361562</text:p>
              </table:table-cell>
              <table:table-cell office:value-type="float" office:value="2.0010709">
                <text:p>2.00107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576927">
                <text:p>2.2576927</text:p>
              </table:table-cell>
              <table:table-cell office:value-type="float" office:value="2.0389588">
                <text:p>2.0389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184635">
                <text:p>2.2184635</text:p>
              </table:table-cell>
              <table:table-cell office:value-type="float" office:value="1.9977049">
                <text:p>1.99770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869219">
                <text:p>1.7869219</text:p>
              </table:table-cell>
              <table:table-cell office:value-type="float" office:value="1.9843633">
                <text:p>1.9843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223073">
                <text:p>2.0223073</text:p>
              </table:table-cell>
              <table:table-cell office:value-type="float" office:value="1.704052">
                <text:p>1.7040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336124">
                <text:p>1.8336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653854">
                <text:p>1.8653854</text:p>
              </table:table-cell>
              <table:table-cell office:value-type="float" office:value="1.86001">
                <text:p>1.86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7476927">
                <text:p>1.7476927</text:p>
              </table:table-cell>
              <table:table-cell office:value-type="float" office:value="1.8254422">
                <text:p>1.8254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653854">
                <text:p>1.8653854</text:p>
              </table:table-cell>
              <table:table-cell office:value-type="float" office:value="1.8108766">
                <text:p>1.8108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261562">
                <text:p>1.8261562</text:p>
              </table:table-cell>
              <table:table-cell office:value-type="float" office:value="1.8372487">
                <text:p>1.8372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930781">
                <text:p>2.4930781</text:p>
              </table:table-cell>
              <table:table-cell office:value-type="float" office:value="1.8267325">
                <text:p>1.8267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2776927">
                <text:p>3.2776927</text:p>
              </table:table-cell>
              <table:table-cell office:value-type="float" office:value="2.0109802">
                <text:p>2.0109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915365">
                <text:p>3.5915365</text:p>
              </table:table-cell>
              <table:table-cell office:value-type="float" office:value="2.0650453">
                <text:p>2.0650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7484635">
                <text:p>3.7484635</text:p>
              </table:table-cell>
              <table:table-cell office:value-type="float" office:value="1.8537574">
                <text:p>1.85375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18">
                <text:p>4.18</text:p>
              </table:table-cell>
              <table:table-cell office:value-type="float" office:value="1.8875398">
                <text:p>1.88753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876927">
                <text:p>3.7876927</text:p>
              </table:table-cell>
              <table:table-cell office:value-type="float" office:value="1.7593564">
                <text:p>1.75935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230781">
                <text:p>4.0230781</text:p>
              </table:table-cell>
              <table:table-cell office:value-type="float" office:value="1.5433153">
                <text:p>1.5433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9053854">
                <text:p>3.9053854</text:p>
              </table:table-cell>
              <table:table-cell office:value-type="float" office:value="1.6514659">
                <text:p>1.65146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053854">
                <text:p>3.9053854</text:p>
              </table:table-cell>
              <table:table-cell office:value-type="float" office:value="1.5804994">
                <text:p>1.5804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307708">
                <text:p>3.6307708</text:p>
              </table:table-cell>
              <table:table-cell office:value-type="float" office:value="1.4706352">
                <text:p>1.4706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8069219">
                <text:p>2.8069219</text:p>
              </table:table-cell>
              <table:table-cell office:value-type="float" office:value="1.55605">
                <text:p>1.556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007708">
                <text:p>2.1007708</text:p>
              </table:table-cell>
              <table:table-cell office:value-type="float" office:value="1.1388037">
                <text:p>1.13880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830781">
                <text:p>1.9830781</text:p>
              </table:table-cell>
              <table:table-cell office:value-type="float" office:value="1.2604132">
                <text:p>1.2604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3753854">
                <text:p>2.3753854</text:p>
              </table:table-cell>
              <table:table-cell office:value-type="float" office:value="1.3181656">
                <text:p>1.3181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184635">
                <text:p>2.2184635</text:p>
              </table:table-cell>
              <table:table-cell office:value-type="float" office:value="1.7813782">
                <text:p>1.7813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184635">
                <text:p>2.2184635</text:p>
              </table:table-cell>
              <table:table-cell office:value-type="float" office:value="2.0048398">
                <text:p>2.00483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15365">
                <text:p>2.0615365</text:p>
              </table:table-cell>
              <table:table-cell office:value-type="float" office:value="2.0228428">
                <text:p>2.0228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046146">
                <text:p>1.9046146</text:p>
              </table:table-cell>
              <table:table-cell office:value-type="float" office:value="1.9569457">
                <text:p>1.95694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815108">
                <text:p>1.7815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509771">
                <text:p>1.75097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692292">
                <text:p>1.6692292</text:p>
              </table:table-cell>
              <table:table-cell office:value-type="float" office:value="1.7752072">
                <text:p>1.77520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61562">
                <text:p>1.8261562</text:p>
              </table:table-cell>
              <table:table-cell office:value-type="float" office:value="1.7388646">
                <text:p>1.7388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09826">
                <text:p>1.8098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502486">
                <text:p>1.85024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007708">
                <text:p>2.1007708</text:p>
              </table:table-cell>
              <table:table-cell office:value-type="float" office:value="2.0772445">
                <text:p>2.0772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084635">
                <text:p>1.7084635</text:p>
              </table:table-cell>
              <table:table-cell office:value-type="float" office:value="2.0828545">
                <text:p>2.0828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869219">
                <text:p>1.7869219</text:p>
              </table:table-cell>
              <table:table-cell office:value-type="float" office:value="1.7160523">
                <text:p>1.71605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715365">
                <text:p>2.5715365</text:p>
              </table:table-cell>
              <table:table-cell office:value-type="float" office:value="1.6914652">
                <text:p>1.6914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5">
                <text:p>2.65</text:p>
              </table:table-cell>
              <table:table-cell office:value-type="float" office:value="1.9492753">
                <text:p>1.9492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3169219">
                <text:p>3.3169219</text:p>
              </table:table-cell>
              <table:table-cell office:value-type="float" office:value="2.0916112">
                <text:p>2.09161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561562">
                <text:p>3.3561562</text:p>
              </table:table-cell>
              <table:table-cell office:value-type="float" office:value="2.260972">
                <text:p>2.260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638438">
                <text:p>2.9638438</text:p>
              </table:table-cell>
              <table:table-cell office:value-type="float" office:value="2.0011882">
                <text:p>2.00118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0815365">
                <text:p>3.0815365</text:p>
              </table:table-cell>
              <table:table-cell office:value-type="float" office:value="1.9812523">
                <text:p>1.98125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6107708">
                <text:p>2.6107708</text:p>
              </table:table-cell>
              <table:table-cell office:value-type="float" office:value="2.0092921">
                <text:p>2.00929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3361562">
                <text:p>2.3361562</text:p>
              </table:table-cell>
              <table:table-cell office:value-type="float" office:value="1.7268847">
                <text:p>1.72688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830781">
                <text:p>1.9830781</text:p>
              </table:table-cell>
              <table:table-cell office:value-type="float" office:value="1.4846041">
                <text:p>1.48460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23073">
                <text:p>2.0223073</text:p>
              </table:table-cell>
              <table:table-cell office:value-type="float" office:value="1.5706411">
                <text:p>1.57064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223073">
                <text:p>2.0223073</text:p>
              </table:table-cell>
              <table:table-cell office:value-type="float" office:value="1.6312648">
                <text:p>1.63126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223073">
                <text:p>2.0223073</text:p>
              </table:table-cell>
              <table:table-cell office:value-type="float" office:value="1.8546142">
                <text:p>1.8546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990046">
                <text:p>1.89900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7869219">
                <text:p>1.7869219</text:p>
              </table:table-cell>
              <table:table-cell office:value-type="float" office:value="1.8838168">
                <text:p>1.88381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7869219">
                <text:p>1.7869219</text:p>
              </table:table-cell>
              <table:table-cell office:value-type="float" office:value="1.8005134">
                <text:p>1.80051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3">
                <text:p>1.63</text:p>
              </table:table-cell>
              <table:table-cell office:value-type="float" office:value="1.8003196">
                <text:p>1.8003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">
                <text:p>2.14</text:p>
              </table:table-cell>
              <table:table-cell office:value-type="float" office:value="1.7188318">
                <text:p>1.7188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692292">
                <text:p>1.6692292</text:p>
              </table:table-cell>
              <table:table-cell office:value-type="float" office:value="1.884898">
                <text:p>1.8848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23073">
                <text:p>1.5123073</text:p>
              </table:table-cell>
              <table:table-cell office:value-type="float" office:value="1.7958418">
                <text:p>1.79584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907708">
                <text:p>1.5907708</text:p>
              </table:table-cell>
              <table:table-cell office:value-type="float" office:value="1.6124254">
                <text:p>1.61242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930781">
                <text:p>2.4930781</text:p>
              </table:table-cell>
              <table:table-cell office:value-type="float" office:value="1.6077589">
                <text:p>1.60775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817462">
                <text:p>1.8817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7869219">
                <text:p>1.7869219</text:p>
              </table:table-cell>
              <table:table-cell office:value-type="float" office:value="2.0336548">
                <text:p>2.03365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676927">
                <text:p>2.7676927</text:p>
              </table:table-cell>
              <table:table-cell office:value-type="float" office:value="1.843537">
                <text:p>1.8435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030781">
                <text:p>3.0030781</text:p>
              </table:table-cell>
              <table:table-cell office:value-type="float" office:value="2.2046731">
                <text:p>2.20467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992292">
                <text:p>3.1992292</text:p>
              </table:table-cell>
              <table:table-cell office:value-type="float" office:value="1.9563388">
                <text:p>1.9563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346146">
                <text:p>3.4346146</text:p>
              </table:table-cell>
              <table:table-cell office:value-type="float" office:value="2.0955535">
                <text:p>2.09555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5715365">
                <text:p>2.5715365</text:p>
              </table:table-cell>
              <table:table-cell office:value-type="float" office:value="2.1804073">
                <text:p>2.18040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892292">
                <text:p>2.6892292</text:p>
              </table:table-cell>
              <table:table-cell office:value-type="float" office:value="1.8395386">
                <text:p>1.83953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4930781">
                <text:p>2.4930781</text:p>
              </table:table-cell>
              <table:table-cell office:value-type="float" office:value="1.6485844">
                <text:p>1.6485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0615365">
                <text:p>2.0615365</text:p>
              </table:table-cell>
              <table:table-cell office:value-type="float" office:value="1.8148393">
                <text:p>1.81483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61562">
                <text:p>1.8261562</text:p>
              </table:table-cell>
              <table:table-cell office:value-type="float" office:value="1.4792236">
                <text:p>1.47922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5715365">
                <text:p>2.5715365</text:p>
              </table:table-cell>
              <table:table-cell office:value-type="float" office:value="1.6237117">
                <text:p>1.6237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3753854">
                <text:p>2.3753854</text:p>
              </table:table-cell>
              <table:table-cell office:value-type="float" office:value="2.0359447">
                <text:p>2.0359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576927">
                <text:p>2.2576927</text:p>
              </table:table-cell>
              <table:table-cell office:value-type="float" office:value="2.0704768">
                <text:p>2.07047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3361562">
                <text:p>2.3361562</text:p>
              </table:table-cell>
              <table:table-cell office:value-type="float" office:value="2.0708899">
                <text:p>2.07088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5715365">
                <text:p>2.5715365</text:p>
              </table:table-cell>
              <table:table-cell office:value-type="float" office:value="2.1059779">
                <text:p>2.10597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576927">
                <text:p>2.2576927</text:p>
              </table:table-cell>
              <table:table-cell office:value-type="float" office:value="2.0980627">
                <text:p>2.0980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61562">
                <text:p>2.3361562</text:p>
              </table:table-cell>
              <table:table-cell office:value-type="float" office:value="2.0482153">
                <text:p>2.0482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0615365">
                <text:p>2.0615365</text:p>
              </table:table-cell>
              <table:table-cell office:value-type="float" office:value="1.9971133">
                <text:p>1.99711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830781">
                <text:p>1.9830781</text:p>
              </table:table-cell>
              <table:table-cell office:value-type="float" office:value="1.8871216">
                <text:p>1.88712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561587">
                <text:p>1.75615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9438438">
                <text:p>1.9438438</text:p>
              </table:table-cell>
              <table:table-cell office:value-type="float" office:value="1.7989885">
                <text:p>1.79898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7084635">
                <text:p>1.7084635</text:p>
              </table:table-cell>
              <table:table-cell office:value-type="float" office:value="1.8474079">
                <text:p>1.84740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7712751">
                <text:p>1.77127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3561562">
                <text:p>3.3561562</text:p>
              </table:table-cell>
              <table:table-cell office:value-type="float" office:value="1.9974907">
                <text:p>1.99749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5130781">
                <text:p>3.5130781</text:p>
              </table:table-cell>
              <table:table-cell office:value-type="float" office:value="1.9864339">
                <text:p>1.986433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838438">
                <text:p>3.9838438</text:p>
              </table:table-cell>
              <table:table-cell office:value-type="float" office:value="1.8243406">
                <text:p>1.82434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192292">
                <text:p>4.2192292</text:p>
              </table:table-cell>
              <table:table-cell office:value-type="float" office:value="1.9261009">
                <text:p>1.92610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230781">
                <text:p>4.0230781</text:p>
              </table:table-cell>
              <table:table-cell office:value-type="float" office:value="1.5863542">
                <text:p>1.58635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8">
                <text:p>4.18</text:p>
              </table:table-cell>
              <table:table-cell office:value-type="float" office:value="1.4928049">
                <text:p>1.4928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153854">
                <text:p>4.4153854</text:p>
              </table:table-cell>
              <table:table-cell office:value-type="float" office:value="1.6135525">
                <text:p>1.61355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0230781">
                <text:p>4.0230781</text:p>
              </table:table-cell>
              <table:table-cell office:value-type="float" office:value="1.4474608">
                <text:p>1.4474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7484635">
                <text:p>3.7484635</text:p>
              </table:table-cell>
              <table:table-cell office:value-type="float" office:value="1.3151923">
                <text:p>1.315192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815365">
                <text:p>3.0815365</text:p>
              </table:table-cell>
              <table:table-cell office:value-type="float" office:value="1.3315072">
                <text:p>1.33150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5">
                <text:p>2.65</text:p>
              </table:table-cell>
              <table:table-cell office:value-type="float" office:value="1.1086117">
                <text:p>1.10861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738438">
                <text:p>3.4738438</text:p>
              </table:table-cell>
              <table:table-cell office:value-type="float" office:value="1.0299442">
                <text:p>1.0299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4538438">
                <text:p>2.4538438</text:p>
              </table:table-cell>
              <table:table-cell office:value-type="float" office:value="1.8455056">
                <text:p>1.84550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753854">
                <text:p>2.3753854</text:p>
              </table:table-cell>
              <table:table-cell office:value-type="float" office:value="1.7092642">
                <text:p>1.7092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661562">
                <text:p>3.8661562</text:p>
              </table:table-cell>
              <table:table-cell office:value-type="float" office:value="1.4957119">
                <text:p>1.49571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753854">
                <text:p>2.3753854</text:p>
              </table:table-cell>
              <table:table-cell office:value-type="float" office:value="2.2416124">
                <text:p>2.2416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753854">
                <text:p>2.3753854</text:p>
              </table:table-cell>
              <table:table-cell office:value-type="float" office:value="1.6523584">
                <text:p>1.65235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184635">
                <text:p>2.2184635</text:p>
              </table:table-cell>
              <table:table-cell office:value-type="float" office:value="1.7116867">
                <text:p>1.7116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2584635">
                <text:p>4.2584635</text:p>
              </table:table-cell>
              <table:table-cell office:value-type="float" office:value="1.8054706">
                <text:p>1.80547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007708">
                <text:p>2.1007708</text:p>
              </table:table-cell>
              <table:table-cell office:value-type="float" office:value="1.7396347">
                <text:p>1.73963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2384635">
                <text:p>3.2384635</text:p>
              </table:table-cell>
              <table:table-cell office:value-type="float" office:value="1.5156733">
                <text:p>1.5156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1007708">
                <text:p>2.1007708</text:p>
              </table:table-cell>
              <table:table-cell office:value-type="float" office:value="1.783969">
                <text:p>1.7839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9830781">
                <text:p>1.9830781</text:p>
              </table:table-cell>
              <table:table-cell office:value-type="float" office:value="1.9123717">
                <text:p>1.9123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407708">
                <text:p>4.1407708</text:p>
              </table:table-cell>
              <table:table-cell office:value-type="float" office:value="1.0502779">
                <text:p>1.05027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0223073">
                <text:p>2.0223073</text:p>
              </table:table-cell>
              <table:table-cell office:value-type="float" office:value="2.1604306">
                <text:p>2.16043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2192292">
                <text:p>4.2192292</text:p>
              </table:table-cell>
              <table:table-cell office:value-type="float" office:value="1.5657859">
                <text:p>1.5657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615365">
                <text:p>2.0615365</text:p>
              </table:table-cell>
              <table:table-cell office:value-type="float" office:value="2.3369875">
                <text:p>2.3369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3761562">
                <text:p>4.3761562</text:p>
              </table:table-cell>
              <table:table-cell office:value-type="float" office:value="1.7161747">
                <text:p>1.71617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853854">
                <text:p>2.8853854</text:p>
              </table:table-cell>
              <table:table-cell office:value-type="float" office:value="1.6798015">
                <text:p>1.6798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4149279">
                <text:p>1.41492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930781">
                <text:p>2.4930781</text:p>
              </table:table-cell>
              <table:table-cell office:value-type="float" office:value="0.8882152">
                <text:p>0.88821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407708">
                <text:p>4.1407708</text:p>
              </table:table-cell>
              <table:table-cell office:value-type="float" office:value="1.8241876">
                <text:p>1.824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67">
                <text:p>3.67</text:p>
              </table:table-cell>
              <table:table-cell office:value-type="float" office:value="1.6978912">
                <text:p>1.6978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030781">
                <text:p>3.0030781</text:p>
              </table:table-cell>
              <table:table-cell office:value-type="float" office:value="1.2526153">
                <text:p>1.25261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5">
                <text:p>2.65</text:p>
              </table:table-cell>
              <table:table-cell office:value-type="float" office:value="1.8221119">
                <text:p>1.82211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930781">
                <text:p>2.4930781</text:p>
              </table:table-cell>
              <table:table-cell office:value-type="float" office:value="1.698748">
                <text:p>1.6987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323073">
                <text:p>2.5323073</text:p>
              </table:table-cell>
              <table:table-cell office:value-type="float" office:value="1.3143814">
                <text:p>1.31438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4146146">
                <text:p>2.4146146</text:p>
              </table:table-cell>
              <table:table-cell office:value-type="float" office:value="1.69222">
                <text:p>1.69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3753854">
                <text:p>2.3753854</text:p>
              </table:table-cell>
              <table:table-cell office:value-type="float" office:value="1.9115812">
                <text:p>1.91158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323073">
                <text:p>2.5323073</text:p>
              </table:table-cell>
              <table:table-cell office:value-type="float" office:value="1.9545487">
                <text:p>1.95454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146146">
                <text:p>2.4146146</text:p>
              </table:table-cell>
              <table:table-cell office:value-type="float" office:value="2.0811766">
                <text:p>2.08117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2576927">
                <text:p>2.2576927</text:p>
              </table:table-cell>
              <table:table-cell office:value-type="float" office:value="2.0595985">
                <text:p>2.05959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462816">
                <text:p>1.94628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9830781">
                <text:p>1.9830781</text:p>
              </table:table-cell>
              <table:table-cell office:value-type="float" office:value="1.9066036">
                <text:p>1.9066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9830781">
                <text:p>1.9830781</text:p>
              </table:table-cell>
              <table:table-cell office:value-type="float" office:value="1.7901349">
                <text:p>1.79013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263398">
                <text:p>1.82633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14">
                <text:p>2.14</text:p>
              </table:table-cell>
              <table:table-cell office:value-type="float" office:value="1.8458065">
                <text:p>1.84580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676927">
                <text:p>2.7676927</text:p>
              </table:table-cell>
              <table:table-cell office:value-type="float" office:value="1.9452973">
                <text:p>1.9452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3169219">
                <text:p>3.3169219</text:p>
              </table:table-cell>
              <table:table-cell office:value-type="float" office:value="2.1280099">
                <text:p>2.128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7876927">
                <text:p>3.7876927</text:p>
              </table:table-cell>
              <table:table-cell office:value-type="float" office:value="2.0528053">
                <text:p>2.0528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4938438">
                <text:p>4.4938438</text:p>
              </table:table-cell>
              <table:table-cell office:value-type="float" office:value="1.8641206">
                <text:p>1.8641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4938438">
                <text:p>4.4938438</text:p>
              </table:table-cell>
              <table:table-cell office:value-type="float" office:value="1.5583756">
                <text:p>1.55837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330781">
                <text:p>4.5330781</text:p>
              </table:table-cell>
              <table:table-cell office:value-type="float" office:value="1.2463576">
                <text:p>1.24635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153854">
                <text:p>4.4153854</text:p>
              </table:table-cell>
              <table:table-cell office:value-type="float" office:value="1.3943137">
                <text:p>1.39431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5330781">
                <text:p>4.5330781</text:p>
              </table:table-cell>
              <table:table-cell office:value-type="float" office:value="1.3982509">
                <text:p>1.39825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015365">
                <text:p>4.1015365</text:p>
              </table:table-cell>
              <table:table-cell office:value-type="float" office:value="1.2726532">
                <text:p>1.2726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661562">
                <text:p>3.8661562</text:p>
              </table:table-cell>
              <table:table-cell office:value-type="float" office:value="1.2054505">
                <text:p>1.20545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815365">
                <text:p>3.0815365</text:p>
              </table:table-cell>
              <table:table-cell office:value-type="float" office:value="1.1128855">
                <text:p>1.11288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892292">
                <text:p>2.6892292</text:p>
              </table:table-cell>
              <table:table-cell office:value-type="float" office:value="0.9820705">
                <text:p>0.98207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5715365">
                <text:p>2.5715365</text:p>
              </table:table-cell>
              <table:table-cell office:value-type="float" office:value="0.9789289">
                <text:p>0.97892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2969219">
                <text:p>2.2969219</text:p>
              </table:table-cell>
              <table:table-cell office:value-type="float" office:value="1.3284013">
                <text:p>1.32840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4146146">
                <text:p>2.4146146</text:p>
              </table:table-cell>
              <table:table-cell office:value-type="float" office:value="1.4603944">
                <text:p>1.46039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4538438">
                <text:p>2.4538438</text:p>
              </table:table-cell>
              <table:table-cell office:value-type="float" office:value="1.8242692">
                <text:p>1.82426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2969219">
                <text:p>2.2969219</text:p>
              </table:table-cell>
              <table:table-cell office:value-type="float" office:value="2.0320942">
                <text:p>2.03209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9261">
                <text:p>1.992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722202">
                <text:p>1.97222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1792292">
                <text:p>2.1792292</text:p>
              </table:table-cell>
              <table:table-cell office:value-type="float" office:value="1.8868003">
                <text:p>1.8868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286203">
                <text:p>1.92862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615365">
                <text:p>2.0615365</text:p>
              </table:table-cell>
              <table:table-cell office:value-type="float" office:value="1.9817929">
                <text:p>1.98179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046146">
                <text:p>1.9046146</text:p>
              </table:table-cell>
              <table:table-cell office:value-type="float" office:value="1.9310377">
                <text:p>1.93103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046146">
                <text:p>1.9046146</text:p>
              </table:table-cell>
              <table:table-cell office:value-type="float" office:value="1.8441286">
                <text:p>1.84412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4538438">
                <text:p>2.4538438</text:p>
              </table:table-cell>
              <table:table-cell office:value-type="float" office:value="1.8384982">
                <text:p>1.8384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6892292">
                <text:p>2.6892292</text:p>
              </table:table-cell>
              <table:table-cell office:value-type="float" office:value="2.0093686">
                <text:p>2.0093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5915365">
                <text:p>3.5915365</text:p>
              </table:table-cell>
              <table:table-cell office:value-type="float" office:value="2.1326203">
                <text:p>2.13262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1015365">
                <text:p>4.1015365</text:p>
              </table:table-cell>
              <table:table-cell office:value-type="float" office:value="2.1299683">
                <text:p>2.12996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2584635">
                <text:p>4.2584635</text:p>
              </table:table-cell>
              <table:table-cell office:value-type="float" office:value="1.6142461">
                <text:p>1.61424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330781">
                <text:p>4.5330781</text:p>
              </table:table-cell>
              <table:table-cell office:value-type="float" office:value="1.4494855">
                <text:p>1.44948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5330781">
                <text:p>4.5330781</text:p>
              </table:table-cell>
              <table:table-cell office:value-type="float" office:value="1.5059323">
                <text:p>1.50593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4546146">
                <text:p>4.4546146</text:p>
              </table:table-cell>
              <table:table-cell office:value-type="float" office:value="1.3363573">
                <text:p>1.33635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584635">
                <text:p>4.2584635</text:p>
              </table:table-cell>
              <table:table-cell office:value-type="float" office:value="1.305589">
                <text:p>1.3055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661562">
                <text:p>3.8661562</text:p>
              </table:table-cell>
              <table:table-cell office:value-type="float" office:value="1.292176">
                <text:p>1.2921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423073">
                <text:p>3.0423073</text:p>
              </table:table-cell>
              <table:table-cell office:value-type="float" office:value="1.1338108">
                <text:p>1.133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65">
                <text:p>2.65</text:p>
              </table:table-cell>
              <table:table-cell office:value-type="float" office:value="0.8830591">
                <text:p>0.88305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2969219">
                <text:p>2.2969219</text:p>
              </table:table-cell>
              <table:table-cell office:value-type="float" office:value="1.008055">
                <text:p>1.0080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3361562">
                <text:p>2.3361562</text:p>
              </table:table-cell>
              <table:table-cell office:value-type="float" office:value="1.1896252">
                <text:p>1.18962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3753854">
                <text:p>2.3753854</text:p>
              </table:table-cell>
              <table:table-cell office:value-type="float" office:value="1.4803354">
                <text:p>1.48033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969219">
                <text:p>2.2969219</text:p>
              </table:table-cell>
              <table:table-cell office:value-type="float" office:value="1.9113619">
                <text:p>1.91136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969219">
                <text:p>2.2969219</text:p>
              </table:table-cell>
              <table:table-cell office:value-type="float" office:value="1.9821754">
                <text:p>1.98217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4">
                <text:p>2.14</text:p>
              </table:table-cell>
              <table:table-cell office:value-type="float" office:value="2.0166157">
                <text:p>2.01661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9363825">
                <text:p>1.93638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1.9812013">
                <text:p>1.98120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007708">
                <text:p>2.1007708</text:p>
              </table:table-cell>
              <table:table-cell office:value-type="float" office:value="1.9695835">
                <text:p>1.96958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9438438">
                <text:p>1.9438438</text:p>
              </table:table-cell>
              <table:table-cell office:value-type="float" office:value="1.9249432">
                <text:p>1.92494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8261562">
                <text:p>1.8261562</text:p>
              </table:table-cell>
              <table:table-cell office:value-type="float" office:value="1.8700162">
                <text:p>1.87001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8653854">
                <text:p>1.8653854</text:p>
              </table:table-cell>
              <table:table-cell office:value-type="float" office:value="1.7725705">
                <text:p>1.7725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3361562">
                <text:p>2.3361562</text:p>
              </table:table-cell>
              <table:table-cell office:value-type="float" office:value="1.831093">
                <text:p>1.8310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815365">
                <text:p>3.0815365</text:p>
              </table:table-cell>
              <table:table-cell office:value-type="float" office:value="1.962571">
                <text:p>1.9625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8661562">
                <text:p>3.8661562</text:p>
              </table:table-cell>
              <table:table-cell office:value-type="float" office:value="2.1291778">
                <text:p>2.1291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4346146">
                <text:p>3.4346146</text:p>
              </table:table-cell>
              <table:table-cell office:value-type="float" office:value="1.8602038">
                <text:p>1.86020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2976927">
                <text:p>4.2976927</text:p>
              </table:table-cell>
              <table:table-cell office:value-type="float" office:value="1.7019151">
                <text:p>1.70191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2584635">
                <text:p>4.2584635</text:p>
              </table:table-cell>
              <table:table-cell office:value-type="float" office:value="1.9809667">
                <text:p>1.9809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330781">
                <text:p>4.5330781</text:p>
              </table:table-cell>
              <table:table-cell office:value-type="float" office:value="1.3701142">
                <text:p>1.37011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18">
                <text:p>4.18</text:p>
              </table:table-cell>
              <table:table-cell office:value-type="float" office:value="1.3249435">
                <text:p>1.32494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3369219">
                <text:p>4.3369219</text:p>
              </table:table-cell>
              <table:table-cell office:value-type="float" office:value="1.4495773">
                <text:p>1.44957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8661562">
                <text:p>3.8661562</text:p>
              </table:table-cell>
              <table:table-cell office:value-type="float" office:value="1.355875">
                <text:p>1.355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030781">
                <text:p>3.0030781</text:p>
              </table:table-cell>
              <table:table-cell office:value-type="float" office:value="1.3126474">
                <text:p>1.3126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5323073">
                <text:p>2.5323073</text:p>
              </table:table-cell>
              <table:table-cell office:value-type="float" office:value="0.8604712">
                <text:p>0.86047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284635">
                <text:p>2.7284635</text:p>
              </table:table-cell>
              <table:table-cell office:value-type="float" office:value="1.098019">
                <text:p>1.0980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6107708">
                <text:p>2.6107708</text:p>
              </table:table-cell>
              <table:table-cell office:value-type="float" office:value="1.355263">
                <text:p>1.3552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2576927">
                <text:p>2.2576927</text:p>
              </table:table-cell>
              <table:table-cell office:value-type="float" office:value="1.7617177">
                <text:p>1.76171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2576927">
                <text:p>2.2576927</text:p>
              </table:table-cell>
              <table:table-cell office:value-type="float" office:value="1.7518288">
                <text:p>1.75182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2969219">
                <text:p>2.2969219</text:p>
              </table:table-cell>
              <table:table-cell office:value-type="float" office:value="1.8458677">
                <text:p>1.84586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391518">
                <text:p>1.93915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5323073">
                <text:p>2.5323073</text:p>
              </table:table-cell>
              <table:table-cell office:value-type="float" office:value="1.9332307">
                <text:p>1.93323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9830781">
                <text:p>1.9830781</text:p>
              </table:table-cell>
              <table:table-cell office:value-type="float" office:value="2.1132505">
                <text:p>2.11325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9830781">
                <text:p>1.9830781</text:p>
              </table:table-cell>
              <table:table-cell office:value-type="float" office:value="1.9384582">
                <text:p>1.93845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9438438">
                <text:p>1.9438438</text:p>
              </table:table-cell>
              <table:table-cell office:value-type="float" office:value="1.7638903">
                <text:p>1.76389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476927">
                <text:p>1.7476927</text:p>
              </table:table-cell>
              <table:table-cell office:value-type="float" office:value="1.8646051">
                <text:p>1.86460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76927">
                <text:p>1.7476927</text:p>
              </table:table-cell>
              <table:table-cell office:value-type="float" office:value="1.7084788">
                <text:p>1.70847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438438">
                <text:p>1.9438438</text:p>
              </table:table-cell>
              <table:table-cell office:value-type="float" office:value="1.7717392">
                <text:p>1.77173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587605">
                <text:p>1.8587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3561562">
                <text:p>3.3561562</text:p>
              </table:table-cell>
              <table:table-cell office:value-type="float" office:value="2.0410804">
                <text:p>2.04108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9838438">
                <text:p>3.9838438</text:p>
              </table:table-cell>
              <table:table-cell office:value-type="float" office:value="2.0896579">
                <text:p>2.08965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407708">
                <text:p>4.1407708</text:p>
              </table:table-cell>
              <table:table-cell office:value-type="float" office:value="1.7480089">
                <text:p>1.74800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9446146">
                <text:p>3.9446146</text:p>
              </table:table-cell>
              <table:table-cell office:value-type="float" office:value="1.5374146">
                <text:p>1.5374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0623073">
                <text:p>4.0623073</text:p>
              </table:table-cell>
              <table:table-cell office:value-type="float" office:value="1.6717486">
                <text:p>1.6717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2192292">
                <text:p>4.2192292</text:p>
              </table:table-cell>
              <table:table-cell office:value-type="float" office:value="1.6824382">
                <text:p>1.68243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407708">
                <text:p>4.1407708</text:p>
              </table:table-cell>
              <table:table-cell office:value-type="float" office:value="1.5010261">
                <text:p>1.50102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230781">
                <text:p>4.0230781</text:p>
              </table:table-cell>
              <table:table-cell office:value-type="float" office:value="1.388056">
                <text:p>1.3880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269219">
                <text:p>3.8269219</text:p>
              </table:table-cell>
              <table:table-cell office:value-type="float" office:value="1.4647753">
                <text:p>1.46477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815365">
                <text:p>3.0815365</text:p>
              </table:table-cell>
              <table:table-cell office:value-type="float" office:value="1.4363632">
                <text:p>1.43636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1007708">
                <text:p>2.1007708</text:p>
              </table:table-cell>
              <table:table-cell office:value-type="float" office:value="1.1276908">
                <text:p>1.12769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1792292">
                <text:p>2.1792292</text:p>
              </table:table-cell>
              <table:table-cell office:value-type="float" office:value="1.1600146">
                <text:p>1.16001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9246146">
                <text:p>2.9246146</text:p>
              </table:table-cell>
              <table:table-cell office:value-type="float" office:value="1.2727399">
                <text:p>1.27273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738438">
                <text:p>3.4738438</text:p>
              </table:table-cell>
              <table:table-cell office:value-type="float" office:value="1.9339396">
                <text:p>1.93393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2584635">
                <text:p>4.2584635</text:p>
              </table:table-cell>
              <table:table-cell office:value-type="float" office:value="1.7972749">
                <text:p>1.797274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4738438">
                <text:p>3.4738438</text:p>
              </table:table-cell>
              <table:table-cell office:value-type="float" office:value="1.6674034">
                <text:p>1.66740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5523073">
                <text:p>3.5523073</text:p>
              </table:table-cell>
              <table:table-cell office:value-type="float" office:value="1.578541">
                <text:p>1.5785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307708">
                <text:p>3.6307708</text:p>
              </table:table-cell>
              <table:table-cell office:value-type="float" office:value="1.7672461">
                <text:p>1.76724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69">
                <text:p>4.69</text:p>
              </table:table-cell>
              <table:table-cell office:value-type="float" office:value="1.8177616">
                <text:p>1.81776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7684635">
                <text:p>4.7684635</text:p>
              </table:table-cell>
              <table:table-cell office:value-type="float" office:value="1.3969096">
                <text:p>1.39690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153854">
                <text:p>4.4153854</text:p>
              </table:table-cell>
              <table:table-cell office:value-type="float" office:value="1.0012108">
                <text:p>1.00121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7092292">
                <text:p>3.7092292</text:p>
              </table:table-cell>
              <table:table-cell office:value-type="float" office:value="1.2655999">
                <text:p>1.26559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1992292">
                <text:p>3.1992292</text:p>
              </table:table-cell>
              <table:table-cell office:value-type="float" office:value="1.2564913">
                <text:p>1.25649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9246146">
                <text:p>2.9246146</text:p>
              </table:table-cell>
              <table:table-cell office:value-type="float" office:value="0.8244091">
                <text:p>0.8244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8461562">
                <text:p>2.8461562</text:p>
              </table:table-cell>
              <table:table-cell office:value-type="float" office:value="0.9657811">
                <text:p>0.96578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5323073">
                <text:p>2.5323073</text:p>
              </table:table-cell>
              <table:table-cell office:value-type="float" office:value="1.3242703">
                <text:p>1.32427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284635">
                <text:p>2.7284635</text:p>
              </table:table-cell>
              <table:table-cell office:value-type="float" office:value="1.5719977">
                <text:p>1.571997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4930781">
                <text:p>2.4930781</text:p>
              </table:table-cell>
              <table:table-cell office:value-type="float" office:value="1.8745603">
                <text:p>1.87456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4538438">
                <text:p>2.4538438</text:p>
              </table:table-cell>
              <table:table-cell office:value-type="float" office:value="1.9577209">
                <text:p>1.957720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4146146">
                <text:p>2.4146146</text:p>
              </table:table-cell>
              <table:table-cell office:value-type="float" office:value="1.8938536">
                <text:p>1.89385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4538438">
                <text:p>2.4538438</text:p>
              </table:table-cell>
              <table:table-cell office:value-type="float" office:value="1.9964197">
                <text:p>1.99641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3753854">
                <text:p>2.3753854</text:p>
              </table:table-cell>
              <table:table-cell office:value-type="float" office:value="2.0020603">
                <text:p>2.00206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2184635">
                <text:p>2.2184635</text:p>
              </table:table-cell>
              <table:table-cell office:value-type="float" office:value="2.0263006">
                <text:p>2.02630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2184635">
                <text:p>2.2184635</text:p>
              </table:table-cell>
              <table:table-cell office:value-type="float" office:value="1.92733">
                <text:p>1.927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284635">
                <text:p>2.7284635</text:p>
              </table:table-cell>
              <table:table-cell office:value-type="float" office:value="1.9349953">
                <text:p>1.93499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6107708">
                <text:p>2.6107708</text:p>
              </table:table-cell>
              <table:table-cell office:value-type="float" office:value="2.1374194">
                <text:p>2.13741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4930781">
                <text:p>2.4930781</text:p>
              </table:table-cell>
              <table:table-cell office:value-type="float" office:value="2.1332986">
                <text:p>2.13329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3361562">
                <text:p>2.3361562</text:p>
              </table:table-cell>
              <table:table-cell office:value-type="float" office:value="2.1137095">
                <text:p>2.11370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1792292">
                <text:p>2.1792292</text:p>
              </table:table-cell>
              <table:table-cell office:value-type="float" office:value="1.9877242">
                <text:p>1.98772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9438438">
                <text:p>1.9438438</text:p>
              </table:table-cell>
              <table:table-cell office:value-type="float" office:value="1.8013753">
                <text:p>1.80137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8261562">
                <text:p>1.8261562</text:p>
              </table:table-cell>
              <table:table-cell office:value-type="float" office:value="1.7159503">
                <text:p>1.71595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046146">
                <text:p>1.9046146</text:p>
              </table:table-cell>
              <table:table-cell office:value-type="float" office:value="1.6960348">
                <text:p>1.69603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8261562">
                <text:p>1.8261562</text:p>
              </table:table-cell>
              <table:table-cell office:value-type="float" office:value="1.8244477">
                <text:p>1.82444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323073">
                <text:p>2.5323073</text:p>
              </table:table-cell>
              <table:table-cell office:value-type="float" office:value="1.818088">
                <text:p>1.8180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246146">
                <text:p>2.9246146</text:p>
              </table:table-cell>
              <table:table-cell office:value-type="float" office:value="2.0204815">
                <text:p>2.02048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7676927">
                <text:p>2.7676927</text:p>
              </table:table-cell>
              <table:table-cell office:value-type="float" office:value="2.0911726">
                <text:p>2.09117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8069219">
                <text:p>2.8069219</text:p>
              </table:table-cell>
              <table:table-cell office:value-type="float" office:value="2.1888172">
                <text:p>2.18881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9053854">
                <text:p>3.9053854</text:p>
              </table:table-cell>
              <table:table-cell office:value-type="float" office:value="2.2545664">
                <text:p>2.25456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5723073">
                <text:p>4.5723073</text:p>
              </table:table-cell>
              <table:table-cell office:value-type="float" office:value="2.0942326">
                <text:p>2.0942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